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3" manifest:media-type="application/vnd.oasis.opendocument.graphics"/>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graphics"/>
  <manifest:file-entry manifest:full-path="Object 6/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graphics"/>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may-break-between-rows="false"/>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1f2ec0" officeooo:paragraph-rsid="001f2ec0"/>
    </style:style>
    <style:style style:name="P2" style:family="paragraph" style:parent-style-name="Text_20_body">
      <style:paragraph-properties fo:text-align="center" style:justify-single-word="false"/>
      <style:text-properties officeooo:rsid="001f2ec0" officeooo:paragraph-rsid="001f2ec0"/>
    </style:style>
    <style:style style:name="P3" style:family="paragraph" style:parent-style-name="Footnote">
      <style:text-properties officeooo:rsid="00204a48" officeooo:paragraph-rsid="00204a48"/>
    </style:style>
    <style:style style:name="P4" style:family="paragraph" style:parent-style-name="Text_20_body">
      <style:text-properties officeooo:rsid="001ff3eb" officeooo:paragraph-rsid="001ff3eb"/>
    </style:style>
    <style:style style:name="P5" style:family="paragraph" style:parent-style-name="Text_20_body">
      <style:text-properties officeooo:paragraph-rsid="001ff3eb"/>
    </style:style>
    <style:style style:name="P6" style:family="paragraph" style:parent-style-name="Figure">
      <style:paragraph-properties fo:text-align="center" style:justify-single-word="false"/>
    </style:style>
    <style:style style:name="P7" style:family="paragraph" style:parent-style-name="Text_20_body">
      <style:paragraph-properties fo:text-align="center" style:justify-single-word="false"/>
      <style:text-properties officeooo:paragraph-rsid="004c0586"/>
    </style:style>
    <style:style style:name="P8" style:family="paragraph" style:parent-style-name="Text_20_body">
      <style:text-properties officeooo:rsid="0032e164" officeooo:paragraph-rsid="0032e164"/>
    </style:style>
    <style:style style:name="P9" style:family="paragraph" style:parent-style-name="Text_20_body">
      <style:text-properties officeooo:rsid="0032e164" officeooo:paragraph-rsid="00337170"/>
    </style:style>
    <style:style style:name="P10" style:family="paragraph" style:parent-style-name="Text_20_body">
      <style:text-properties officeooo:rsid="0036ecaa" officeooo:paragraph-rsid="0036ecaa"/>
    </style:style>
    <style:style style:name="P11" style:family="paragraph" style:parent-style-name="Table" style:master-page-name="">
      <loext:graphic-properties draw:fill-gradient-name="gradient" draw:fill-hatch-name="hatch"/>
      <style:paragraph-properties fo:keep-together="auto" style:page-number="auto" fo:keep-with-next="always"/>
    </style:style>
    <style:style style:name="P12" style:family="paragraph" style:parent-style-name="Table_20_Contents">
      <loext:graphic-properties draw:fill-gradient-name="gradient" draw:fill-hatch-name="hatch"/>
      <style:paragraph-properties fo:keep-together="always" fo:keep-with-next="always"/>
      <style:text-properties officeooo:rsid="002e64fa" officeooo:paragraph-rsid="002e64fa"/>
    </style:style>
    <style:style style:name="P13" style:family="paragraph" style:parent-style-name="Table_20_Contents">
      <loext:graphic-properties draw:fill-gradient-name="gradient" draw:fill-hatch-name="hatch"/>
      <style:paragraph-properties fo:keep-together="always" fo:keep-with-next="always"/>
      <style:text-properties officeooo:rsid="002e68be" officeooo:paragraph-rsid="002e68be"/>
    </style:style>
    <style:style style:name="P14" style:family="paragraph" style:parent-style-name="Text_20_body">
      <style:paragraph-properties fo:margin-top="0in" fo:margin-bottom="0.1in" style:contextual-spacing="false"/>
      <style:text-properties officeooo:rsid="002e68be" officeooo:paragraph-rsid="002e68be"/>
    </style:style>
    <style:style style:name="P15" style:family="paragraph" style:parent-style-name="Table_20_Contents">
      <loext:graphic-properties draw:fill-gradient-name="gradient" draw:fill-hatch-name="hatch"/>
      <style:paragraph-properties fo:keep-together="always" fo:keep-with-next="always"/>
    </style:style>
    <style:style style:name="P16" style:family="paragraph" style:parent-style-name="Text_20_body">
      <style:paragraph-properties fo:margin-top="0in" fo:margin-bottom="0.1in" style:contextual-spacing="false"/>
      <style:text-properties officeooo:rsid="002c7577" officeooo:paragraph-rsid="002c7577"/>
    </style:style>
    <style:style style:name="P17" style:family="paragraph" style:parent-style-name="Text_20_body">
      <loext:graphic-properties draw:fill-gradient-name="gradient" draw:fill-hatch-name="hatch"/>
      <style:paragraph-properties fo:margin-top="0in" fo:margin-bottom="0.1in" style:contextual-spacing="false" fo:keep-together="always" fo:keep-with-next="auto"/>
      <style:text-properties officeooo:rsid="002c7577" officeooo:paragraph-rsid="002c7577"/>
    </style:style>
    <style:style style:name="P18" style:family="paragraph" style:parent-style-name="Text_20_body">
      <style:text-properties officeooo:rsid="0035767c" officeooo:paragraph-rsid="0036d7c7"/>
    </style:style>
    <style:style style:name="P19" style:family="paragraph" style:parent-style-name="Text_20_body">
      <style:text-properties officeooo:paragraph-rsid="003a4814"/>
    </style:style>
    <style:style style:name="P20" style:family="paragraph" style:parent-style-name="Text_20_body">
      <style:text-properties officeooo:rsid="0041d9d0" officeooo:paragraph-rsid="0041d9d0"/>
    </style:style>
    <style:style style:name="P21" style:family="paragraph" style:parent-style-name="Text_20_body">
      <style:text-properties officeooo:rsid="0041d9d0" officeooo:paragraph-rsid="004f65b2"/>
    </style:style>
    <style:style style:name="P22" style:family="paragraph" style:parent-style-name="Text_20_body">
      <style:text-properties officeooo:rsid="0041d9d0" officeooo:paragraph-rsid="005026b1"/>
    </style:style>
    <style:style style:name="P23" style:family="paragraph" style:parent-style-name="Text_20_body">
      <style:text-properties officeooo:paragraph-rsid="0041d9d0"/>
    </style:style>
    <style:style style:name="P24" style:family="paragraph" style:parent-style-name="Text_20_body">
      <style:text-properties officeooo:rsid="004a2095" officeooo:paragraph-rsid="004a2095"/>
    </style:style>
    <style:style style:name="P25" style:family="paragraph" style:parent-style-name="Text_20_body">
      <style:text-properties officeooo:rsid="00454aad" officeooo:paragraph-rsid="00454aad"/>
    </style:style>
    <style:style style:name="P26" style:family="paragraph" style:parent-style-name="Text_20_body">
      <style:text-properties officeooo:rsid="00463a1f" officeooo:paragraph-rsid="00463a1f"/>
    </style:style>
    <style:style style:name="P27" style:family="paragraph" style:parent-style-name="Text_20_body">
      <style:text-properties officeooo:rsid="00481cbf" officeooo:paragraph-rsid="00481cbf"/>
    </style:style>
    <style:style style:name="P28" style:family="paragraph" style:parent-style-name="Text_20_body">
      <style:text-properties officeooo:rsid="00481cbf" officeooo:paragraph-rsid="004a193f"/>
    </style:style>
    <style:style style:name="P29" style:family="paragraph" style:parent-style-name="Text_20_body">
      <style:text-properties officeooo:rsid="004a193f" officeooo:paragraph-rsid="004a193f"/>
    </style:style>
    <style:style style:name="P30" style:family="paragraph" style:parent-style-name="Text_20_body">
      <style:text-properties officeooo:rsid="004ecf59" officeooo:paragraph-rsid="004ecf59"/>
    </style:style>
    <style:style style:name="P31" style:family="paragraph" style:parent-style-name="Text_20_body">
      <style:text-properties officeooo:rsid="005026b1" officeooo:paragraph-rsid="005026b1"/>
    </style:style>
    <style:style style:name="P32" style:family="paragraph" style:parent-style-name="Text_20_body">
      <style:paragraph-properties fo:text-align="start" style:justify-single-word="false"/>
      <style:text-properties officeooo:rsid="005762e5" officeooo:paragraph-rsid="005762e5"/>
    </style:style>
    <style:style style:name="P33" style:family="paragraph" style:parent-style-name="Heading_20_1">
      <style:paragraph-properties fo:break-before="page"/>
      <style:text-properties officeooo:rsid="001ff3eb" officeooo:paragraph-rsid="001ff3eb"/>
    </style:style>
    <style:style style:name="P34" style:family="paragraph" style:parent-style-name="Heading_20_1">
      <style:text-properties officeooo:rsid="0041d9d0" officeooo:paragraph-rsid="0041d9d0"/>
    </style:style>
    <style:style style:name="P35" style:family="paragraph" style:parent-style-name="Heading_20_2">
      <style:text-properties officeooo:rsid="003a4814" officeooo:paragraph-rsid="003a4814"/>
    </style:style>
    <style:style style:name="P36" style:family="paragraph" style:parent-style-name="Heading_20_2">
      <style:text-properties officeooo:rsid="001ff3eb" officeooo:paragraph-rsid="001ff3eb"/>
    </style:style>
    <style:style style:name="P37" style:family="paragraph" style:parent-style-name="Heading_20_2">
      <style:text-properties officeooo:rsid="0032e164" officeooo:paragraph-rsid="0032e164"/>
    </style:style>
    <style:style style:name="P38" style:family="paragraph" style:parent-style-name="Heading_20_2">
      <style:text-properties officeooo:rsid="0036ecaa" officeooo:paragraph-rsid="0036ecaa"/>
    </style:style>
    <style:style style:name="P39" style:family="paragraph" style:parent-style-name="Heading_20_2">
      <style:text-properties officeooo:rsid="004c0586" officeooo:paragraph-rsid="004c0586"/>
    </style:style>
    <style:style style:name="P40" style:family="paragraph" style:parent-style-name="Heading_20_2">
      <style:text-properties officeooo:rsid="0041d9d0" officeooo:paragraph-rsid="0041d9d0"/>
    </style:style>
    <style:style style:name="P41" style:family="paragraph" style:parent-style-name="Heading_20_3">
      <style:text-properties officeooo:rsid="004a2095" officeooo:paragraph-rsid="004a2095"/>
    </style:style>
    <style:style style:name="P42" style:family="paragraph" style:parent-style-name="Heading_20_3">
      <style:text-properties officeooo:rsid="004aec61" officeooo:paragraph-rsid="004aec61"/>
    </style:style>
    <style:style style:name="P43" style:family="paragraph" style:parent-style-name="Heading_20_3">
      <style:text-properties officeooo:rsid="0058bdaf" officeooo:paragraph-rsid="0058bdaf"/>
    </style:style>
    <style:style style:name="P44" style:family="paragraph" style:parent-style-name="Text_20_body" style:list-style-name="L1">
      <style:text-properties officeooo:rsid="00454aad" officeooo:paragraph-rsid="00454aad"/>
    </style:style>
    <style:style style:name="P45" style:family="paragraph" style:parent-style-name="Text_20_body" style:list-style-name="L1">
      <style:text-properties officeooo:rsid="00454aad" officeooo:paragraph-rsid="00463a1f"/>
    </style:style>
    <style:style style:name="P46" style:family="paragraph" style:parent-style-name="Text_20_body" style:list-style-name="L1">
      <style:text-properties officeooo:rsid="00463a1f" officeooo:paragraph-rsid="00463a1f"/>
    </style:style>
    <style:style style:name="P47" style:family="paragraph" style:parent-style-name="Text_20_body">
      <style:text-properties officeooo:rsid="0058bdaf" officeooo:paragraph-rsid="0058bdaf"/>
    </style:style>
    <style:style style:name="T1" style:family="text">
      <style:text-properties officeooo:rsid="00204a48"/>
    </style:style>
    <style:style style:name="T2" style:family="text">
      <style:text-properties officeooo:rsid="002ad802"/>
    </style:style>
    <style:style style:name="T3" style:family="text">
      <style:text-properties officeooo:rsid="002c1cd1"/>
    </style:style>
    <style:style style:name="T4" style:family="text">
      <style:text-properties officeooo:rsid="002e64fa"/>
    </style:style>
    <style:style style:name="T5" style:family="text">
      <style:text-properties officeooo:rsid="002e68be"/>
    </style:style>
    <style:style style:name="T6" style:family="text">
      <style:text-properties officeooo:rsid="002f8701"/>
    </style:style>
    <style:style style:name="T7" style:family="text">
      <style:text-properties officeooo:rsid="00334663"/>
    </style:style>
    <style:style style:name="T8" style:family="text">
      <style:text-properties officeooo:rsid="00337170"/>
    </style:style>
    <style:style style:name="T9" style:family="text">
      <style:text-properties officeooo:rsid="0035767c"/>
    </style:style>
    <style:style style:name="T10" style:family="text">
      <style:text-properties officeooo:rsid="0036d7c7"/>
    </style:style>
    <style:style style:name="T11" style:family="text">
      <style:text-properties officeooo:rsid="003a4814"/>
    </style:style>
    <style:style style:name="T12" style:family="text">
      <style:text-properties officeooo:rsid="00454aad"/>
    </style:style>
    <style:style style:name="T13" style:family="text">
      <style:text-properties officeooo:rsid="00463a1f"/>
    </style:style>
    <style:style style:name="T14" style:family="text">
      <style:text-properties officeooo:rsid="00481cbf"/>
    </style:style>
    <style:style style:name="T15" style:family="text">
      <style:text-properties officeooo:rsid="004a193f"/>
    </style:style>
    <style:style style:name="T16" style:family="text">
      <style:text-properties officeooo:rsid="004a2095"/>
    </style:style>
    <style:style style:name="T17" style:family="text">
      <style:text-properties officeooo:rsid="004e2fc6"/>
    </style:style>
    <style:style style:name="T18" style:family="text">
      <style:text-properties officeooo:rsid="0036ecaa"/>
    </style:style>
    <style:style style:name="T19" style:family="text">
      <style:text-properties officeooo:rsid="004f65b2"/>
    </style:style>
    <style:style style:name="T20" style:family="text">
      <style:text-properties officeooo:rsid="005026b1"/>
    </style:style>
    <style:style style:name="T21" style:family="text">
      <style:text-properties officeooo:rsid="00540e7f"/>
    </style:style>
    <style:style style:name="T22" style:family="text">
      <style:text-properties officeooo:rsid="00559c30"/>
    </style:style>
    <style:style style:name="T23" style:family="text">
      <style:text-properties officeooo:rsid="0059f06e"/>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style:horizontal-pos="center" style:horizontal-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C2000 PM Motor Drive</text:p>
      <text:p text:style-name="P2">Author: John Figie</text:p>
      <text:p text:style-name="P2">Date 11/03/2022</text:p>
      <text:h text:style-name="P33" text:outline-level="1">Introduction</text:h>
      <text:p text:style-name="P4">The intent of this document is to provide a technical description of the C2000-PM_Motor_Drive as well as operating instructions. <text:span text:style-name="T21">The initial version of this project is a dual PM DC motor drive that operates in torque mode (current mode). The input reference signal is provided by an analog input. In the future this project may include a sserial (smart serial interface) like that on the </text:span><text:a xlink:type="simple" xlink:href="https://github.com/rene-dev/stmbl" text:style-name="Internet_20_link" text:visited-style-name="Visited_20_Internet_20_Link"><text:span text:style-name="T21">https://github.com/rene-dev/stmbl</text:span></text:a><text:span text:style-name="T21"> </text:span><text:span text:style-name="T22">project. Another variation may be a triple axis PM DC motor drive that runs in velocity mode with the velocity reference as an analog input as well as the feedback velocity (either taken from a tachometer or generated digitally from position feedback)</text:span></text:p>
      <text:p text:style-name="P4"/>
      <text:h text:style-name="P33" text:outline-level="1">Technical Description</text:h>
      <text:h text:style-name="P35" text:outline-level="2">Block Diagram</text:h>
      <text:p text:style-name="P19"><draw:frame draw:style-name="fr6" draw:name="Object5" text:anchor-type="char" svg:x="-0.2756in" svg:y="0.0071in" svg:width="7.4854in" svg:height="6.5189in" draw:z-index="8"><draw:object xlink:href="./Object 5" xlink:type="simple" xlink:show="embed" xlink:actuate="onLoad"/><draw:image xlink:href="./ObjectReplacements/Object 5" xlink:type="simple" xlink:show="embed" xlink:actuate="onLoad"/></draw:frame></text:p>
      <text:p text:style-name="P5"/>
      <text:p text:style-name="P5"/>
      <text:p text:style-name="P5"/>
      <text:h text:style-name="P36" text:outline-level="2"><text:bookmark-start text:name="__RefHeading___Toc231_192875055"/><text:soft-page-break/>PMWs<text:bookmark-end text:name="__RefHeading___Toc231_192875055"/></text:h>
      <text:p text:style-name="P4">PWM is used to control the voltage to the motor. The C2000-PM_Motor Drive uses center aligned uni-polar PWMS. Each motor is controlled using 2 PWMs controlling 4 power switching devices used to switch 3 different voltages levels of Vbus, -Vbus and 0Volts to the motor. This is a very common arraignment for PWM control of DC and AC motors and is selected because of improved efficiency<text:note text:id="ftn1" text:note-class="footnote"><text:note-citation>1</text:note-citation><text:note-body><text:p text:style-name="P3">Reference to PWM methods for motor control</text:p></text:note-body></text:note> over the more simple bipolar PWM. <text:span text:style-name="T1">The power switching devices are arranged in a bridge configuration shown for a DC motor in </text:span><text:span text:style-name="T3">Figure</text:span><text:span text:style-name="T1"><text:sequence-ref text:reference-format="value" text:ref-name="refFigure0">1</text:sequence-ref></text:span><text:span text:style-name="T1"> </text:span><text:span text:style-name="T2">below. </text:span><text:span text:style-name="T4">Note that the switch shown in the figure are actually implemented with some type of solid state devices such as a MOSFET or IGBT. In either case of of solid state device an intrinsic body diode is also realized as shown in parallel with the switch.</text:span></text:p>
      <text:p text:style-name="P16"><draw:frame draw:style-name="fr2" draw:name="Frame1" text:anchor-type="char" svg:x="0.1339in" svg:y="-0.0465in" svg:width="6.5689in" draw:z-index="0"><draw:text-box fo:min-height="5.2402in"><text:p text:style-name="Figure"><draw:frame draw:style-name="fr4" draw:name="Object1" text:anchor-type="paragraph" svg:x="0in" svg:y="0in" svg:width="6.7252in" style:rel-width="102%" svg:height="4.8028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WM Controlled Power Switching Devices in a Bridge Configuration</text:p></draw:text-box></draw:frame>According to <text:span text:style-name="T3">Figure</text:span><text:span text:style-name="T1"><text:sequence-ref text:reference-format="value" text:ref-name="refFigure0">1</text:sequence-ref></text:span><text:span text:style-name="T1"> </text:span>each pair of switches are controlled by a PWM output. PWM 1 controls S1 and S2 and PWM 2 controls S3 and S4. When PWM 1 is ON S1 is closed and S2 is OPEN and when PWM 1 is OFF S1 is OFF and S2 is ON. Similarly PWM 2 controls S3 and S4 in a the same way. Each PWM has 2 separate outputs output A and B which control the pair of switches and inserts a small dead time when the PWM changes state. This dead time ensures that both switches in the pair are off for a brief time before a switch turns on to prevent a momentary shoot through or short circuit of the Bus power supply. <text:s/><text:span text:style-name="T4">Neglecting the dead time, there are 4 states for the pair of PWM outputs resulting in 3 different <text:s/></text:span><text:soft-page-break/><text:span text:style-name="T4">voltages applied to the motor terminals. For 3 phase AC motor control an additional pair of switches are used so that an AC motor with 3 terminals may be connected to each switch pair.</text:span></text:p>
      <text:p text:style-name="P11">Table <text:sequence text:ref-name="refTable0" text:name="Table" text:formula="ooow:Table+1" style:num-format="1">1</text:sequence>: Motor Terminal Voltages According to PWM States</text:p>
      <table:table table:name="Table2" table:style-name="Table2">
        <table:table-column table:style-name="Table2.A" table:number-columns-repeated="7"/>
        <table:table-column table:style-name="Table2.H"/>
        <table:table-row table:style-name="Table2.1">
          <table:table-cell table:style-name="Table2.A1" office:value-type="string">
            <text:p text:style-name="P12">PWM 1</text:p>
          </table:table-cell>
          <table:table-cell table:style-name="Table2.A1" office:value-type="string">
            <text:p text:style-name="P12">PWM 2</text:p>
          </table:table-cell>
          <table:table-cell table:style-name="Table2.A1" office:value-type="string">
            <text:p text:style-name="P13">S1</text:p>
          </table:table-cell>
          <table:table-cell table:style-name="Table2.A1" office:value-type="string">
            <text:p text:style-name="P13">S2</text:p>
          </table:table-cell>
          <table:table-cell table:style-name="Table2.A1" office:value-type="string">
            <text:p text:style-name="P13">S3</text:p>
          </table:table-cell>
          <table:table-cell table:style-name="Table2.A1" office:value-type="string">
            <text:p text:style-name="P13">S4</text:p>
          </table:table-cell>
          <table:table-cell table:style-name="Table2.A1" office:value-type="string">
            <text:p text:style-name="P13">Voltage</text:p>
            <text:p text:style-name="P13">Applied to Motor</text:p>
          </table:table-cell>
          <table:table-cell table:style-name="Table2.H1" office:value-type="string">
            <text:p text:style-name="P15"/>
          </table:table-cell>
        </table:table-row>
        <table:table-row table:style-name="Table2.1">
          <table:table-cell table:style-name="Table2.A2" office:value-type="string">
            <text:p text:style-name="P13">OFF</text:p>
          </table:table-cell>
          <table:table-cell table:style-name="Table2.A2" office:value-type="string">
            <text:p text:style-name="P13">OFF</text:p>
          </table:table-cell>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0</text:p>
          </table:table-cell>
          <table:table-cell table:style-name="Table2.H2" office:value-type="string">
            <text:p text:style-name="P15"/>
          </table:table-cell>
        </table:table-row>
        <table:table-row table:style-name="Table2.1">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5">- <text:span text:style-name="T5">VBus</text:span></text:p>
          </table:table-cell>
          <table:table-cell table:style-name="Table2.H2" office:value-type="string">
            <text:p text:style-name="P15"/>
          </table:table-cell>
        </table:table-row>
        <table:table-row table:style-name="Table2.1">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0</text:p>
          </table:table-cell>
          <table:table-cell table:style-name="Table2.H2" office:value-type="string">
            <text:p text:style-name="P15"/>
          </table:table-cell>
        </table:table-row>
        <table:table-row table:style-name="Table2.1">
          <table:table-cell table:style-name="Table2.A2" office:value-type="string">
            <text:p text:style-name="P13">ON</text:p>
          </table:table-cell>
          <table:table-cell table:style-name="Table2.A2" office:value-type="string">
            <text:p text:style-name="P13">ON</text:p>
          </table:table-cell>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3">ON</text:p>
          </table:table-cell>
          <table:table-cell table:style-name="Table2.A2" office:value-type="string">
            <text:p text:style-name="P13">OFF</text:p>
          </table:table-cell>
          <table:table-cell table:style-name="Table2.A2" office:value-type="string">
            <text:p text:style-name="P13">+ VBus</text:p>
          </table:table-cell>
          <table:table-cell table:style-name="Table2.H2" office:value-type="string">
            <text:p text:style-name="P15"/>
          </table:table-cell>
        </table:table-row>
      </table:table>
      <text:p text:style-name="P17"/>
      <text:p text:style-name="P14">When dead time occurs, then both switches in a pair are off for a brief period of time. During the dead time the motor current will continue to flow due to the motor inductance. The intrinsic diodes will conduct the motor current as needed and prevent destructive over-voltage spikes that would otherwise result from opening the <text:span text:style-name="T6">inductive</text:span> motor circuit.</text:p>
      <text:h text:style-name="P37" text:outline-level="2">PMW Modulation</text:h>
      <text:p text:style-name="P9">The PWMs used are know as center aligned PWMs. These PWMs use a triangle wave carrier <text:span text:style-name="T7">shown in </text:span><text:span text:style-name="T8">Figure</text:span><text:span text:style-name="T7"> </text:span><text:span text:style-name="T7"><text:sequence-ref text:reference-format="value" text:ref-name="refFigure1">2</text:sequence-ref></text:span><text:span text:style-name="T7"><text:s/></text:span><text:span text:style-name="T8">Below. The PWM output is generated by comparing the Compare level to the Carrier. In the figure the compare level is show at ½ the PMW Max Count, producing a 50% duty output. The duty of the PWM output is changed by increasing or decreasing the compare level. The compare level is expressed in terms of the </text:span><text:span text:style-name="T12">m</text:span><text:span text:style-name="T8">odulation </text:span><text:span text:style-name="T12">signal</text:span><text:span text:style-name="T8">. A </text:span><text:span text:style-name="T12">m</text:span><text:span text:style-name="T8">odulation </text:span><text:span text:style-name="T12">signal </text:span><text:span text:style-name="T8">of 0 corresponds to ½ the PMW Max Count, shown in Figure</text:span><text:span text:style-name="T7"> </text:span><text:span text:style-name="T7"><text:sequence-ref text:reference-format="value" text:ref-name="refFigure1">2</text:sequence-ref></text:span><text:span text:style-name="T7"><text:s/></text:span><text:span text:style-name="T8">Below. A </text:span><text:span text:style-name="T12">m</text:span><text:span text:style-name="T8">odulation </text:span><text:span text:style-name="T12">signal</text:span><text:span text:style-name="T8"> of +1 corresponds to a compare level of PWM Max Count. A modulation </text:span><text:span text:style-name="T12">signal</text:span><text:span text:style-name="T8"> of -1 corresponds to a compare level of 0 counts. </text:span><text:span text:style-name="T7"><text:s/></text:span><text:span text:style-name="T9">As described in </text:span><text:span text:style-name="T9"><text:bookmark-ref text:reference-format="number-no-superior" text:ref-name="__RefHeading___Toc231_192875055"/></text:span><text:span text:style-name="T9"><text:bookmark-ref text:reference-format="number-no-superior" text:ref-name="__RefHeading___Toc231_192875055"/></text:span></text:p>
      <text:p text:style-name="P18"><draw:frame draw:style-name="fr2" draw:name="Frame2" text:anchor-type="char" svg:x="0.0957in" svg:y="-0.0409in" svg:width="6.7591in" draw:z-index="2"><draw:text-box fo:min-height="3.5618in"><text:p text:style-name="P6"><draw:frame draw:style-name="fr5" draw:name="Object3" text:anchor-type="paragraph" svg:width="6.2472in" style:rel-width="92%" svg:height="3.1898in"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Center Aligned PWM</text:p></draw:text-box></draw:frame><text:soft-page-break/>each PMW controls a pair of power switching devices, so in the case of a DC motor controlled by 2 pairs of switching devices, 2 PMWs are used. The PWM carriers are synchronized. For DC motor control the <text:span text:style-name="T12">m</text:span>odulation <text:span text:style-name="T12">signal</text:span> used for PWM2 is the negative of PWM1. <text:s/>An illustration of 2 PMWs used to <text:s/>control 2 pairs of switches is shown in <text:span text:style-name="T10">Figure</text:span> <text:sequence-ref text:reference-format="value" text:ref-name="refFigure2">3</text:sequence-ref><text:s/><text:span text:style-name="T10">below. In the figure </text:span><text:span text:style-name="T12">different</text:span><text:span text:style-name="T10"> combinations of PWM states produce </text:span><text:span text:style-name="T12">different</text:span><text:span text:style-name="T10"> voltage</text:span><text:span text:style-name="T12">s</text:span><text:span text:style-name="T10"> of Vbus, 0V or -Vbus shown previously in Table </text:span><text:span text:style-name="T10"><text:sequence-ref text:reference-format="value" text:ref-name="refTable0">1</text:sequence-ref></text:span><text:span text:style-name="T10">. Note that using 2 PWMs in the manner shown in Figure</text:span> <text:sequence-ref text:reference-format="value" text:ref-name="refFigure2">3</text:sequence-ref><text:s/><text:span text:style-name="T10">the PWM action applied to the motor results in 3 different voltage levels and a PWM frequency that is double the PWM carrier frequency.</text:span></text:p>
      <text:p text:style-name="P8"><draw:frame draw:style-name="fr2" draw:name="Frame3" text:anchor-type="char" svg:x="-0.2165in" svg:y="0.061in" svg:width="7.2799in" draw:z-index="4"><draw:text-box fo:min-height="4.8339in"><text:p text:style-name="P6"><draw:frame draw:style-name="fr5" draw:name="Object2" text:anchor-type="paragraph" svg:width="7.2799in" style:rel-width="100%" svg:height="4.6492in" style:rel-height="scale" draw:z-index="5"><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2 Center Aligned PWMs for DC Motor Control</text:p></draw:text-box></draw:frame><text:soft-page-break/></text:p>
      <text:h text:style-name="P38" text:outline-level="2">PMW Dead Time</text:h>
      <text:p text:style-name="P10">Actual switching devices cannot turn on and off with infinite slope and zero delay. Dead time is used to ensure both switches in the pair controlled by a PMW output are OFF before either switch can turn on. The C2000 PWMs have a feature for dead time creation. To use the dead time feature a PWM has 2 actual outputs A and B for each PWM so that each switching device is controlled separately. <text:s/>Further details on the operation are found in <text:a xlink:type="simple" xlink:href="https://www.ti.com/lit/pdf/sprui10" text:style-name="Internet_20_link" text:visited-style-name="Visited_20_Internet_20_Link">https://www.ti.com/lit/pdf/sprui10</text:a></text:p>
      <text:p text:style-name="P10">In the C2000-PM_Motor_Drive dead time for each PWM is set using the Dead-Band Generation sub module of the PWM.</text:p>
      <text:h text:style-name="Heading_20_2" text:outline-level="2">Motor Current Measurement</text:h>
      <text:p text:style-name="Text_20_body">Motor current is measured by a current sensor in series with one of the motor terminals. The motor current sensor is isolated from the C2000 processor using an isolation amp. Current is measured using one of the C2000 12 bit <text:span text:style-name="T11">ADC in</text:span>put channels. <text:span text:style-name="T11">Current measurements are requested at the peak and valley of the PWM carrier waveform. Sampling at the peak and valleys ensure that no power devices will be switching at that time. The peak and vally sampling of current also provides a better estimate of the average current over the PWM period. Note that the motor inductance keeps the current from </text:span><text:soft-page-break/><text:span text:style-name="T11">changing too rapidly and the sample is centered around the peak and valley of the current waveform as shown in figure </text:span><text:span text:style-name="T11"><text:sequence-ref text:reference-format="value" text:ref-name="refFigure3">4</text:sequence-ref></text:span><text:span text:style-name="T11"><text:s/>below.</text:span></text:p>
      <text:p text:style-name="P10"/>
      <text:h text:style-name="P39" text:outline-level="2"><draw:frame draw:style-name="fr2" draw:name="Frame4" text:anchor-type="char" svg:x="-0.1756in" svg:y="-0.0327in" svg:width="7.2028in" draw:z-index="6"><draw:text-box fo:min-height="3.8992in"><text:p text:style-name="P6"><draw:frame draw:style-name="fr4" draw:name="Object4" text:anchor-type="paragraph" svg:x="0.139in" svg:y="-0.2217in" svg:width="7.2028in" style:rel-width="100%" svg:height="3.7134in" style:rel-height="scale" draw:z-index="7"><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Motor Current Sampling</text:p></draw:text-box></draw:frame>PWM <text:span text:style-name="T17">Isolation Circuit</text:span></text:h>
      <text:p text:style-name="P32">The PWM signals are isolated and coupled to the IGBT or MOSFET gates as shown in figure <text:sequence-ref text:reference-format="value" text:ref-name="refFigure4">5</text:sequence-ref><text:s/>below. According to the figure in order for a power switching device to close the PWM outputs from the C2000 processor must be in opposite states. This coupling technique ensures that only one of the switches in a pair can <text:s/>be closed at a time. As shown in the figure it can be seen that when PWM1A output is Low and PWM1B output is high then S1 will close. This logic is used to set up the C2000 PWM outputs and dead band generation.</text:p>
      <text:p text:style-name="P7"><draw:frame draw:style-name="fr1" draw:name="Frame5" text:anchor-type="char" svg:x="0.5193in" svg:y="0.172in" svg:width="5.5409in" draw:z-index="9"><draw:text-box fo:min-height="3.7811in"><text:p text:style-name="P6"><draw:frame draw:style-name="fr4" draw:name="Object6" text:anchor-type="paragraph" svg:x="0in" svg:y="0.0827in" svg:width="5.5409in" style:rel-width="100%" svg:height="3.5228in" style:rel-height="scale" draw:z-index="10"><draw:object xlink:href="./Object 6" xlink:type="simple" xlink:show="embed" xlink:actuate="onLoad"/><draw:image xlink:href="./ObjectReplacements/Object 6" xlink:type="simple" xlink:show="embed" xlink:actuate="onLoad"/></draw:frame>Figure <text:sequence text:ref-name="refFigure4" text:name="Figure" text:formula="ooow:Figure+1" style:num-format="1">5</text:sequence>: PWM Isolation Circuit</text:p></draw:text-box></draw:frame><text:soft-page-break/></text:p>
      <text:h text:style-name="P34" text:outline-level="1">OPERATION</text:h>
      <text:h text:style-name="P40" text:outline-level="2">Operating Modes</text:h>
      <text:p text:style-name="P20">The drive can operate in Voltage Mode or in Current mode. Current mode is the typical use with a velocity or position control as outer feedback loops as part of a control system with a motion planner such as LinuxCNC</text:p>
      <text:p text:style-name="P20">Voltage mode allows open loop operation of each axis <text:span text:style-name="T15">using an internally set </text:span>voltage command. <text:span text:style-name="T15">The PWM value is set according to the voltage command.</text:span> Feedback is not used <text:span text:style-name="T15">in Voltage Mode </text:span>by the drive axis.</text:p>
      <text:p text:style-name="P23"/>
      <text:h text:style-name="P40" text:outline-level="2">Command Line Interface <text:span text:style-name="T14">(CLI)</text:span></text:h>
      <text:p text:style-name="P20">A command line interface is provided to set up the drive and each axis of the drive. The command line interface will also report some status of the drive when a change occurs. To use the command line interface a serial communications interface with the following setting is used:</text:p>
      <text:p text:style-name="P20">BAUD 9600</text:p>
      <text:p text:style-name="P20">Pu<text:span text:style-name="T14">TTy</text:span> may be used as the terminal for the interface <text:span text:style-name="T14">and versions are available for Windows and Linux</text:span></text:p>
      <text:p text:style-name="P28"><text:soft-page-break/>The CLI is by design simple and does not make use of certain C library function such as printf() because of the code size expense.</text:p>
      <text:p text:style-name="P31">Unless otherwise noted all arguments and return values that represent numeric values are given in Decimal format</text:p>
      <text:p text:style-name="P20">s_pwm &lt;<text:span text:style-name="T19">axis&gt; &lt;PWM </text:span><text:span text:style-name="T20">va</text:span><text:span text:style-name="T19">lue&gt;</text:span></text:p>
      <text:p text:style-name="P21">r_adc &lt;<text:span text:style-name="T20">c</text:span><text:span text:style-name="T19">hannel&gt;</text:span></text:p>
      <text:p text:style-name="P22">p_pwm &lt;<text:span text:style-name="T19">axis&gt; &lt;PWM </text:span><text:span text:style-name="T20">v</text:span><text:span text:style-name="T19">alue&gt; &lt;</text:span><text:span text:style-name="T20">duration&gt;</text:span></text:p>
      <text:p text:style-name="P21">pwm_off &lt;<text:span text:style-name="T20">axis&gt;</text:span></text:p>
      <text:p text:style-name="P21">pwm_on &lt;<text:span text:style-name="T20">axis.</text:span></text:p>
      <text:p text:style-name="P21">Eewrite &lt;<text:span text:style-name="T20">address&gt; &lt;value&gt;</text:span></text:p>
      <text:p text:style-name="P22">eeread &lt;<text:span text:style-name="T20">address&gt;</text:span></text:p>
      <text:p text:style-name="P21">p_cref &lt;<text:span text:style-name="T20">axis&gt; &lt;value&gt;</text:span></text:p>
      <text:p text:style-name="P21">r_axis &lt;<text:span text:style-name="T20">axis&gt; &lt;item&gt;</text:span></text:p>
      <text:p text:style-name="P22">w_axis <text:s/>&lt;<text:span text:style-name="T20">axis&gt; &lt;item&gt; &lt;value.</text:span></text:p>
      <text:p text:style-name="P31">adc_cal &lt;channel&gt;</text:p>
      <text:h text:style-name="P40" text:outline-level="2">Control Variables</text:h>
      <text:p text:style-name="P29">A structure of control variables is initiated for each axis at power on of the drive. Some variables are initiated from EEPROM and others have fixed values. The axis control variables are defined in PMDC_drive.h </text:p>
      <text:h text:style-name="Heading_20_2" text:outline-level="2">Firmware Operation and Timing</text:h>
      <text:p text:style-name="P25">Currently there are 3 interrupt routines used in the drive. These interrupts are:</text:p>
      <text:list xml:id="list3631884900" text:style-name="L1">
        <text:list-item>
          <text:p text:style-name="P44"><text:span text:style-name="T13">ADCINT1_ISR which results from the End of</text:span> Conversion for SOC<text:span text:style-name="T16">5</text:span></text:p>
        </text:list-item>
        <text:list-item>
          <text:p text:style-name="P45"><text:span text:style-name="T13">ADCINT2_ISR which results from the </text:span>End of Conversion for SOC<text:span text:style-name="T13">1</text:span><text:span text:style-name="T16">4</text:span></text:p>
        </text:list-item>
        <text:list-item>
          <text:p text:style-name="P46">EPWM1_INT_ISR Which is used in special test modes <text:span text:style-name="T14">invoked via the CLI</text:span></text:p>
        </text:list-item>
      </text:list>
      <text:p text:style-name="P26">The Main routine initializes the drive and control variables and starts the PWMs but waits until axis are enabled before turning on the PWM outputs. In the background the main routine runs receiving commands over the UART input and reporting status over the same UART interface. When a CLI <text:s/>command is received, the command is executed as part of the background task.</text:p>
      <text:h text:style-name="P41" text:outline-level="3"><text:soft-page-break/>SOCs</text:h>
      <text:p text:style-name="P30">SOC are Start of Conversion requests. Please refer to <text:span text:style-name="T18"><text:s/></text:span><text:a xlink:type="simple" xlink:href="https://www.ti.com/lit/pdf/sprui10" text:style-name="Internet_20_link" text:visited-style-name="Visited_20_Internet_20_Link"><text:span text:style-name="T18">https://www.ti.com/lit/pdf/sprui10</text:span></text:a><text:span text:style-name="T18"> </text:span>for more details. For the C2000-PM_Motor_Drive The SOCs are set up to run at the peak and valley of the PWM Carrirer.</text:p>
      <text:p text:style-name="P24">The 16 SOCs are used in the round robin configuration. At the peak of PWM1 a series of SOCs are initiated with the first request being the axis current for Axis0 and Axis1 followed by the command input for each axis. After the last SOC is complete then the ADCINT1_ISR is entered and the current control loop is executed for each axis(if the mode is enabled) and the PWMs are updated. Simillarly at the valley of PWM2 another series of SOCs are initiated again requesting ADC conversion of the Axis0 and Axis1 current followed by the current command inputs. After the last SOC of the second series is complete ADCINT2_ISR is entered and the control loops are executed again. By running the 2 ISRs in this way the control loops are updated at 2 times the PWM carrier frequency.</text:p>
      <text:h text:style-name="P43" text:outline-level="3">PID control with LinuxCNC</text:h>
      <text:p text:style-name="P47">Typically the C2000-PM_Motor_Drive will be operating in Torque Mode when used with LinuxCNC. The drive will receive a reference current as the input to a PI control in the drive. The output of the PI control is voltage. As typically found in many servo motor position control systems cascaded PI loops may be used. The cascaded loops are referred to as <text:span text:style-name="T23">torque, velocity and position. The velocity and position loops may be configured and controlled by LinuxCNC while the torque loop is within the drive. </text:span></text:p>
      <text:p text:style-name="P47"/>
      <text:p text:style-name="P47"><draw:frame draw:style-name="fr3" draw:name="Object7" text:anchor-type="char" svg:width="5.5516in" svg:height="3.9366in" draw:z-index="11"><draw:object xlink:href="./Object 7" xlink:type="simple" xlink:show="embed" xlink:actuate="onLoad"/><draw:image xlink:href="./ObjectReplacements/Object 7" xlink:type="simple" xlink:show="embed" xlink:actuate="onLoad"/></draw:frame></text:p>
      <text:h text:style-name="P42" text:outline-level="3">Timing</text:h>
      <text:p text:style-name="P27"/>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7:51:42.619000000</meta:creation-date>
    <meta:editing-duration>PT4H33M46S</meta:editing-duration>
    <meta:editing-cycles>23</meta:editing-cycles>
    <meta:generator>LibreOffice/7.2.5.2$Windows_X86_64 LibreOffice_project/499f9727c189e6ef3471021d6132d4c694f357e5</meta:generator>
    <dc:date>2022-03-28T18:21:01.087000000</dc:date>
    <meta:print-date>2022-03-14T13:14:51.970000000</meta:print-date>
    <meta:document-statistic meta:table-count="1" meta:image-count="0" meta:object-count="7" meta:page-count="11" meta:paragraph-count="99" meta:word-count="1818" meta:character-count="10225" meta:non-whitespace-character-count="849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wrap"/>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0.929cm" fo:min-width="0.679cm" fo:wrap-option="wrap"/>
    </style:style>
    <style:style style:name="gr4" style:family="graphic" style:parent-style-name="standard">
      <style:graphic-properties draw:textarea-horizontal-align="justify" draw:textarea-vertical-align="middle" draw:auto-grow-height="false" fo:min-height="0.059cm" fo:min-width="0cm"/>
    </style:style>
    <style:style style:name="gr5" style:family="graphic" style:parent-style-name="standard">
      <style:graphic-properties draw:textarea-horizontal-align="justify" draw:textarea-vertical-align="middle" draw:auto-grow-height="false" fo:min-height="0.844cm" fo:min-width="0.594cm" fo:wrap-option="wrap"/>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96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537cm" fo:min-width="0cm"/>
      <style:paragraph-properties style:writing-mode="lr-tb"/>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objectwithoutfill">
      <style:graphic-properties draw:marker-end="Arrowheads_20_2"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317cm" svg:height="0.317cm" svg:x="7.35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985cm" svg:y1="3.573cm" svg:x2="7.607cm" svg:y2="4.81cm">
          <text:p/>
        </draw:line>
        <draw:custom-shape draw:style-name="gr1" draw:text-style-name="P1" draw:layer="layout" svg:width="0.317cm" svg:height="0.317cm" svg:x="7.35cm" svg:y="4.8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17cm" svg:height="0.317cm" svg:x="11.16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1.795cm" svg:y1="3.857cm" svg:x2="11.417cm" svg:y2="5.094cm">
          <text:p/>
        </draw:line>
        <draw:custom-shape draw:style-name="gr1" draw:text-style-name="P1" draw:layer="layout" svg:width="0.317cm" svg:height="0.317cm" svg:x="11.16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17cm" svg:height="0.317cm" svg:x="7.35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985cm" svg:y1="7.383cm" svg:x2="7.607cm" svg:y2="8.62cm">
          <text:p/>
        </draw:line>
        <draw:custom-shape draw:style-name="gr1" draw:text-style-name="P1" draw:layer="layout" svg:width="0.317cm" svg:height="0.317cm" svg:x="7.35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17cm" svg:height="0.317cm" svg:x="11.16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1.795cm" svg:y1="7.383cm" svg:x2="11.417cm" svg:y2="8.62cm">
          <text:p/>
        </draw:line>
        <draw:custom-shape draw:style-name="gr1" draw:text-style-name="P1" draw:layer="layout" svg:width="0.317cm" svg:height="0.317cm" svg:x="11.16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67cm" svg:height="1.667cm" svg:x="8.676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464cm" svg:height="0.309cm" svg:x="8.436cm" svg:y="5.945cm">
          <text:p/>
          <draw:enhanced-geometry svg:viewBox="0 0 21600 21600" draw:type="rectangle" draw:enhanced-path="M 0 0 L 21600 0 21600 21600 0 21600 0 0 Z N"/>
        </draw:custom-shape>
        <draw:custom-shape draw:style-name="gr4" draw:text-style-name="P1" draw:layer="layout" svg:width="0.464cm" svg:height="0.309cm" svg:x="10.172cm" svg:y="5.911cm">
          <text:p/>
          <draw:enhanced-geometry svg:viewBox="0 0 21600 21600" draw:type="rectangle" draw:enhanced-path="M 0 0 L 21600 0 21600 21600 0 21600 0 0 Z N"/>
        </draw:custom-shape>
        <draw:line draw:style-name="gr2" draw:text-style-name="P2" draw:layer="layout" svg:x1="7.504cm" svg:y1="4.965cm" svg:x2="7.504cm" svg:y2="7.505cm">
          <text:p/>
        </draw:line>
        <draw:line draw:style-name="gr2" draw:text-style-name="P2" draw:layer="layout" svg:x1="11.281cm" svg:y1="4.981cm" svg:x2="11.281cm" svg:y2="7.521cm">
          <text:p/>
        </draw:line>
        <draw:line draw:style-name="gr2" draw:text-style-name="P2" draw:layer="layout" svg:x1="8.62cm" svg:y1="6.08cm" svg:x2="7.504cm" svg:y2="6.08cm">
          <text:p/>
        </draw:line>
        <draw:line draw:style-name="gr2" draw:text-style-name="P2" draw:layer="layout" svg:x1="11.323cm" svg:y1="6.08cm" svg:x2="10.207cm" svg:y2="6.08cm">
          <text:p/>
        </draw:line>
        <draw:line draw:style-name="gr2" draw:text-style-name="P2" draw:layer="layout" svg:x1="7.512cm" svg:y1="3.026cm" svg:x2="7.512cm" svg:y2="3.661cm">
          <text:p/>
        </draw:line>
        <draw:line draw:style-name="gr2" draw:text-style-name="P2" draw:layer="layout" svg:x1="11.309cm" svg:y1="3.044cm" svg:x2="11.309cm" svg:y2="3.679cm">
          <text:p/>
        </draw:line>
        <draw:line draw:style-name="gr2" draw:text-style-name="P2" draw:layer="layout" svg:x1="7.479cm" svg:y1="8.799cm" svg:x2="7.479cm" svg:y2="9.434cm">
          <text:p/>
        </draw:line>
        <draw:line draw:style-name="gr2" draw:text-style-name="P2" draw:layer="layout" svg:x1="11.293cm" svg:y1="8.783cm" svg:x2="11.293cm" svg:y2="9.418cm">
          <text:p/>
        </draw:line>
        <draw:custom-shape draw:style-name="gr5" draw:text-style-name="P1" draw:layer="layout" svg:width="1.546cm" svg:height="1.546cm" svg:x="2.819cm" svg:y="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591cm" svg:y1="5.412cm" svg:x2="3.575cm" svg:y2="3.026cm">
          <text:p/>
        </draw:line>
        <draw:line draw:style-name="gr2" draw:text-style-name="P2" draw:layer="layout" svg:x1="7.512cm" svg:y1="3.024cm" svg:x2="3.575cm" svg:y2="3.026cm">
          <text:p/>
        </draw:line>
        <draw:line draw:style-name="gr2" draw:text-style-name="P2" draw:layer="layout" svg:x1="7.512cm" svg:y1="3.024cm" svg:x2="11.309cm" svg:y2="3.044cm">
          <text:p/>
        </draw:line>
        <draw:line draw:style-name="gr2" draw:text-style-name="P2" draw:layer="layout" svg:x1="3.574cm" svg:y1="6.924cm" svg:x2="3.591cm" svg:y2="9.433cm">
          <text:p/>
        </draw:line>
        <draw:line draw:style-name="gr2" draw:text-style-name="P2" draw:layer="layout" svg:x1="3.591cm" svg:y1="9.433cm" svg:x2="11.293cm" svg:y2="9.418cm">
          <text:p/>
        </draw:line>
        <draw:frame draw:style-name="gr6" draw:text-style-name="P3" draw:layer="layout" svg:width="0.93cm" svg:height="0.645cm" svg:x="6.408cm" svg:y="4.003cm">
          <draw:text-box>
            <text:p><text:span text:style-name="T1">S1</text:span></text:p>
          </draw:text-box>
        </draw:frame>
        <draw:frame draw:style-name="gr6" draw:text-style-name="P3" draw:layer="layout" svg:width="0.93cm" svg:height="0.645cm" svg:x="10.119cm" svg:y="3.969cm">
          <draw:text-box>
            <text:p><text:span text:style-name="T1">S3</text:span></text:p>
          </draw:text-box>
        </draw:frame>
        <draw:frame draw:style-name="gr6" draw:text-style-name="P3" draw:layer="layout" svg:width="0.93cm" svg:height="0.645cm" svg:x="6.477cm" svg:y="7.87cm">
          <draw:text-box>
            <text:p><text:span text:style-name="T1">S2</text:span></text:p>
          </draw:text-box>
        </draw:frame>
        <draw:frame draw:style-name="gr6" draw:text-style-name="P3" draw:layer="layout" svg:width="0.93cm" svg:height="0.645cm" svg:x="10.325cm" svg:y="7.921cm">
          <draw:text-box>
            <text:p><text:span text:style-name="T1">S4</text:span></text:p>
          </draw:text-box>
        </draw:frame>
        <draw:frame draw:style-name="gr6" draw:text-style-name="P3" draw:layer="layout" svg:width="1.564cm" svg:height="0.645cm" svg:x="8.779cm" svg:y="5.774cm">
          <draw:text-box>
            <text:p><text:span text:style-name="T1">Motor</text:span></text:p>
          </draw:text-box>
        </draw:frame>
        <draw:frame draw:style-name="gr7" draw:text-style-name="P3" draw:layer="layout" svg:width="1.736cm" svg:height="1.046cm" svg:x="2.834cm" svg:y="5.603cm">
          <draw:text-box>
            <text:p><text:span text:style-name="T1">Power</text:span></text:p>
            <text:p><text:span text:style-name="T1">Supply</text:span></text:p>
          </draw:text-box>
        </draw:frame>
        <draw:line draw:style-name="gr2" draw:text-style-name="P2" draw:layer="layout" svg:x1="8.293cm" svg:y1="4.406cm" svg:x2="8.606cm" svg:y2="4.173cm">
          <text:p/>
        </draw:line>
        <draw:line draw:style-name="gr2" draw:text-style-name="P2" draw:layer="layout" svg:x1="8.876cm" svg:y1="4.411cm" svg:x2="8.606cm" svg:y2="4.173cm">
          <text:p/>
        </draw:line>
        <draw:line draw:style-name="gr2" draw:text-style-name="P2" draw:layer="layout" svg:x1="8.293cm" svg:y1="4.406cm" svg:x2="8.876cm" svg:y2="4.411cm">
          <text:p/>
        </draw:line>
        <draw:line draw:style-name="gr2" draw:text-style-name="P2" draw:layer="layout" svg:x1="7.508cm" svg:y1="3.293cm" svg:x2="8.595cm" svg:y2="3.298cm">
          <text:p/>
        </draw:line>
        <draw:line draw:style-name="gr2" draw:text-style-name="P2" draw:layer="layout" svg:x1="8.595cm" svg:y1="3.298cm" svg:x2="8.606cm" svg:y2="4.173cm">
          <text:p/>
        </draw:line>
        <draw:line draw:style-name="gr2" draw:text-style-name="P2" draw:layer="layout" svg:x1="7.503cm" svg:y1="5.366cm" svg:x2="8.616cm" svg:y2="5.371cm">
          <text:p/>
        </draw:line>
        <draw:line draw:style-name="gr2" draw:text-style-name="P2" draw:layer="layout" svg:x1="8.616cm" svg:y1="5.371cm" svg:x2="8.606cm" svg:y2="4.411cm">
          <text:p/>
        </draw:line>
        <draw:line draw:style-name="gr2" draw:text-style-name="P2" draw:layer="layout" svg:x1="8.298cm" svg:y1="4.173cm" svg:x2="8.866cm" svg:y2="4.168cm">
          <text:p/>
        </draw:line>
        <draw:line draw:style-name="gr2" draw:text-style-name="P2" draw:layer="layout" svg:x1="12.079cm" svg:y1="4.416cm" svg:x2="12.392cm" svg:y2="4.183cm">
          <text:p/>
        </draw:line>
        <draw:line draw:style-name="gr2" draw:text-style-name="P2" draw:layer="layout" svg:x1="12.662cm" svg:y1="4.421cm" svg:x2="12.392cm" svg:y2="4.183cm">
          <text:p/>
        </draw:line>
        <draw:line draw:style-name="gr2" draw:text-style-name="P2" draw:layer="layout" svg:x1="12.079cm" svg:y1="4.416cm" svg:x2="12.662cm" svg:y2="4.421cm">
          <text:p/>
        </draw:line>
        <draw:line draw:style-name="gr2" draw:text-style-name="P2" draw:layer="layout" svg:x1="11.294cm" svg:y1="3.303cm" svg:x2="12.381cm" svg:y2="3.308cm">
          <text:p/>
        </draw:line>
        <draw:line draw:style-name="gr2" draw:text-style-name="P2" draw:layer="layout" svg:x1="12.381cm" svg:y1="3.308cm" svg:x2="12.392cm" svg:y2="4.183cm">
          <text:p/>
        </draw:line>
        <draw:line draw:style-name="gr2" draw:text-style-name="P2" draw:layer="layout" svg:x1="11.289cm" svg:y1="5.376cm" svg:x2="12.402cm" svg:y2="5.381cm">
          <text:p/>
        </draw:line>
        <draw:line draw:style-name="gr2" draw:text-style-name="P2" draw:layer="layout" svg:x1="12.402cm" svg:y1="5.381cm" svg:x2="12.392cm" svg:y2="4.421cm">
          <text:p/>
        </draw:line>
        <draw:line draw:style-name="gr2" draw:text-style-name="P2" draw:layer="layout" svg:x1="12.084cm" svg:y1="4.183cm" svg:x2="12.652cm" svg:y2="4.178cm">
          <text:p/>
        </draw:line>
        <draw:line draw:style-name="gr2" draw:text-style-name="P2" draw:layer="layout" svg:x1="8.284cm" svg:y1="8.241cm" svg:x2="8.597cm" svg:y2="8.008cm">
          <text:p/>
        </draw:line>
        <draw:line draw:style-name="gr2" draw:text-style-name="P2" draw:layer="layout" svg:x1="8.867cm" svg:y1="8.246cm" svg:x2="8.597cm" svg:y2="8.008cm">
          <text:p/>
        </draw:line>
        <draw:line draw:style-name="gr2" draw:text-style-name="P2" draw:layer="layout" svg:x1="8.284cm" svg:y1="8.241cm" svg:x2="8.867cm" svg:y2="8.246cm">
          <text:p/>
        </draw:line>
        <draw:line draw:style-name="gr2" draw:text-style-name="P2" draw:layer="layout" svg:x1="7.499cm" svg:y1="7.128cm" svg:x2="8.586cm" svg:y2="7.133cm">
          <text:p/>
        </draw:line>
        <draw:line draw:style-name="gr2" draw:text-style-name="P2" draw:layer="layout" svg:x1="8.586cm" svg:y1="7.133cm" svg:x2="8.597cm" svg:y2="8.008cm">
          <text:p/>
        </draw:line>
        <draw:line draw:style-name="gr2" draw:text-style-name="P2" draw:layer="layout" svg:x1="7.494cm" svg:y1="9.201cm" svg:x2="8.607cm" svg:y2="9.206cm">
          <text:p/>
        </draw:line>
        <draw:line draw:style-name="gr2" draw:text-style-name="P2" draw:layer="layout" svg:x1="8.607cm" svg:y1="9.206cm" svg:x2="8.597cm" svg:y2="8.246cm">
          <text:p/>
        </draw:line>
        <draw:line draw:style-name="gr2" draw:text-style-name="P2" draw:layer="layout" svg:x1="8.289cm" svg:y1="8.008cm" svg:x2="8.857cm" svg:y2="8.003cm">
          <text:p/>
        </draw:line>
        <draw:line draw:style-name="gr2" draw:text-style-name="P2" draw:layer="layout" svg:x1="12.07cm" svg:y1="8.25cm" svg:x2="12.383cm" svg:y2="8.017cm">
          <text:p/>
        </draw:line>
        <draw:line draw:style-name="gr2" draw:text-style-name="P2" draw:layer="layout" svg:x1="12.653cm" svg:y1="8.255cm" svg:x2="12.383cm" svg:y2="8.017cm">
          <text:p/>
        </draw:line>
        <draw:line draw:style-name="gr2" draw:text-style-name="P2" draw:layer="layout" svg:x1="12.07cm" svg:y1="8.25cm" svg:x2="12.653cm" svg:y2="8.255cm">
          <text:p/>
        </draw:line>
        <draw:line draw:style-name="gr2" draw:text-style-name="P2" draw:layer="layout" svg:x1="11.285cm" svg:y1="7.137cm" svg:x2="12.372cm" svg:y2="7.142cm">
          <text:p/>
        </draw:line>
        <draw:line draw:style-name="gr2" draw:text-style-name="P2" draw:layer="layout" svg:x1="12.372cm" svg:y1="7.142cm" svg:x2="12.383cm" svg:y2="8.017cm">
          <text:p/>
        </draw:line>
        <draw:line draw:style-name="gr2" draw:text-style-name="P2" draw:layer="layout" svg:x1="11.28cm" svg:y1="9.21cm" svg:x2="12.393cm" svg:y2="9.215cm">
          <text:p/>
        </draw:line>
        <draw:line draw:style-name="gr2" draw:text-style-name="P2" draw:layer="layout" svg:x1="12.393cm" svg:y1="9.215cm" svg:x2="12.383cm" svg:y2="8.255cm">
          <text:p/>
        </draw:line>
        <draw:line draw:style-name="gr2" draw:text-style-name="P2" draw:layer="layout" svg:x1="12.075cm" svg:y1="8.017cm" svg:x2="12.643cm" svg:y2="8.012cm">
          <text:p/>
        </draw:line>
        <draw:frame draw:style-name="gr6" draw:text-style-name="P3" draw:layer="layout" svg:width="1.564cm" svg:height="0.645cm" svg:x="5.42cm" svg:y="2.475cm">
          <draw:text-box>
            <text:p><text:span text:style-name="T1">V+</text:span></text:p>
          </draw:text-box>
        </draw:frame>
        <draw:frame draw:style-name="gr6" draw:text-style-name="P3" draw:layer="layout" svg:width="1.564cm" svg:height="0.645cm" svg:x="5.4cm" svg:y="8.867cm">
          <draw:text-box>
            <text:p><text:span text:style-name="T1">V-</text:span></text:p>
          </draw:text-box>
        </draw:frame>
        <draw:frame draw:style-name="gr8" draw:text-style-name="P3" draw:layer="layout" svg:width="1.736cm" svg:height="0.787cm" svg:x="4.509cm" svg:y="5.832cm">
          <draw:text-box>
            <text:p><text:span text:style-name="T1">V Bus</text:span></text:p>
          </draw:text-box>
        </draw:frame>
        <draw:line draw:style-name="gr9" draw:text-style-name="P2" draw:layer="layout" svg:x1="5.242cm" svg:y1="5.807cm" svg:x2="5.252cm" svg:y2="3.865cm">
          <text:p/>
        </draw:line>
        <draw:line draw:style-name="gr10" draw:text-style-name="P2" draw:layer="layout" svg:x1="5.252cm" svg:y1="6.56cm" svg:x2="5.262cm" svg:y2="8.225cm">
          <text:p/>
        </draw:lin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ff860d" draw:fill="none" draw:textarea-vertical-align="middle"/>
    </style:style>
    <style:style style:name="gr3" style:family="graphic" style:parent-style-name="objectwithoutfill">
      <style:graphic-properties svg:stroke-color="#a1467e" draw:fill="none" draw:textarea-vertical-align="middle"/>
    </style:style>
    <style:style style:name="gr4" style:family="graphic" style:parent-style-name="objectwithoutfill">
      <style:graphic-properties svg:stroke-width="0.028cm" svg:stroke-color="#333333" draw:marker-start-width="0.242cm" draw:marker-end-width="0.242cm" draw:fill="none" draw:textarea-vertical-align="middle" fo:padding-top="0.139cm" fo:padding-bottom="0.139cm" fo:padding-left="0.264cm" fo:padding-right="0.264cm"/>
    </style:style>
    <style:style style:name="gr5" style:family="graphic" style:parent-style-name="objectwithoutfill">
      <style:graphic-properties svg:stroke-width="0.051cm" svg:stroke-color="#333333" draw:marker-start-width="0.279cm" draw:marker-end-width="0.279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fo:min-height="0.412cm"/>
      <style:paragraph-properties style:writing-mode="lr-tb"/>
    </style:style>
    <style:style style:name="gr7" style:family="graphic" style:parent-style-name="standard">
      <style:graphic-properties draw:stroke="none" svg:stroke-color="#000000" draw:fill="none" draw:fill-color="#ffffff" fo:min-height="0.823cm"/>
      <style:paragraph-properties style:writing-mode="lr-tb"/>
    </style:style>
    <style:style style:name="gr8" style:family="graphic" style:parent-style-name="objectwithoutfill">
      <style:graphic-properties svg:stroke-width="0cm" svg:stroke-color="#5983b0" draw:marker-start-width="0.203cm" draw:marker-end="Arrowheads_20_5" draw:marker-end-width="0.3cm" draw:fill="none" draw:textarea-vertical-align="middle"/>
    </style:style>
    <style:style style:name="gr9" style:family="graphic" style:parent-style-name="objectwithoutfill">
      <style:graphic-properties svg:stroke-width="0cm" svg:stroke-color="#5983b0" draw:marker-start-width="0.203cm" draw:marker-end="Arrowheads_20_6"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69cm" fo:min-width="1.564cm"/>
      <style:paragraph-properties style:writing-mode="lr-tb"/>
    </style:style>
    <style:style style:name="gr11" style:family="graphic" style:parent-style-name="objectwithoutfill">
      <style:graphic-properties draw:marker-end="Arrowheads_20_7" draw:marker-end-width="0.3cm" draw:fill="none" draw:textarea-vertical-align="middle"/>
    </style:style>
    <style:style style:name="gr12" style:family="graphic" style:parent-style-name="objectwithoutfill">
      <style:graphic-properties draw:marker-end="Arrowheads_20_8"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564cm"/>
      <style:paragraph-properties style:writing-mode="lr-tb"/>
    </style:style>
    <style:style style:name="gr14" style:family="graphic" style:parent-style-name="objectwithoutfill">
      <style:graphic-properties draw:marker-end="Arrowheads_20_9"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draw:fill-color="#ffffff"/>
      <style:paragraph-properties style:writing-mode="lr-tb"/>
      <style:text-properties fo:font-size="10.5pt" style:font-size-asian="10.5pt" style:font-size-complex="10.5pt"/>
    </style:style>
    <style:style style:name="P4" style:family="paragraph">
      <loext:graphic-properties draw:fill="none" draw:fill-color="#ffffff"/>
      <style:paragraph-properties style:writing-mode="lr-tb"/>
      <style:text-properties fo:color="#ea7500" loext:opacity="100%" fo:font-size="10.5pt" style:font-size-asian="10.5pt" style:font-size-complex="10.5pt"/>
    </style:style>
    <style:style style:name="P5" style:family="paragraph">
      <loext:graphic-properties draw:fill="none" draw:fill-color="#ffffff"/>
      <style:paragraph-properties style:writing-mode="lr-tb"/>
      <style:text-properties fo:color="#a1467e" loext:opacity="100%" fo:font-size="10.5pt" style:font-size-asian="10.5pt" style:font-size-complex="10.5pt"/>
    </style:style>
    <style:style style:name="P6" style:family="paragraph">
      <loext:graphic-properties draw:fill="none" draw:fill-color="#ffffff"/>
      <style:paragraph-properties style:writing-mode="lr-tb"/>
      <style:text-properties fo:font-size="9pt" style:font-size-asian="9pt" style:font-size-complex="9pt"/>
    </style:style>
    <style:style style:name="T1" style:family="text">
      <style:text-properties fo:font-size="10.5pt" style:font-size-asian="10.5pt" style:font-size-complex="10.5pt"/>
    </style:style>
    <style:style style:name="T2" style:family="text">
      <style:text-properties fo:color="#ea7500" loext:opacity="100%" fo:font-size="10.5pt" style:font-size-asian="10.5pt" style:font-size-complex="10.5pt"/>
    </style:style>
    <style:style style:name="T3" style:family="text">
      <style:text-properties fo:color="#a1467e" loext:opacity="100%" fo:font-size="10.5pt" style:font-size-asian="10.5pt" style:font-size-complex="10.5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68cm" svg:y1="5.549cm" svg:x2="4.203cm" svg:y2="3.009cm">
          <text:p/>
        </draw:line>
        <draw:line draw:style-name="gr1" draw:text-style-name="P1" draw:layer="layout" svg:x1="4.203cm" svg:y1="3.009cm" svg:x2="4.838cm" svg:y2="5.549cm">
          <text:p/>
        </draw:line>
        <draw:line draw:style-name="gr1" draw:text-style-name="P1" draw:layer="layout" svg:x1="4.838cm" svg:y1="5.549cm" svg:x2="5.473cm" svg:y2="3.009cm">
          <text:p/>
        </draw:line>
        <draw:line draw:style-name="gr1" draw:text-style-name="P1" draw:layer="layout" svg:x1="5.473cm" svg:y1="3.009cm" svg:x2="6.108cm" svg:y2="5.549cm">
          <text:p/>
        </draw:line>
        <draw:line draw:style-name="gr1" draw:text-style-name="P1" draw:layer="layout" svg:x1="6.108cm" svg:y1="5.549cm" svg:x2="6.743cm" svg:y2="3.009cm">
          <text:p/>
        </draw:line>
        <draw:line draw:style-name="gr1" draw:text-style-name="P1" draw:layer="layout" svg:x1="6.743cm" svg:y1="3.009cm" svg:x2="7.378cm" svg:y2="5.549cm">
          <text:p/>
        </draw:line>
        <draw:line draw:style-name="gr1" draw:text-style-name="P1" draw:layer="layout" svg:x1="7.378cm" svg:y1="5.549cm" svg:x2="8.013cm" svg:y2="3.009cm">
          <text:p/>
        </draw:line>
        <draw:line draw:style-name="gr1" draw:text-style-name="P1" draw:layer="layout" svg:x1="8.013cm" svg:y1="3.009cm" svg:x2="8.648cm" svg:y2="5.549cm">
          <text:p/>
        </draw:line>
        <draw:line draw:style-name="gr1" draw:text-style-name="P1" draw:layer="layout" svg:x1="8.648cm" svg:y1="5.549cm" svg:x2="9.283cm" svg:y2="3.009cm">
          <text:p/>
        </draw:line>
        <draw:line draw:style-name="gr1" draw:text-style-name="P1" draw:layer="layout" svg:x1="9.283cm" svg:y1="3.009cm" svg:x2="9.918cm" svg:y2="5.549cm">
          <text:p/>
        </draw:line>
        <draw:line draw:style-name="gr1" draw:text-style-name="P1" draw:layer="layout" svg:x1="9.918cm" svg:y1="5.549cm" svg:x2="10.553cm" svg:y2="3.009cm">
          <text:p/>
        </draw:line>
        <draw:line draw:style-name="gr1" draw:text-style-name="P1" draw:layer="layout" svg:x1="10.553cm" svg:y1="3.009cm" svg:x2="11.188cm" svg:y2="5.549cm">
          <text:p/>
        </draw:line>
        <draw:line draw:style-name="gr1" draw:text-style-name="P1" draw:layer="layout" svg:x1="11.188cm" svg:y1="5.549cm" svg:x2="11.823cm" svg:y2="3.009cm">
          <text:p/>
        </draw:line>
        <draw:line draw:style-name="gr1" draw:text-style-name="P1" draw:layer="layout" svg:x1="11.823cm" svg:y1="3.009cm" svg:x2="12.458cm" svg:y2="5.549cm">
          <text:p/>
        </draw:line>
        <draw:line draw:style-name="gr1" draw:text-style-name="P1" draw:layer="layout" svg:x1="12.458cm" svg:y1="5.549cm" svg:x2="13.093cm" svg:y2="3.009cm">
          <text:p/>
        </draw:line>
        <draw:line draw:style-name="gr1" draw:text-style-name="P1" draw:layer="layout" svg:x1="13.093cm" svg:y1="3.009cm" svg:x2="13.728cm" svg:y2="5.549cm">
          <text:p/>
        </draw:line>
        <draw:line draw:style-name="gr1" draw:text-style-name="P1" draw:layer="layout" svg:x1="13.728cm" svg:y1="5.549cm" svg:x2="14.363cm" svg:y2="3.009cm">
          <text:p/>
        </draw:line>
        <draw:line draw:style-name="gr1" draw:text-style-name="P1" draw:layer="layout" svg:x1="14.363cm" svg:y1="3.009cm" svg:x2="14.998cm" svg:y2="5.549cm">
          <text:p/>
        </draw:line>
        <draw:line draw:style-name="gr1" draw:text-style-name="P1" draw:layer="layout" svg:x1="14.998cm" svg:y1="5.549cm" svg:x2="15.633cm" svg:y2="3.009cm">
          <text:p/>
        </draw:line>
        <draw:line draw:style-name="gr1" draw:text-style-name="P1" draw:layer="layout" svg:x1="15.633cm" svg:y1="3.009cm" svg:x2="16.268cm" svg:y2="5.549cm">
          <text:p/>
        </draw:line>
        <draw:line draw:style-name="gr1" draw:text-style-name="P1" draw:layer="layout" svg:x1="16.268cm" svg:y1="5.549cm" svg:x2="16.903cm" svg:y2="3.009cm">
          <text:p/>
        </draw:line>
        <draw:line draw:style-name="gr1" draw:text-style-name="P1" draw:layer="layout" svg:x1="16.903cm" svg:y1="3.009cm" svg:x2="17.538cm" svg:y2="5.549cm">
          <text:p/>
        </draw:line>
        <draw:line draw:style-name="gr1" draw:text-style-name="P1" draw:layer="layout" svg:x1="17.538cm" svg:y1="5.549cm" svg:x2="18.173cm" svg:y2="3.009cm">
          <text:p/>
        </draw:line>
        <draw:line draw:style-name="gr1" draw:text-style-name="P1" draw:layer="layout" svg:x1="18.173cm" svg:y1="3.009cm" svg:x2="18.808cm" svg:y2="5.549cm">
          <text:p/>
        </draw:line>
        <draw:line draw:style-name="gr2" draw:text-style-name="P1" draw:layer="layout" svg:x1="3.568cm" svg:y1="5.231cm" svg:x2="18.808cm" svg:y2="3.326cm">
          <text:p/>
        </draw:line>
        <draw:line draw:style-name="gr2" draw:text-style-name="P1" draw:layer="layout" svg:x1="3.571cm" svg:y1="9.348cm" svg:x2="3.571cm" svg:y2="6.81cm">
          <text:p/>
        </draw:line>
        <draw:line draw:style-name="gr2" draw:text-style-name="P1" draw:layer="layout" svg:x1="3.667cm" svg:y1="6.822cm" svg:x2="3.667cm" svg:y2="9.36cm">
          <text:p/>
        </draw:line>
        <draw:line draw:style-name="gr2" draw:text-style-name="P1" draw:layer="layout" svg:x1="4.749cm" svg:y1="6.81cm" svg:x2="4.749cm" svg:y2="9.372cm">
          <text:p/>
        </draw:line>
        <draw:line draw:style-name="gr2" draw:text-style-name="P1" draw:layer="layout" svg:x1="4.99cm" svg:y1="6.81cm" svg:x2="5.002cm" svg:y2="9.36cm">
          <text:p/>
        </draw:line>
        <draw:line draw:style-name="gr2" draw:text-style-name="P1" draw:layer="layout" svg:x1="5.953cm" svg:y1="6.822cm" svg:x2="5.952cm" svg:y2="9.36cm">
          <text:p/>
        </draw:line>
        <draw:line draw:style-name="gr2" draw:text-style-name="P1" draw:layer="layout" svg:x1="6.277cm" svg:y1="6.822cm" svg:x2="6.277cm" svg:y2="9.372cm">
          <text:p/>
        </draw:line>
        <draw:line draw:style-name="gr2" draw:text-style-name="P1" draw:layer="layout" svg:x1="7.179cm" svg:y1="6.834cm" svg:x2="7.179cm" svg:y2="9.372cm">
          <text:p/>
        </draw:line>
        <draw:line draw:style-name="gr2" draw:text-style-name="P1" draw:layer="layout" svg:x1="7.588cm" svg:y1="6.834cm" svg:x2="7.587cm" svg:y2="9.348cm">
          <text:p/>
        </draw:line>
        <draw:line draw:style-name="gr2" draw:text-style-name="P1" draw:layer="layout" svg:x1="8.418cm" svg:y1="6.834cm" svg:x2="8.417cm" svg:y2="9.372cm">
          <text:p/>
        </draw:line>
        <draw:line draw:style-name="gr2" draw:text-style-name="P1" draw:layer="layout" svg:x1="8.899cm" svg:y1="6.834cm" svg:x2="8.898cm" svg:y2="9.36cm">
          <text:p/>
        </draw:line>
        <draw:line draw:style-name="gr2" draw:text-style-name="P1" draw:layer="layout" svg:x1="9.656cm" svg:y1="6.822cm" svg:x2="9.656cm" svg:y2="9.36cm">
          <text:p/>
        </draw:line>
        <draw:line draw:style-name="gr2" draw:text-style-name="P1" draw:layer="layout" svg:x1="10.198cm" svg:y1="6.834cm" svg:x2="10.197cm" svg:y2="9.36cm">
          <text:p/>
        </draw:line>
        <draw:line draw:style-name="gr2" draw:text-style-name="P1" draw:layer="layout" svg:x1="10.883cm" svg:y1="6.834cm" svg:x2="10.883cm" svg:y2="9.36cm">
          <text:p/>
        </draw:line>
        <draw:line draw:style-name="gr2" draw:text-style-name="P1" draw:layer="layout" svg:x1="11.509cm" svg:y1="6.822cm" svg:x2="11.508cm" svg:y2="9.372cm">
          <text:p/>
        </draw:line>
        <draw:line draw:style-name="gr2" draw:text-style-name="P1" draw:layer="layout" svg:x1="12.11cm" svg:y1="6.822cm" svg:x2="12.122cm" svg:y2="9.396cm">
          <text:p/>
        </draw:line>
        <draw:line draw:style-name="gr2" draw:text-style-name="P1" draw:layer="layout" svg:x1="12.819cm" svg:y1="6.81cm" svg:x2="12.819cm" svg:y2="9.384cm">
          <text:p/>
        </draw:line>
        <draw:line draw:style-name="gr2" draw:text-style-name="P1" draw:layer="layout" svg:x1="13.361cm" svg:y1="6.822cm" svg:x2="13.361cm" svg:y2="9.372cm">
          <text:p/>
        </draw:line>
        <draw:line draw:style-name="gr2" draw:text-style-name="P1" draw:layer="layout" svg:x1="14.118cm" svg:y1="6.822cm" svg:x2="14.118cm" svg:y2="9.36cm">
          <text:p/>
        </draw:line>
        <draw:line draw:style-name="gr2" draw:text-style-name="P1" draw:layer="layout" svg:x1="14.587cm" svg:y1="6.81cm" svg:x2="14.587cm" svg:y2="9.372cm">
          <text:p/>
        </draw:line>
        <draw:line draw:style-name="gr2" draw:text-style-name="P1" draw:layer="layout" svg:x1="15.441cm" svg:y1="6.81cm" svg:x2="15.441cm" svg:y2="9.336cm">
          <text:p/>
        </draw:line>
        <draw:line draw:style-name="gr2" draw:text-style-name="P1" draw:layer="layout" svg:x1="15.814cm" svg:y1="6.822cm" svg:x2="15.814cm" svg:y2="9.36cm">
          <text:p/>
        </draw:line>
        <draw:line draw:style-name="gr2" draw:text-style-name="P1" draw:layer="layout" svg:x1="16.764cm" svg:y1="6.846cm" svg:x2="16.752cm" svg:y2="9.36cm">
          <text:p/>
        </draw:line>
        <draw:line draw:style-name="gr2" draw:text-style-name="P1" draw:layer="layout" svg:x1="17.053cm" svg:y1="6.834cm" svg:x2="17.053cm" svg:y2="9.372cm">
          <text:p/>
        </draw:line>
        <draw:line draw:style-name="gr2" draw:text-style-name="P1" draw:layer="layout" svg:x1="18.075cm" svg:y1="6.834cm" svg:x2="18.075cm" svg:y2="9.36cm">
          <text:p/>
        </draw:line>
        <draw:line draw:style-name="gr2" draw:text-style-name="P1" draw:layer="layout" svg:x1="18.279cm" svg:y1="6.81cm" svg:x2="18.279cm" svg:y2="9.336cm">
          <text:p/>
        </draw:line>
        <draw:line draw:style-name="gr2" draw:text-style-name="P1" draw:layer="layout" svg:x1="3.571cm" svg:y1="6.81cm" svg:x2="3.667cm" svg:y2="6.822cm">
          <text:p/>
        </draw:line>
        <draw:line draw:style-name="gr2" draw:text-style-name="P1" draw:layer="layout" svg:x1="4.749cm" svg:y1="6.81cm" svg:x2="4.99cm" svg:y2="6.81cm">
          <text:p/>
        </draw:line>
        <draw:line draw:style-name="gr2" draw:text-style-name="P1" draw:layer="layout" svg:x1="5.953cm" svg:y1="6.822cm" svg:x2="6.277cm" svg:y2="6.822cm">
          <text:p/>
        </draw:line>
        <draw:line draw:style-name="gr2" draw:text-style-name="P2" draw:layer="layout" svg:x1="7.179cm" svg:y1="6.834cm" svg:x2="7.588cm" svg:y2="6.834cm">
          <text:p/>
        </draw:line>
        <draw:line draw:style-name="gr2" draw:text-style-name="P1" draw:layer="layout" svg:x1="8.418cm" svg:y1="6.834cm" svg:x2="8.899cm" svg:y2="6.834cm">
          <text:p/>
        </draw:line>
        <draw:line draw:style-name="gr2" draw:text-style-name="P1" draw:layer="layout" svg:x1="9.656cm" svg:y1="6.822cm" svg:x2="10.198cm" svg:y2="6.834cm">
          <text:p/>
        </draw:line>
        <draw:line draw:style-name="gr2" draw:text-style-name="P1" draw:layer="layout" svg:x1="10.883cm" svg:y1="6.834cm" svg:x2="11.509cm" svg:y2="6.822cm">
          <text:p/>
        </draw:line>
        <draw:line draw:style-name="gr2" draw:text-style-name="P1" draw:layer="layout" svg:x1="12.11cm" svg:y1="6.822cm" svg:x2="12.819cm" svg:y2="6.81cm">
          <text:p/>
        </draw:line>
        <draw:line draw:style-name="gr2" draw:text-style-name="P1" draw:layer="layout" svg:x1="13.361cm" svg:y1="6.822cm" svg:x2="14.118cm" svg:y2="6.822cm">
          <text:p/>
        </draw:line>
        <draw:line draw:style-name="gr2" draw:text-style-name="P1" draw:layer="layout" svg:x1="14.587cm" svg:y1="6.81cm" svg:x2="15.441cm" svg:y2="6.81cm">
          <text:p/>
        </draw:line>
        <draw:line draw:style-name="gr2" draw:text-style-name="P1" draw:layer="layout" svg:x1="15.814cm" svg:y1="6.822cm" svg:x2="16.764cm" svg:y2="6.846cm">
          <text:p/>
        </draw:line>
        <draw:line draw:style-name="gr2" draw:text-style-name="P1" draw:layer="layout" svg:x1="3.667cm" svg:y1="9.36cm" svg:x2="4.749cm" svg:y2="9.372cm">
          <text:p/>
        </draw:line>
        <draw:line draw:style-name="gr2" draw:text-style-name="P1" draw:layer="layout" svg:x1="5.002cm" svg:y1="9.36cm" svg:x2="5.952cm" svg:y2="9.36cm">
          <text:p/>
        </draw:line>
        <draw:line draw:style-name="gr2" draw:text-style-name="P1" draw:layer="layout" svg:x1="6.277cm" svg:y1="9.372cm" svg:x2="7.179cm" svg:y2="9.372cm">
          <text:p/>
        </draw:line>
        <draw:line draw:style-name="gr2" draw:text-style-name="P1" draw:layer="layout" svg:x1="7.587cm" svg:y1="9.348cm" svg:x2="8.417cm" svg:y2="9.372cm">
          <text:p/>
        </draw:line>
        <draw:line draw:style-name="gr2" draw:text-style-name="P1" draw:layer="layout" svg:x1="8.898cm" svg:y1="9.36cm" svg:x2="9.656cm" svg:y2="9.36cm">
          <text:p/>
        </draw:line>
        <draw:line draw:style-name="gr2" draw:text-style-name="P1" draw:layer="layout" svg:x1="10.197cm" svg:y1="9.36cm" svg:x2="10.883cm" svg:y2="9.36cm">
          <text:p/>
        </draw:line>
        <draw:line draw:style-name="gr2" draw:text-style-name="P1" draw:layer="layout" svg:x1="11.508cm" svg:y1="9.372cm" svg:x2="12.122cm" svg:y2="9.396cm">
          <text:p/>
        </draw:line>
        <draw:line draw:style-name="gr2" draw:text-style-name="P1" draw:layer="layout" svg:x1="12.819cm" svg:y1="9.384cm" svg:x2="13.361cm" svg:y2="9.372cm">
          <text:p/>
        </draw:line>
        <draw:line draw:style-name="gr2" draw:text-style-name="P1" draw:layer="layout" svg:x1="14.118cm" svg:y1="9.36cm" svg:x2="14.587cm" svg:y2="9.372cm">
          <text:p/>
        </draw:line>
        <draw:line draw:style-name="gr2" draw:text-style-name="P1" draw:layer="layout" svg:x1="15.441cm" svg:y1="9.336cm" svg:x2="15.814cm" svg:y2="9.36cm">
          <text:p/>
        </draw:line>
        <draw:line draw:style-name="gr2" draw:text-style-name="P1" draw:layer="layout" svg:x1="16.752cm" svg:y1="9.36cm" svg:x2="17.053cm" svg:y2="9.372cm">
          <text:p/>
        </draw:line>
        <draw:line draw:style-name="gr2" draw:text-style-name="P1" draw:layer="layout" svg:x1="18.075cm" svg:y1="9.36cm" svg:x2="18.279cm" svg:y2="9.336cm">
          <text:p/>
        </draw:line>
        <draw:line draw:style-name="gr2" draw:text-style-name="P1" draw:layer="layout" svg:x1="17.053cm" svg:y1="6.834cm" svg:x2="18.075cm" svg:y2="6.834cm">
          <text:p/>
        </draw:line>
        <draw:line draw:style-name="gr2" draw:text-style-name="P1" draw:layer="layout" svg:x1="18.279cm" svg:y1="6.81cm" svg:x2="18.716cm" svg:y2="6.827cm">
          <text:p/>
        </draw:line>
        <draw:line draw:style-name="gr3" draw:text-style-name="P1" draw:layer="layout" svg:x1="3.568cm" svg:y1="3.326cm" svg:x2="18.808cm" svg:y2="5.231cm">
          <text:p/>
        </draw:line>
        <draw:line draw:style-name="gr3" draw:text-style-name="P1" draw:layer="layout" svg:x1="18.813cm" svg:y1="9.36cm" svg:x2="18.813cm" svg:y2="6.822cm">
          <text:p/>
        </draw:line>
        <draw:line draw:style-name="gr3" draw:text-style-name="P1" draw:layer="layout" svg:x1="18.717cm" svg:y1="6.834cm" svg:x2="18.717cm" svg:y2="9.372cm">
          <text:p/>
        </draw:line>
        <draw:line draw:style-name="gr3" draw:text-style-name="P1" draw:layer="layout" svg:x1="17.635cm" svg:y1="6.822cm" svg:x2="17.635cm" svg:y2="9.384cm">
          <text:p/>
        </draw:line>
        <draw:line draw:style-name="gr3" draw:text-style-name="P1" draw:layer="layout" svg:x1="17.394cm" svg:y1="6.822cm" svg:x2="17.382cm" svg:y2="9.372cm">
          <text:p/>
        </draw:line>
        <draw:line draw:style-name="gr3" draw:text-style-name="P1" draw:layer="layout" svg:x1="16.431cm" svg:y1="6.834cm" svg:x2="16.432cm" svg:y2="9.372cm">
          <text:p/>
        </draw:line>
        <draw:line draw:style-name="gr3" draw:text-style-name="P1" draw:layer="layout" svg:x1="16.107cm" svg:y1="6.834cm" svg:x2="16.107cm" svg:y2="9.384cm">
          <text:p/>
        </draw:line>
        <draw:line draw:style-name="gr3" draw:text-style-name="P1" draw:layer="layout" svg:x1="15.205cm" svg:y1="6.846cm" svg:x2="15.205cm" svg:y2="9.384cm">
          <text:p/>
        </draw:line>
        <draw:line draw:style-name="gr3" draw:text-style-name="P1" draw:layer="layout" svg:x1="14.796cm" svg:y1="6.846cm" svg:x2="14.797cm" svg:y2="9.36cm">
          <text:p/>
        </draw:line>
        <draw:line draw:style-name="gr3" draw:text-style-name="P1" draw:layer="layout" svg:x1="13.966cm" svg:y1="6.846cm" svg:x2="13.967cm" svg:y2="9.384cm">
          <text:p/>
        </draw:line>
        <draw:line draw:style-name="gr3" draw:text-style-name="P1" draw:layer="layout" svg:x1="13.485cm" svg:y1="6.846cm" svg:x2="13.486cm" svg:y2="9.372cm">
          <text:p/>
        </draw:line>
        <draw:line draw:style-name="gr3" draw:text-style-name="P1" draw:layer="layout" svg:x1="12.728cm" svg:y1="6.834cm" svg:x2="12.728cm" svg:y2="9.372cm">
          <text:p/>
        </draw:line>
        <draw:line draw:style-name="gr3" draw:text-style-name="P1" draw:layer="layout" svg:x1="12.186cm" svg:y1="6.846cm" svg:x2="12.187cm" svg:y2="9.372cm">
          <text:p/>
        </draw:line>
        <draw:line draw:style-name="gr3" draw:text-style-name="P1" draw:layer="layout" svg:x1="11.501cm" svg:y1="6.846cm" svg:x2="11.501cm" svg:y2="9.372cm">
          <text:p/>
        </draw:line>
        <draw:line draw:style-name="gr3" draw:text-style-name="P1" draw:layer="layout" svg:x1="10.875cm" svg:y1="6.834cm" svg:x2="10.876cm" svg:y2="9.384cm">
          <text:p/>
        </draw:line>
        <draw:line draw:style-name="gr3" draw:text-style-name="P1" draw:layer="layout" svg:x1="10.273cm" svg:y1="6.856cm" svg:x2="10.261cm" svg:y2="9.43cm">
          <text:p/>
        </draw:line>
        <draw:line draw:style-name="gr3" draw:text-style-name="P1" draw:layer="layout" svg:x1="9.564cm" svg:y1="6.844cm" svg:x2="9.564cm" svg:y2="9.418cm">
          <text:p/>
        </draw:line>
        <draw:line draw:style-name="gr3" draw:text-style-name="P1" draw:layer="layout" svg:x1="9.022cm" svg:y1="6.856cm" svg:x2="9.022cm" svg:y2="9.406cm">
          <text:p/>
        </draw:line>
        <draw:line draw:style-name="gr3" draw:text-style-name="P1" draw:layer="layout" svg:x1="8.265cm" svg:y1="6.856cm" svg:x2="8.265cm" svg:y2="9.394cm">
          <text:p/>
        </draw:line>
        <draw:line draw:style-name="gr3" draw:text-style-name="P1" draw:layer="layout" svg:x1="7.796cm" svg:y1="6.844cm" svg:x2="7.796cm" svg:y2="9.406cm">
          <text:p/>
        </draw:line>
        <draw:line draw:style-name="gr3" draw:text-style-name="P1" draw:layer="layout" svg:x1="6.942cm" svg:y1="6.844cm" svg:x2="6.942cm" svg:y2="9.37cm">
          <text:p/>
        </draw:line>
        <draw:line draw:style-name="gr3" draw:text-style-name="P1" draw:layer="layout" svg:x1="6.569cm" svg:y1="6.856cm" svg:x2="6.569cm" svg:y2="9.394cm">
          <text:p/>
        </draw:line>
        <draw:line draw:style-name="gr3" draw:text-style-name="P1" draw:layer="layout" svg:x1="5.619cm" svg:y1="6.88cm" svg:x2="5.631cm" svg:y2="9.394cm">
          <text:p/>
        </draw:line>
        <draw:line draw:style-name="gr3" draw:text-style-name="P1" draw:layer="layout" svg:x1="5.33cm" svg:y1="6.868cm" svg:x2="5.33cm" svg:y2="9.406cm">
          <text:p/>
        </draw:line>
        <draw:line draw:style-name="gr3" draw:text-style-name="P1" draw:layer="layout" svg:x1="4.308cm" svg:y1="6.868cm" svg:x2="4.308cm" svg:y2="9.394cm">
          <text:p/>
        </draw:line>
        <draw:line draw:style-name="gr3" draw:text-style-name="P1" draw:layer="layout" svg:x1="4.104cm" svg:y1="6.844cm" svg:x2="4.104cm" svg:y2="9.37cm">
          <text:p/>
        </draw:line>
        <draw:line draw:style-name="gr3" draw:text-style-name="P1" draw:layer="layout" svg:x1="18.813cm" svg:y1="6.822cm" svg:x2="18.717cm" svg:y2="6.834cm">
          <text:p/>
        </draw:line>
        <draw:line draw:style-name="gr3" draw:text-style-name="P1" draw:layer="layout" svg:x1="17.635cm" svg:y1="6.822cm" svg:x2="17.394cm" svg:y2="6.822cm">
          <text:p/>
        </draw:line>
        <draw:line draw:style-name="gr3" draw:text-style-name="P1" draw:layer="layout" svg:x1="16.431cm" svg:y1="6.834cm" svg:x2="16.107cm" svg:y2="6.834cm">
          <text:p/>
        </draw:line>
        <draw:line draw:style-name="gr3" draw:text-style-name="P2" draw:layer="layout" svg:x1="15.205cm" svg:y1="6.846cm" svg:x2="14.796cm" svg:y2="6.846cm">
          <text:p/>
        </draw:line>
        <draw:line draw:style-name="gr3" draw:text-style-name="P1" draw:layer="layout" svg:x1="13.966cm" svg:y1="6.846cm" svg:x2="13.485cm" svg:y2="6.846cm">
          <text:p/>
        </draw:line>
        <draw:line draw:style-name="gr3" draw:text-style-name="P1" draw:layer="layout" svg:x1="12.728cm" svg:y1="6.834cm" svg:x2="12.186cm" svg:y2="6.846cm">
          <text:p/>
        </draw:line>
        <draw:line draw:style-name="gr3" draw:text-style-name="P1" draw:layer="layout" svg:x1="11.501cm" svg:y1="6.846cm" svg:x2="10.875cm" svg:y2="6.834cm">
          <text:p/>
        </draw:line>
        <draw:line draw:style-name="gr3" draw:text-style-name="P1" draw:layer="layout" svg:x1="10.273cm" svg:y1="6.856cm" svg:x2="9.564cm" svg:y2="6.844cm">
          <text:p/>
        </draw:line>
        <draw:line draw:style-name="gr3" draw:text-style-name="P1" draw:layer="layout" svg:x1="9.022cm" svg:y1="6.856cm" svg:x2="8.265cm" svg:y2="6.856cm">
          <text:p/>
        </draw:line>
        <draw:line draw:style-name="gr3" draw:text-style-name="P1" draw:layer="layout" svg:x1="7.796cm" svg:y1="6.844cm" svg:x2="6.942cm" svg:y2="6.844cm">
          <text:p/>
        </draw:line>
        <draw:line draw:style-name="gr3" draw:text-style-name="P1" draw:layer="layout" svg:x1="6.569cm" svg:y1="6.856cm" svg:x2="5.619cm" svg:y2="6.88cm">
          <text:p/>
        </draw:line>
        <draw:line draw:style-name="gr3" draw:text-style-name="P1" draw:layer="layout" svg:x1="18.717cm" svg:y1="9.372cm" svg:x2="17.635cm" svg:y2="9.384cm">
          <text:p/>
        </draw:line>
        <draw:line draw:style-name="gr3" draw:text-style-name="P1" draw:layer="layout" svg:x1="17.382cm" svg:y1="9.347cm" svg:x2="16.432cm" svg:y2="9.347cm">
          <text:p/>
        </draw:line>
        <draw:line draw:style-name="gr3" draw:text-style-name="P1" draw:layer="layout" svg:x1="16.107cm" svg:y1="9.384cm" svg:x2="15.205cm" svg:y2="9.384cm">
          <text:p/>
        </draw:line>
        <draw:line draw:style-name="gr3" draw:text-style-name="P1" draw:layer="layout" svg:x1="14.797cm" svg:y1="9.36cm" svg:x2="13.967cm" svg:y2="9.384cm">
          <text:p/>
        </draw:line>
        <draw:line draw:style-name="gr3" draw:text-style-name="P1" draw:layer="layout" svg:x1="13.486cm" svg:y1="9.372cm" svg:x2="12.728cm" svg:y2="9.372cm">
          <text:p/>
        </draw:line>
        <draw:line draw:style-name="gr3" draw:text-style-name="P1" draw:layer="layout" svg:x1="12.187cm" svg:y1="9.372cm" svg:x2="11.501cm" svg:y2="9.372cm">
          <text:p/>
        </draw:line>
        <draw:line draw:style-name="gr3" draw:text-style-name="P1" draw:layer="layout" svg:x1="10.875cm" svg:y1="9.406cm" svg:x2="10.261cm" svg:y2="9.43cm">
          <text:p/>
        </draw:line>
        <draw:line draw:style-name="gr3" draw:text-style-name="P1" draw:layer="layout" svg:x1="9.564cm" svg:y1="9.418cm" svg:x2="9.022cm" svg:y2="9.406cm">
          <text:p/>
        </draw:line>
        <draw:line draw:style-name="gr3" draw:text-style-name="P1" draw:layer="layout" svg:x1="8.265cm" svg:y1="9.394cm" svg:x2="7.796cm" svg:y2="9.406cm">
          <text:p/>
        </draw:line>
        <draw:line draw:style-name="gr3" draw:text-style-name="P1" draw:layer="layout" svg:x1="6.942cm" svg:y1="9.37cm" svg:x2="6.569cm" svg:y2="9.394cm">
          <text:p/>
        </draw:line>
        <draw:line draw:style-name="gr3" draw:text-style-name="P1" draw:layer="layout" svg:x1="5.631cm" svg:y1="9.394cm" svg:x2="5.33cm" svg:y2="9.406cm">
          <text:p/>
        </draw:line>
        <draw:line draw:style-name="gr3" draw:text-style-name="P1" draw:layer="layout" svg:x1="4.308cm" svg:y1="9.394cm" svg:x2="4.104cm" svg:y2="9.37cm">
          <text:p/>
        </draw:line>
        <draw:line draw:style-name="gr3" draw:text-style-name="P1" draw:layer="layout" svg:x1="5.33cm" svg:y1="6.868cm" svg:x2="4.308cm" svg:y2="6.868cm">
          <text:p/>
        </draw:line>
        <draw:line draw:style-name="gr3" draw:text-style-name="P1" draw:layer="layout" svg:x1="4.104cm" svg:y1="6.844cm" svg:x2="3.667cm" svg:y2="6.861cm">
          <text:p/>
        </draw:line>
        <draw:line draw:style-name="gr4" draw:text-style-name="P1" draw:layer="layout" svg:x1="3.571cm" svg:y1="9.348cm" svg:x2="3.667cm" svg:y2="9.36cm">
          <text:p/>
        </draw:line>
        <draw:line draw:style-name="gr3" draw:text-style-name="P1" draw:layer="layout" svg:x1="18.813cm" svg:y1="9.36cm" svg:x2="18.813cm" svg:y2="6.822cm">
          <text:p/>
        </draw:line>
        <draw:line draw:style-name="gr3" draw:text-style-name="P1" draw:layer="layout" svg:x1="18.717cm" svg:y1="6.834cm" svg:x2="18.717cm" svg:y2="9.372cm">
          <text:p/>
        </draw:line>
        <draw:line draw:style-name="gr3" draw:text-style-name="P1" draw:layer="layout" svg:x1="17.635cm" svg:y1="6.822cm" svg:x2="17.635cm" svg:y2="9.384cm">
          <text:p/>
        </draw:line>
        <draw:line draw:style-name="gr3" draw:text-style-name="P1" draw:layer="layout" svg:x1="17.394cm" svg:y1="6.822cm" svg:x2="17.382cm" svg:y2="9.372cm">
          <text:p/>
        </draw:line>
        <draw:line draw:style-name="gr3" draw:text-style-name="P1" draw:layer="layout" svg:x1="16.431cm" svg:y1="6.834cm" svg:x2="16.432cm" svg:y2="9.372cm">
          <text:p/>
        </draw:line>
        <draw:line draw:style-name="gr3" draw:text-style-name="P1" draw:layer="layout" svg:x1="16.107cm" svg:y1="6.834cm" svg:x2="16.107cm" svg:y2="9.384cm">
          <text:p/>
        </draw:line>
        <draw:line draw:style-name="gr3" draw:text-style-name="P1" draw:layer="layout" svg:x1="15.205cm" svg:y1="6.846cm" svg:x2="15.205cm" svg:y2="9.384cm">
          <text:p/>
        </draw:line>
        <draw:line draw:style-name="gr3" draw:text-style-name="P1" draw:layer="layout" svg:x1="14.796cm" svg:y1="6.846cm" svg:x2="14.797cm" svg:y2="9.36cm">
          <text:p/>
        </draw:line>
        <draw:line draw:style-name="gr3" draw:text-style-name="P1" draw:layer="layout" svg:x1="13.966cm" svg:y1="6.846cm" svg:x2="13.967cm" svg:y2="9.384cm">
          <text:p/>
        </draw:line>
        <draw:line draw:style-name="gr3" draw:text-style-name="P1" draw:layer="layout" svg:x1="13.485cm" svg:y1="6.846cm" svg:x2="13.486cm" svg:y2="9.372cm">
          <text:p/>
        </draw:line>
        <draw:line draw:style-name="gr3" draw:text-style-name="P1" draw:layer="layout" svg:x1="12.728cm" svg:y1="6.834cm" svg:x2="12.728cm" svg:y2="9.372cm">
          <text:p/>
        </draw:line>
        <draw:line draw:style-name="gr3" draw:text-style-name="P1" draw:layer="layout" svg:x1="12.186cm" svg:y1="6.846cm" svg:x2="12.187cm" svg:y2="9.372cm">
          <text:p/>
        </draw:line>
        <draw:line draw:style-name="gr3" draw:text-style-name="P1" draw:layer="layout" svg:x1="11.501cm" svg:y1="6.846cm" svg:x2="11.501cm" svg:y2="9.372cm">
          <text:p/>
        </draw:line>
        <draw:line draw:style-name="gr3" draw:text-style-name="P1" draw:layer="layout" svg:x1="10.875cm" svg:y1="6.834cm" svg:x2="10.876cm" svg:y2="9.384cm">
          <text:p/>
        </draw:line>
        <draw:line draw:style-name="gr3" draw:text-style-name="P1" draw:layer="layout" svg:x1="10.273cm" svg:y1="6.856cm" svg:x2="10.261cm" svg:y2="9.43cm">
          <text:p/>
        </draw:line>
        <draw:line draw:style-name="gr3" draw:text-style-name="P1" draw:layer="layout" svg:x1="9.564cm" svg:y1="6.844cm" svg:x2="9.564cm" svg:y2="9.418cm">
          <text:p/>
        </draw:line>
        <draw:line draw:style-name="gr3" draw:text-style-name="P1" draw:layer="layout" svg:x1="9.022cm" svg:y1="6.856cm" svg:x2="9.022cm" svg:y2="9.406cm">
          <text:p/>
        </draw:line>
        <draw:line draw:style-name="gr3" draw:text-style-name="P1" draw:layer="layout" svg:x1="8.265cm" svg:y1="6.856cm" svg:x2="8.265cm" svg:y2="9.394cm">
          <text:p/>
        </draw:line>
        <draw:line draw:style-name="gr3" draw:text-style-name="P1" draw:layer="layout" svg:x1="7.796cm" svg:y1="6.844cm" svg:x2="7.796cm" svg:y2="9.406cm">
          <text:p/>
        </draw:line>
        <draw:line draw:style-name="gr3" draw:text-style-name="P1" draw:layer="layout" svg:x1="6.942cm" svg:y1="6.844cm" svg:x2="6.942cm" svg:y2="9.37cm">
          <text:p/>
        </draw:line>
        <draw:line draw:style-name="gr3" draw:text-style-name="P1" draw:layer="layout" svg:x1="6.569cm" svg:y1="6.856cm" svg:x2="6.569cm" svg:y2="9.394cm">
          <text:p/>
        </draw:line>
        <draw:line draw:style-name="gr3" draw:text-style-name="P1" draw:layer="layout" svg:x1="5.619cm" svg:y1="6.88cm" svg:x2="5.631cm" svg:y2="9.394cm">
          <text:p/>
        </draw:line>
        <draw:line draw:style-name="gr3" draw:text-style-name="P1" draw:layer="layout" svg:x1="5.33cm" svg:y1="6.868cm" svg:x2="5.33cm" svg:y2="9.406cm">
          <text:p/>
        </draw:line>
        <draw:line draw:style-name="gr3" draw:text-style-name="P1" draw:layer="layout" svg:x1="4.308cm" svg:y1="6.868cm" svg:x2="4.308cm" svg:y2="9.394cm">
          <text:p/>
        </draw:line>
        <draw:line draw:style-name="gr3" draw:text-style-name="P1" draw:layer="layout" svg:x1="4.104cm" svg:y1="6.844cm" svg:x2="4.104cm" svg:y2="9.37cm">
          <text:p/>
        </draw:line>
        <draw:line draw:style-name="gr3" draw:text-style-name="P1" draw:layer="layout" svg:x1="18.813cm" svg:y1="6.822cm" svg:x2="18.717cm" svg:y2="6.834cm">
          <text:p/>
        </draw:line>
        <draw:line draw:style-name="gr3" draw:text-style-name="P1" draw:layer="layout" svg:x1="17.635cm" svg:y1="6.822cm" svg:x2="17.394cm" svg:y2="6.822cm">
          <text:p/>
        </draw:line>
        <draw:line draw:style-name="gr3" draw:text-style-name="P1" draw:layer="layout" svg:x1="16.431cm" svg:y1="6.834cm" svg:x2="16.107cm" svg:y2="6.834cm">
          <text:p/>
        </draw:line>
        <draw:line draw:style-name="gr3" draw:text-style-name="P2" draw:layer="layout" svg:x1="15.205cm" svg:y1="6.846cm" svg:x2="14.796cm" svg:y2="6.846cm">
          <text:p/>
        </draw:line>
        <draw:line draw:style-name="gr3" draw:text-style-name="P1" draw:layer="layout" svg:x1="13.966cm" svg:y1="6.846cm" svg:x2="13.485cm" svg:y2="6.846cm">
          <text:p/>
        </draw:line>
        <draw:line draw:style-name="gr3" draw:text-style-name="P1" draw:layer="layout" svg:x1="12.728cm" svg:y1="6.834cm" svg:x2="12.186cm" svg:y2="6.846cm">
          <text:p/>
        </draw:line>
        <draw:line draw:style-name="gr3" draw:text-style-name="P1" draw:layer="layout" svg:x1="11.501cm" svg:y1="6.846cm" svg:x2="10.875cm" svg:y2="6.834cm">
          <text:p/>
        </draw:line>
        <draw:line draw:style-name="gr3" draw:text-style-name="P1" draw:layer="layout" svg:x1="10.273cm" svg:y1="6.856cm" svg:x2="9.564cm" svg:y2="6.844cm">
          <text:p/>
        </draw:line>
        <draw:line draw:style-name="gr3" draw:text-style-name="P1" draw:layer="layout" svg:x1="9.022cm" svg:y1="6.856cm" svg:x2="8.265cm" svg:y2="6.856cm">
          <text:p/>
        </draw:line>
        <draw:line draw:style-name="gr3" draw:text-style-name="P1" draw:layer="layout" svg:x1="7.796cm" svg:y1="6.844cm" svg:x2="6.942cm" svg:y2="6.844cm">
          <text:p/>
        </draw:line>
        <draw:line draw:style-name="gr3" draw:text-style-name="P1" draw:layer="layout" svg:x1="6.569cm" svg:y1="6.856cm" svg:x2="5.619cm" svg:y2="6.88cm">
          <text:p/>
        </draw:line>
        <draw:line draw:style-name="gr3" draw:text-style-name="P1" draw:layer="layout" svg:x1="18.717cm" svg:y1="9.372cm" svg:x2="17.635cm" svg:y2="9.384cm">
          <text:p/>
        </draw:line>
        <draw:line draw:style-name="gr3" draw:text-style-name="P1" draw:layer="layout" svg:x1="17.382cm" svg:y1="9.347cm" svg:x2="16.432cm" svg:y2="9.347cm">
          <text:p/>
        </draw:line>
        <draw:line draw:style-name="gr3" draw:text-style-name="P1" draw:layer="layout" svg:x1="16.107cm" svg:y1="9.384cm" svg:x2="15.205cm" svg:y2="9.384cm">
          <text:p/>
        </draw:line>
        <draw:line draw:style-name="gr3" draw:text-style-name="P1" draw:layer="layout" svg:x1="14.797cm" svg:y1="9.36cm" svg:x2="13.967cm" svg:y2="9.384cm">
          <text:p/>
        </draw:line>
        <draw:line draw:style-name="gr3" draw:text-style-name="P1" draw:layer="layout" svg:x1="13.486cm" svg:y1="9.372cm" svg:x2="12.728cm" svg:y2="9.372cm">
          <text:p/>
        </draw:line>
        <draw:line draw:style-name="gr3" draw:text-style-name="P1" draw:layer="layout" svg:x1="12.187cm" svg:y1="9.372cm" svg:x2="11.501cm" svg:y2="9.372cm">
          <text:p/>
        </draw:line>
        <draw:line draw:style-name="gr3" draw:text-style-name="P1" draw:layer="layout" svg:x1="10.875cm" svg:y1="9.406cm" svg:x2="10.261cm" svg:y2="9.43cm">
          <text:p/>
        </draw:line>
        <draw:line draw:style-name="gr3" draw:text-style-name="P1" draw:layer="layout" svg:x1="9.564cm" svg:y1="9.418cm" svg:x2="9.022cm" svg:y2="9.406cm">
          <text:p/>
        </draw:line>
        <draw:line draw:style-name="gr3" draw:text-style-name="P1" draw:layer="layout" svg:x1="8.265cm" svg:y1="9.394cm" svg:x2="7.796cm" svg:y2="9.406cm">
          <text:p/>
        </draw:line>
        <draw:line draw:style-name="gr3" draw:text-style-name="P1" draw:layer="layout" svg:x1="6.942cm" svg:y1="9.37cm" svg:x2="6.569cm" svg:y2="9.394cm">
          <text:p/>
        </draw:line>
        <draw:line draw:style-name="gr3" draw:text-style-name="P1" draw:layer="layout" svg:x1="5.631cm" svg:y1="9.394cm" svg:x2="5.33cm" svg:y2="9.406cm">
          <text:p/>
        </draw:line>
        <draw:line draw:style-name="gr3" draw:text-style-name="P1" draw:layer="layout" svg:x1="4.308cm" svg:y1="9.394cm" svg:x2="4.104cm" svg:y2="9.37cm">
          <text:p/>
        </draw:line>
        <draw:line draw:style-name="gr3" draw:text-style-name="P1" draw:layer="layout" svg:x1="5.33cm" svg:y1="6.868cm" svg:x2="4.308cm" svg:y2="6.868cm">
          <text:p/>
        </draw:line>
        <draw:line draw:style-name="gr3" draw:text-style-name="P1" draw:layer="layout" svg:x1="4.104cm" svg:y1="6.844cm" svg:x2="3.667cm" svg:y2="6.861cm">
          <text:p/>
        </draw:line>
        <draw:line draw:style-name="gr2" draw:text-style-name="P1" draw:layer="layout" svg:x1="18.276cm" svg:y1="10.549cm" svg:x2="18.713cm" svg:y2="10.566cm">
          <text:p/>
        </draw:line>
        <draw:line draw:style-name="gr5" draw:text-style-name="P1" draw:layer="layout" svg:x1="3.664cm" svg:y1="13.099cm" svg:x2="4.102cm" svg:y2="13.109cm">
          <text:p/>
        </draw:line>
        <draw:line draw:style-name="gr5" draw:text-style-name="P1" draw:layer="layout" svg:x1="4.11cm" svg:y1="11.897cm" svg:x2="4.102cm" svg:y2="13.11cm">
          <text:p/>
        </draw:line>
        <draw:line draw:style-name="gr5" draw:text-style-name="P1" draw:layer="layout" svg:x1="4.11cm" svg:y1="11.897cm" svg:x2="4.314cm" svg:y2="11.897cm">
          <text:p/>
        </draw:line>
        <draw:line draw:style-name="gr5" draw:text-style-name="P1" draw:layer="layout" svg:x1="4.314cm" svg:y1="11.897cm" svg:x2="4.305cm" svg:y2="13.087cm">
          <text:p/>
        </draw:line>
        <draw:line draw:style-name="gr5" draw:text-style-name="P1" draw:layer="layout" svg:x1="4.305cm" svg:y1="13.087cm" svg:x2="4.767cm" svg:y2="13.069cm">
          <text:p/>
        </draw:line>
        <draw:line draw:style-name="gr5" draw:text-style-name="P1" draw:layer="layout" svg:x1="4.767cm" svg:y1="13.069cm" svg:x2="4.752cm" svg:y2="11.896cm">
          <text:p/>
        </draw:line>
        <draw:line draw:style-name="gr5" draw:text-style-name="P1" draw:layer="layout" svg:x1="4.752cm" svg:y1="11.896cm" svg:x2="5.009cm" svg:y2="11.896cm">
          <text:p/>
        </draw:line>
        <draw:line draw:style-name="gr5" draw:text-style-name="P1" draw:layer="layout" svg:x1="5.009cm" svg:y1="11.896cm" svg:x2="4.999cm" svg:y2="13.099cm">
          <text:p/>
        </draw:line>
        <draw:line draw:style-name="gr5" draw:text-style-name="P1" draw:layer="layout" svg:x1="4.999cm" svg:y1="13.099cm" svg:x2="5.334cm" svg:y2="13.091cm">
          <text:p/>
        </draw:line>
        <draw:line draw:style-name="gr5" draw:text-style-name="P1" draw:layer="layout" svg:x1="5.334cm" svg:y1="13.091cm" svg:x2="5.334cm" svg:y2="11.889cm">
          <text:p/>
        </draw:line>
        <draw:line draw:style-name="gr5" draw:text-style-name="P1" draw:layer="layout" svg:x1="5.334cm" svg:y1="11.889cm" svg:x2="5.637cm" svg:y2="11.889cm">
          <text:p/>
        </draw:line>
        <draw:line draw:style-name="gr5" draw:text-style-name="P1" draw:layer="layout" svg:x1="5.637cm" svg:y1="11.889cm" svg:x2="5.628cm" svg:y2="13.133cm">
          <text:p/>
        </draw:line>
        <draw:line draw:style-name="gr5" draw:text-style-name="P1" draw:layer="layout" svg:x1="5.628cm" svg:y1="13.133cm" svg:x2="5.949cm" svg:y2="13.099cm">
          <text:p/>
        </draw:line>
        <draw:line draw:style-name="gr5" draw:text-style-name="P1" draw:layer="layout" svg:x1="5.949cm" svg:y1="13.099cm" svg:x2="5.954cm" svg:y2="11.889cm">
          <text:p/>
        </draw:line>
        <draw:line draw:style-name="gr5" draw:text-style-name="P1" draw:layer="layout" svg:x1="5.954cm" svg:y1="11.889cm" svg:x2="6.272cm" svg:y2="11.889cm">
          <text:p/>
        </draw:line>
        <draw:line draw:style-name="gr5" draw:text-style-name="P1" draw:layer="layout" svg:x1="6.272cm" svg:y1="11.889cm" svg:x2="6.274cm" svg:y2="13.111cm">
          <text:p/>
        </draw:line>
        <draw:line draw:style-name="gr5" draw:text-style-name="P1" draw:layer="layout" svg:x1="6.274cm" svg:y1="13.111cm" svg:x2="6.582cm" svg:y2="13.091cm">
          <text:p/>
        </draw:line>
        <draw:line draw:style-name="gr5" draw:text-style-name="P1" draw:layer="layout" svg:x1="6.582cm" svg:y1="13.091cm" svg:x2="6.574cm" svg:y2="11.889cm">
          <text:p/>
        </draw:line>
        <draw:line draw:style-name="gr5" draw:text-style-name="P1" draw:layer="layout" svg:x1="6.574cm" svg:y1="11.889cm" svg:x2="6.952cm" svg:y2="11.881cm">
          <text:p/>
        </draw:line>
        <draw:line draw:style-name="gr5" draw:text-style-name="P1" draw:layer="layout" svg:x1="6.952cm" svg:y1="11.881cm" svg:x2="6.939cm" svg:y2="13.109cm">
          <text:p/>
        </draw:line>
        <draw:line draw:style-name="gr5" draw:text-style-name="P1" draw:layer="layout" svg:x1="6.939cm" svg:y1="13.109cm" svg:x2="7.176cm" svg:y2="13.111cm">
          <text:p/>
        </draw:line>
        <draw:line draw:style-name="gr5" draw:text-style-name="P1" draw:layer="layout" svg:x1="7.176cm" svg:y1="13.111cm" svg:x2="7.172cm" svg:y2="11.889cm">
          <text:p/>
        </draw:line>
        <draw:line draw:style-name="gr5" draw:text-style-name="P1" draw:layer="layout" svg:x1="7.172cm" svg:y1="11.889cm" svg:x2="7.58cm" svg:y2="11.889cm">
          <text:p/>
        </draw:line>
        <draw:line draw:style-name="gr5" draw:text-style-name="P1" draw:layer="layout" svg:x1="7.58cm" svg:y1="11.889cm" svg:x2="7.584cm" svg:y2="13.087cm">
          <text:p/>
        </draw:line>
        <draw:line draw:style-name="gr5" draw:text-style-name="P1" draw:layer="layout" svg:x1="7.584cm" svg:y1="13.087cm" svg:x2="7.8cm" svg:y2="13.091cm">
          <text:p/>
        </draw:line>
        <draw:line draw:style-name="gr5" draw:text-style-name="P1" draw:layer="layout" svg:x1="7.8cm" svg:y1="13.091cm" svg:x2="7.8cm" svg:y2="11.889cm">
          <text:p/>
        </draw:line>
        <draw:line draw:style-name="gr5" draw:text-style-name="P1" draw:layer="layout" svg:x1="7.8cm" svg:y1="11.889cm" svg:x2="8.284cm" svg:y2="11.889cm">
          <text:p/>
        </draw:line>
        <draw:line draw:style-name="gr5" draw:text-style-name="P1" draw:layer="layout" svg:x1="8.284cm" svg:y1="11.889cm" svg:x2="8.284cm" svg:y2="13.091cm">
          <text:p/>
        </draw:line>
        <draw:line draw:style-name="gr5" draw:text-style-name="P1" draw:layer="layout" svg:x1="8.284cm" svg:y1="13.091cm" svg:x2="8.414cm" svg:y2="13.111cm">
          <text:p/>
        </draw:line>
        <draw:line draw:style-name="gr5" draw:text-style-name="P1" draw:layer="layout" svg:x1="8.414cm" svg:y1="13.111cm" svg:x2="8.404cm" svg:y2="11.889cm">
          <text:p/>
        </draw:line>
        <draw:line draw:style-name="gr5" draw:text-style-name="P1" draw:layer="layout" svg:x1="8.404cm" svg:y1="11.889cm" svg:x2="8.903cm" svg:y2="11.896cm">
          <text:p/>
        </draw:line>
        <draw:line draw:style-name="gr5" draw:text-style-name="P1" draw:layer="layout" svg:x1="8.903cm" svg:y1="11.896cm" svg:x2="8.895cm" svg:y2="13.099cm">
          <text:p/>
        </draw:line>
        <draw:line draw:style-name="gr5" draw:text-style-name="P1" draw:layer="layout" svg:x1="8.895cm" svg:y1="13.099cm" svg:x2="9.024cm" svg:y2="13.091cm">
          <text:p/>
        </draw:line>
        <draw:line draw:style-name="gr5" draw:text-style-name="P1" draw:layer="layout" svg:x1="9.024cm" svg:y1="13.091cm" svg:x2="9.017cm" svg:y2="11.889cm">
          <text:p/>
        </draw:line>
        <draw:line draw:style-name="gr5" draw:text-style-name="P1" draw:layer="layout" svg:x1="9.017cm" svg:y1="11.889cm" svg:x2="9.554cm" svg:y2="11.896cm">
          <text:p/>
        </draw:line>
        <draw:line draw:style-name="gr5" draw:text-style-name="P1" draw:layer="layout" svg:x1="9.554cm" svg:y1="11.896cm" svg:x2="9.569cm" svg:y2="13.106cm">
          <text:p/>
        </draw:line>
        <draw:line draw:style-name="gr5" draw:text-style-name="P1" draw:layer="layout" svg:x1="9.569cm" svg:y1="13.106cm" svg:x2="9.653cm" svg:y2="13.099cm">
          <text:p/>
        </draw:line>
        <draw:line draw:style-name="gr5" draw:text-style-name="P1" draw:layer="layout" svg:x1="9.653cm" svg:y1="13.099cm" svg:x2="9.644cm" svg:y2="11.889cm">
          <text:p/>
        </draw:line>
        <draw:line draw:style-name="gr5" draw:text-style-name="P1" draw:layer="layout" svg:x1="9.644cm" svg:y1="11.889cm" svg:x2="10.196cm" svg:y2="11.889cm">
          <text:p/>
        </draw:line>
        <draw:line draw:style-name="gr5" draw:text-style-name="P1" draw:layer="layout" svg:x1="10.196cm" svg:y1="11.889cm" svg:x2="10.194cm" svg:y2="13.099cm">
          <text:p/>
        </draw:line>
        <draw:line draw:style-name="gr5" draw:text-style-name="P1" draw:layer="layout" svg:x1="10.194cm" svg:y1="13.099cm" svg:x2="10.256cm" svg:y2="13.106cm">
          <text:p/>
        </draw:line>
        <draw:line draw:style-name="gr5" draw:text-style-name="P1" draw:layer="layout" svg:x1="10.256cm" svg:y1="13.106cm" svg:x2="10.256cm" svg:y2="11.874cm">
          <text:p/>
        </draw:line>
        <draw:line draw:style-name="gr5" draw:text-style-name="P1" draw:layer="layout" svg:x1="10.256cm" svg:y1="11.874cm" svg:x2="12.116cm" svg:y2="11.866cm">
          <text:p/>
        </draw:line>
        <draw:line draw:style-name="gr5" draw:text-style-name="P1" draw:layer="layout" svg:x1="12.116cm" svg:y1="11.866cm" svg:x2="12.123cm" svg:y2="10.604cm">
          <text:p/>
        </draw:line>
        <draw:line draw:style-name="gr5" draw:text-style-name="P1" draw:layer="layout" svg:x1="12.123cm" svg:y1="10.604cm" svg:x2="12.183cm" svg:y2="10.585cm">
          <text:p/>
        </draw:line>
        <draw:line draw:style-name="gr5" draw:text-style-name="P1" draw:layer="layout" svg:x1="12.183cm" svg:y1="10.585cm" svg:x2="12.176cm" svg:y2="11.874cm">
          <text:p/>
        </draw:line>
        <draw:line draw:style-name="gr5" draw:text-style-name="P1" draw:layer="layout" svg:x1="12.176cm" svg:y1="11.874cm" svg:x2="12.721cm" svg:y2="11.874cm">
          <text:p/>
        </draw:line>
        <draw:line draw:style-name="gr5" draw:text-style-name="P1" draw:layer="layout" svg:x1="12.721cm" svg:y1="11.874cm" svg:x2="12.725cm" svg:y2="10.573cm">
          <text:p/>
        </draw:line>
        <draw:line draw:style-name="gr5" draw:text-style-name="P1" draw:layer="layout" svg:x1="12.725cm" svg:y1="10.573cm" svg:x2="12.811cm" svg:y2="10.589cm">
          <text:p/>
        </draw:line>
        <draw:line draw:style-name="gr5" draw:text-style-name="P1" draw:layer="layout" svg:x1="12.811cm" svg:y1="10.589cm" svg:x2="12.811cm" svg:y2="11.896cm">
          <text:p/>
        </draw:line>
        <draw:line draw:style-name="gr5" draw:text-style-name="P1" draw:layer="layout" svg:x1="12.811cm" svg:y1="11.896cm" svg:x2="13.363cm" svg:y2="11.881cm">
          <text:p/>
        </draw:line>
        <draw:line draw:style-name="gr5" draw:text-style-name="P1" draw:layer="layout" svg:x1="13.363cm" svg:y1="11.881cm" svg:x2="13.371cm" svg:y2="10.604cm">
          <text:p/>
        </draw:line>
        <draw:line draw:style-name="gr5" draw:text-style-name="P1" draw:layer="layout" svg:x1="13.371cm" svg:y1="10.604cm" svg:x2="13.482cm" svg:y2="10.585cm">
          <text:p/>
        </draw:line>
        <draw:line draw:style-name="gr5" draw:text-style-name="P1" draw:layer="layout" svg:x1="13.482cm" svg:y1="10.585cm" svg:x2="13.477cm" svg:y2="11.881cm">
          <text:p/>
        </draw:line>
        <draw:line draw:style-name="gr5" draw:text-style-name="P1" draw:layer="layout" svg:x1="13.477cm" svg:y1="11.881cm" svg:x2="13.968cm" svg:y2="11.874cm">
          <text:p/>
        </draw:line>
        <draw:line draw:style-name="gr5" draw:text-style-name="P1" draw:layer="layout" svg:x1="13.968cm" svg:y1="11.874cm" svg:x2="13.963cm" svg:y2="10.585cm">
          <text:p/>
        </draw:line>
        <draw:line draw:style-name="gr5" draw:text-style-name="P1" draw:layer="layout" svg:x1="13.963cm" svg:y1="10.585cm" svg:x2="14.115cm" svg:y2="10.561cm">
          <text:p/>
        </draw:line>
        <draw:line draw:style-name="gr5" draw:text-style-name="P1" draw:layer="layout" svg:x1="14.115cm" svg:y1="10.561cm" svg:x2="14.119cm" svg:y2="11.881cm">
          <text:p/>
        </draw:line>
        <draw:line draw:style-name="gr5" draw:text-style-name="P1" draw:layer="layout" svg:x1="14.119cm" svg:y1="11.881cm" svg:x2="14.588cm" svg:y2="11.866cm">
          <text:p/>
        </draw:line>
        <draw:line draw:style-name="gr5" draw:text-style-name="P1" draw:layer="layout" svg:x1="14.588cm" svg:y1="11.866cm" svg:x2="14.584cm" svg:y2="10.549cm">
          <text:p/>
        </draw:line>
        <draw:line draw:style-name="gr5" draw:text-style-name="P1" draw:layer="layout" svg:x1="14.584cm" svg:y1="10.549cm" svg:x2="14.793cm" svg:y2="10.585cm">
          <text:p/>
        </draw:line>
        <draw:line draw:style-name="gr5" draw:text-style-name="P1" draw:layer="layout" svg:x1="14.793cm" svg:y1="10.585cm" svg:x2="14.784cm" svg:y2="11.896cm">
          <text:p/>
        </draw:line>
        <draw:line draw:style-name="gr5" draw:text-style-name="P1" draw:layer="layout" svg:x1="14.784cm" svg:y1="11.896cm" svg:x2="15.2cm" svg:y2="11.889cm">
          <text:p/>
        </draw:line>
        <draw:line draw:style-name="gr5" draw:text-style-name="P1" draw:layer="layout" svg:x1="15.2cm" svg:y1="11.889cm" svg:x2="15.202cm" svg:y2="10.585cm">
          <text:p/>
        </draw:line>
        <draw:line draw:style-name="gr5" draw:text-style-name="P1" draw:layer="layout" svg:x1="15.202cm" svg:y1="10.585cm" svg:x2="15.45cm" svg:y2="10.589cm">
          <text:p/>
        </draw:line>
        <draw:line draw:style-name="gr5" draw:text-style-name="P1" draw:layer="layout" svg:x1="15.45cm" svg:y1="10.589cm" svg:x2="15.442cm" svg:y2="11.896cm">
          <text:p/>
        </draw:line>
        <draw:line draw:style-name="gr5" draw:text-style-name="P1" draw:layer="layout" svg:x1="15.442cm" svg:y1="11.896cm" svg:x2="15.828cm" svg:y2="11.889cm">
          <text:p/>
        </draw:line>
        <draw:line draw:style-name="gr5" draw:text-style-name="P1" draw:layer="layout" svg:x1="15.828cm" svg:y1="11.889cm" svg:x2="15.811cm" svg:y2="10.561cm">
          <text:p/>
        </draw:line>
        <draw:line draw:style-name="gr5" draw:text-style-name="P1" draw:layer="layout" svg:x1="15.811cm" svg:y1="10.561cm" svg:x2="16.104cm" svg:y2="10.573cm">
          <text:p/>
        </draw:line>
        <draw:line draw:style-name="gr5" draw:text-style-name="P1" draw:layer="layout" svg:x1="16.104cm" svg:y1="10.573cm" svg:x2="16.107cm" svg:y2="11.881cm">
          <text:p/>
        </draw:line>
        <draw:line draw:style-name="gr5" draw:text-style-name="P1" draw:layer="layout" svg:x1="16.107cm" svg:y1="11.881cm" svg:x2="16.44cm" svg:y2="11.866cm">
          <text:p/>
        </draw:line>
        <draw:line draw:style-name="gr5" draw:text-style-name="P1" draw:layer="layout" svg:x1="16.44cm" svg:y1="11.866cm" svg:x2="16.428cm" svg:y2="10.573cm">
          <text:p/>
        </draw:line>
        <draw:line draw:style-name="gr5" draw:text-style-name="P1" draw:layer="layout" svg:x1="16.428cm" svg:y1="10.573cm" svg:x2="16.761cm" svg:y2="10.585cm">
          <text:p/>
        </draw:line>
        <draw:line draw:style-name="gr5" draw:text-style-name="P1" draw:layer="layout" svg:x1="16.761cm" svg:y1="10.585cm" svg:x2="16.757cm" svg:y2="11.896cm">
          <text:p/>
        </draw:line>
        <draw:line draw:style-name="gr5" draw:text-style-name="P1" draw:layer="layout" svg:x1="16.757cm" svg:y1="11.896cm" svg:x2="17.045cm" svg:y2="11.889cm">
          <text:p/>
        </draw:line>
        <draw:line draw:style-name="gr5" draw:text-style-name="P1" draw:layer="layout" svg:x1="17.045cm" svg:y1="11.889cm" svg:x2="17.05cm" svg:y2="10.573cm">
          <text:p/>
        </draw:line>
        <draw:line draw:style-name="gr5" draw:text-style-name="P1" draw:layer="layout" svg:x1="17.05cm" svg:y1="10.573cm" svg:x2="17.391cm" svg:y2="10.561cm">
          <text:p/>
        </draw:line>
        <draw:line draw:style-name="gr5" draw:text-style-name="P1" draw:layer="layout" svg:x1="17.391cm" svg:y1="10.561cm" svg:x2="17.4cm" svg:y2="11.896cm">
          <text:p/>
        </draw:line>
        <draw:line draw:style-name="gr5" draw:text-style-name="P1" draw:layer="layout" svg:x1="17.4cm" svg:y1="11.896cm" svg:x2="17.634cm" svg:y2="11.889cm">
          <text:p/>
        </draw:line>
        <draw:line draw:style-name="gr5" draw:text-style-name="P1" draw:layer="layout" svg:x1="17.634cm" svg:y1="11.889cm" svg:x2="17.632cm" svg:y2="10.561cm">
          <text:p/>
        </draw:line>
        <draw:line draw:style-name="gr5" draw:text-style-name="P1" draw:layer="layout" svg:x1="17.632cm" svg:y1="10.561cm" svg:x2="18.072cm" svg:y2="10.573cm">
          <text:p/>
        </draw:line>
        <draw:line draw:style-name="gr5" draw:text-style-name="P1" draw:layer="layout" svg:x1="18.072cm" svg:y1="10.573cm" svg:x2="18.088cm" svg:y2="11.889cm">
          <text:p/>
        </draw:line>
        <draw:line draw:style-name="gr5" draw:text-style-name="P1" draw:layer="layout" svg:x1="18.088cm" svg:y1="11.889cm" svg:x2="18.262cm" svg:y2="11.889cm">
          <text:p/>
        </draw:line>
        <draw:line draw:style-name="gr5" draw:text-style-name="P1" draw:layer="layout" svg:x1="18.262cm" svg:y1="11.889cm" svg:x2="18.276cm" svg:y2="10.549cm">
          <text:p/>
        </draw:line>
        <draw:line draw:style-name="gr5" draw:text-style-name="P1" draw:layer="layout" svg:x1="18.276cm" svg:y1="10.549cm" svg:x2="18.714cm" svg:y2="10.573cm">
          <text:p/>
        </draw:line>
        <draw:line draw:style-name="gr5" draw:text-style-name="P1" draw:layer="layout" svg:x1="18.713cm" svg:y1="10.566cm" svg:x2="18.723cm" svg:y2="11.889cm">
          <text:p/>
        </draw:line>
        <draw:line draw:style-name="gr5" draw:text-style-name="P1" draw:layer="layout" svg:x1="18.723cm" svg:y1="11.889cm" svg:x2="18.814cm" svg:y2="11.889cm">
          <text:p/>
        </draw:line>
        <draw:line draw:style-name="gr5" draw:text-style-name="P1" draw:layer="layout" svg:x1="18.814cm" svg:y1="11.889cm" svg:x2="18.81cm" svg:y2="10.561cm">
          <text:p/>
        </draw:line>
        <draw:line draw:style-name="gr5" draw:text-style-name="P1" draw:layer="layout" svg:x1="18.81cm" svg:y1="10.561cm" svg:x2="18.935cm" svg:y2="10.558cm">
          <text:p/>
        </draw:line>
        <draw:line draw:style-name="gr5" draw:text-style-name="P1" draw:layer="layout" svg:x1="3.664cm" svg:y1="13.099cm" svg:x2="3.671cm" svg:y2="11.896cm">
          <text:p/>
        </draw:line>
        <draw:line draw:style-name="gr5" draw:text-style-name="P1" draw:layer="layout" svg:x1="3.671cm" svg:y1="11.896cm" svg:x2="3.581cm" svg:y2="11.889cm">
          <text:p/>
        </draw:line>
        <draw:line draw:style-name="gr5" draw:text-style-name="P1" draw:layer="layout" svg:x1="3.581cm" svg:y1="11.889cm" svg:x2="3.596cm" svg:y2="13.136cm">
          <text:p/>
        </draw:line>
        <draw:line draw:style-name="gr5" draw:text-style-name="P1" draw:layer="layout" svg:x1="3.568cm" svg:y1="13.087cm" svg:x2="3.482cm" svg:y2="13.091cm">
          <text:p/>
        </draw:line>
        <draw:frame draw:style-name="gr6" draw:text-style-name="P3" draw:layer="layout" svg:width="3.492cm" svg:height="0.662cm" svg:x="3.304cm" svg:y="11.183cm">
          <draw:text-box>
            <text:p><text:span text:style-name="T1">Motor Voltage</text:span></text:p>
          </draw:text-box>
        </draw:frame>
        <draw:frame draw:style-name="gr6" draw:text-style-name="P3" draw:layer="layout" svg:width="1.587cm" svg:height="0.662cm" svg:x="2.564cm" svg:y="10.312cm">
          <draw:text-box>
            <text:p><text:span text:style-name="T1">VBus</text:span></text:p>
          </draw:text-box>
        </draw:frame>
        <draw:frame draw:style-name="gr6" draw:text-style-name="P3" draw:layer="layout" svg:width="1.587cm" svg:height="0.662cm" svg:x="2.298cm" svg:y="12.72cm">
          <draw:text-box>
            <text:p><text:span text:style-name="T1">-VBus</text:span></text:p>
          </draw:text-box>
        </draw:frame>
        <draw:frame draw:style-name="gr6" draw:text-style-name="P3" draw:layer="layout" svg:width="0.693cm" svg:height="0.662cm" svg:x="2.801cm" svg:y="11.555cm">
          <draw:text-box>
            <text:p><text:span text:style-name="T1">0</text:span></text:p>
          </draw:text-box>
        </draw:frame>
        <draw:frame draw:style-name="gr7" draw:text-style-name="P3" draw:layer="layout" svg:width="3.492cm" svg:height="1.073cm" svg:x="12.141cm" svg:y="1.936cm">
          <draw:text-box>
            <text:p><text:span text:style-name="T1">PWM 1 Compare Level A</text:span></text:p>
          </draw:text-box>
        </draw:frame>
        <draw:line draw:style-name="gr8" draw:text-style-name="P1" draw:layer="layout" svg:x1="14.051cm" svg:y1="2.644cm" svg:x2="15.162cm" svg:y2="3.702cm">
          <text:p/>
        </draw:line>
        <draw:frame draw:style-name="gr7" draw:text-style-name="P3" draw:layer="layout" svg:width="3.492cm" svg:height="1.073cm" svg:x="5.791cm" svg:y="1.936cm">
          <draw:text-box>
            <text:p><text:span text:style-name="T1">PWM 2 Compare Level A</text:span></text:p>
          </draw:text-box>
        </draw:frame>
        <draw:line draw:style-name="gr9" draw:text-style-name="P1" draw:layer="layout" svg:x1="7.675cm" svg:y1="2.618cm" svg:x2="7.41cm" svg:y2="3.835cm">
          <text:p/>
        </draw:line>
        <draw:frame draw:style-name="gr6" draw:text-style-name="P4" draw:layer="layout" svg:width="3.492cm" svg:height="0.662cm" svg:x="2.96cm" svg:y="6.05cm">
          <draw:text-box>
            <text:p><text:span text:style-name="T2">PWM 1 Output</text:span></text:p>
          </draw:text-box>
        </draw:frame>
        <draw:frame draw:style-name="gr6" draw:text-style-name="P5" draw:layer="layout" svg:width="3.492cm" svg:height="0.662cm" svg:x="6.452cm" svg:y="6.05cm">
          <draw:text-box>
            <text:p><text:span text:style-name="T3">PWM 2 Output</text:span></text:p>
          </draw:text-box>
        </draw:frame>
        <draw:frame draw:style-name="gr10" draw:text-style-name="P6" draw:layer="layout" svg:width="2.064cm" svg:height="1.319cm" svg:x="1.912cm" svg:y="4.097cm">
          <draw:text-box>
            <text:p><text:span text:style-name="T4">Negative</text:span></text:p>
            <text:p><text:span text:style-name="T4">Modulation</text:span></text:p>
            <text:p><text:span text:style-name="T4">Signal</text:span></text:p>
          </draw:text-box>
        </draw:frame>
        <draw:line draw:style-name="gr11" draw:text-style-name="P1" draw:layer="layout" svg:x1="3.056cm" svg:y1="5.018cm" svg:x2="3.568cm" svg:y2="5.231cm">
          <text:p/>
        </draw:line>
        <draw:frame draw:style-name="gr10" draw:text-style-name="P6" draw:layer="layout" svg:width="2.064cm" svg:height="1.319cm" svg:x="17.838cm" svg:y="1.845cm">
          <draw:text-box>
            <text:p><text:span text:style-name="T4">Positive</text:span></text:p>
            <text:p><text:span text:style-name="T4">Modulation</text:span></text:p>
            <text:p><text:span text:style-name="T4">Signal</text:span></text:p>
          </draw:text-box>
        </draw:frame>
        <draw:line draw:style-name="gr12" draw:text-style-name="P1" draw:layer="layout" svg:x1="19.289cm" svg:y1="2.782cm" svg:x2="18.808cm" svg:y2="3.326cm">
          <text:p/>
        </draw:line>
        <draw:frame draw:style-name="gr13" draw:text-style-name="P6" draw:layer="layout" svg:width="2.064cm" svg:height="0.963cm" svg:x="11.266cm" svg:y="5.259cm">
          <draw:text-box>
            <text:p><text:span text:style-name="T4">Modulation</text:span></text:p>
            <text:p><text:span text:style-name="T4">Signal = 0</text:span></text:p>
          </draw:text-box>
        </draw:frame>
        <draw:line draw:style-name="gr14" draw:text-style-name="P1" draw:layer="layout" svg:x1="11.454cm" svg:y1="5.786cm" svg:x2="11.266cm" svg:y2="4.284cm">
          <text:p/>
        </draw:line>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fo:min-height="0.412cm"/>
      <style:paragraph-properties style:writing-mode="lr-tb"/>
    </style:style>
    <style:style style:name="gr3" style:family="graphic" style:parent-style-name="objectwithoutfill">
      <style:graphic-properties svg:stroke-color="#ff860d" draw:fill="none" draw:textarea-vertical-align="middle"/>
    </style:style>
    <style:style style:name="gr4" style:family="graphic" style:parent-style-name="standard">
      <style:graphic-properties draw:stroke="none" svg:stroke-color="#000000" draw:fill="none" draw:fill-color="#ffffff" fo:min-height="0.823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objectwithoutfill">
      <style:graphic-properties svg:stroke-color="#ff972f"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objectwithoutfill">
      <style:graphic-properties draw:marker-end="Arrowheads_20_4"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0.5pt" style:font-size-asian="10.5pt" style:font-size-complex="10.5pt"/>
    </style:style>
    <style:style style:name="P3" style:family="paragraph">
      <style:text-properties fo:font-size="9pt"/>
    </style:style>
    <style:style style:name="P4" style:family="paragraph">
      <loext:graphic-properties draw:fill="none" draw:fill-color="#ffffff"/>
      <style:paragraph-properties style:writing-mode="lr-tb"/>
      <style:text-properties fo:font-size="9pt" style:font-size-asian="10.5pt" style:font-size-complex="10.5pt"/>
    </style:style>
    <style:style style:name="P5" style:family="paragraph">
      <style:text-properties fo:font-size="9pt" fo:font-weight="bold"/>
    </style:style>
    <style:style style:name="P6" style:family="paragraph">
      <loext:graphic-properties draw:fill="none" draw:fill-color="#ffffff"/>
      <style:paragraph-properties style:writing-mode="lr-tb"/>
      <style:text-properties fo:font-size="9pt" fo:font-weight="bold" style:font-size-asian="10.5pt" style:font-size-complex="10.5pt"/>
    </style:style>
    <style:style style:name="T1" style:family="text">
      <style:text-properties fo:font-size="10.5pt" style:font-size-asian="10.5pt" style:font-size-complex="10.5pt"/>
    </style:style>
    <style:style style:name="T2" style:family="text">
      <style:text-properties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811cm" svg:y1="4.811cm" svg:x2="9.891cm" svg:y2="2.271cm">
          <text:p/>
        </draw:line>
        <draw:line draw:style-name="gr1" draw:text-style-name="P1" draw:layer="layout" svg:x1="9.891cm" svg:y1="2.271cm" svg:x2="14.971cm" svg:y2="4.811cm">
          <text:p/>
        </draw:line>
        <draw:line draw:style-name="gr1" draw:text-style-name="P1" draw:layer="layout" svg:x1="2.271cm" svg:y1="3.541cm" svg:x2="4.811cm" svg:y2="4.811cm">
          <text:p/>
        </draw:line>
        <draw:line draw:style-name="gr1" draw:text-style-name="P1" draw:layer="layout" svg:x1="14.971cm" svg:y1="4.811cm" svg:x2="17.511cm" svg:y2="3.541cm">
          <text:p/>
        </draw:line>
        <draw:frame draw:style-name="gr2" draw:text-style-name="P2" draw:layer="layout" svg:width="3.492cm" svg:height="0.662cm" svg:x="1.319cm" svg:y="2.906cm">
          <draw:text-box>
            <text:p><text:span text:style-name="T1">PWM 1 Carrier</text:span></text:p>
          </draw:text-box>
        </draw:frame>
        <draw:frame draw:style-name="gr2" draw:text-style-name="P2" draw:layer="layout" svg:width="4.128cm" svg:height="0.662cm" svg:x="5.128cm" svg:y="1.953cm">
          <draw:text-box>
            <text:p><text:span text:style-name="T1">PWM 1 Max Count</text:span></text:p>
          </draw:text-box>
        </draw:frame>
        <draw:line draw:style-name="gr1" draw:text-style-name="P1" draw:layer="layout" svg:x1="8.621cm" svg:y1="2.271cm" svg:x2="9.256cm" svg:y2="2.271cm">
          <text:p/>
        </draw:line>
        <draw:frame draw:style-name="gr2" draw:text-style-name="P2" draw:layer="layout" svg:width="4.128cm" svg:height="0.662cm" svg:x="10.208cm" svg:y="4.466cm">
          <draw:text-box>
            <text:p><text:span text:style-name="T1">PWM 1 Zero Count</text:span></text:p>
          </draw:text-box>
        </draw:frame>
        <draw:line draw:style-name="gr1" draw:text-style-name="P1" draw:layer="layout" svg:x1="14.018cm" svg:y1="4.811cm" svg:x2="14.653cm" svg:y2="4.811cm">
          <text:p/>
        </draw:line>
        <draw:line draw:style-name="gr3" draw:text-style-name="P1" draw:layer="layout" svg:x1="2.271cm" svg:y1="3.541cm" svg:x2="17.511cm" svg:y2="3.541cm">
          <text:p/>
        </draw:line>
        <draw:frame draw:style-name="gr4" draw:text-style-name="P2" draw:layer="layout" svg:width="3.492cm" svg:height="1.073cm" svg:x="12.431cm" svg:y="2.468cm">
          <draw:text-box>
            <text:p><text:span text:style-name="T1">PWM 1 Compare Level A</text:span></text:p>
          </draw:text-box>
        </draw:frame>
        <draw:line draw:style-name="gr5" draw:text-style-name="P1" draw:layer="layout" svg:x1="14.653cm" svg:y1="3.223cm" svg:x2="15.606cm" svg:y2="3.541cm">
          <text:p/>
        </draw:line>
        <draw:line draw:style-name="gr6" draw:text-style-name="P1" draw:layer="layout" svg:x1="2.271cm" svg:y1="6.081cm" svg:x2="7.351cm" svg:y2="6.081cm">
          <text:p/>
        </draw:line>
        <draw:line draw:style-name="gr6" draw:text-style-name="P1" draw:layer="layout" svg:x1="7.351cm" svg:y1="8.621cm" svg:x2="7.351cm" svg:y2="6.081cm">
          <text:p/>
        </draw:line>
        <draw:line draw:style-name="gr6" draw:text-style-name="P1" draw:layer="layout" svg:x1="12.431cm" svg:y1="8.621cm" svg:x2="7.351cm" svg:y2="8.621cm">
          <text:p/>
        </draw:line>
        <draw:line draw:style-name="gr6" draw:text-style-name="P1" draw:layer="layout" svg:x1="12.431cm" svg:y1="6.081cm" svg:x2="12.431cm" svg:y2="8.621cm">
          <text:p/>
        </draw:line>
        <draw:line draw:style-name="gr6" draw:text-style-name="P1" draw:layer="layout" svg:x1="12.431cm" svg:y1="6.081cm" svg:x2="17.511cm" svg:y2="6.081cm">
          <text:p/>
        </draw:line>
        <draw:frame draw:style-name="gr2" draw:text-style-name="P2" draw:layer="layout" svg:width="3.492cm" svg:height="0.662cm" svg:x="1.319cm" svg:y="7.006cm">
          <draw:text-box>
            <text:p><text:span text:style-name="T1">PWM 1 Output</text:span></text:p>
          </draw:text-box>
        </draw:frame>
        <draw:frame draw:style-name="gr2" draw:text-style-name="P2" draw:layer="layout" svg:width="1.587cm" svg:height="0.662cm" svg:x="5.129cm" svg:y="5.446cm">
          <draw:text-box>
            <text:p><text:span text:style-name="T1">ON</text:span></text:p>
          </draw:text-box>
        </draw:frame>
        <draw:frame draw:style-name="gr2" draw:text-style-name="P2" draw:layer="layout" svg:width="1.587cm" svg:height="0.662cm" svg:x="7.669cm" svg:y="7.986cm">
          <draw:text-box>
            <text:p><text:span text:style-name="T1">OFF</text:span></text:p>
          </draw:text-box>
        </draw:frame>
        <draw:line draw:style-name="gr7" draw:text-style-name="P1" draw:layer="layout" svg:x1="9.891cm" svg:y1="3.541cm" svg:x2="9.903cm" svg:y2="2.664cm">
          <text:p/>
        </draw:line>
        <draw:line draw:style-name="gr8" draw:text-style-name="P1" draw:layer="layout" svg:x1="9.891cm" svg:y1="3.541cm" svg:x2="9.903cm" svg:y2="4.535cm">
          <text:p/>
        </draw:line>
        <draw:frame draw:style-name="gr2" draw:text-style-name="P4" draw:layer="layout" svg:width="2.284cm" svg:height="0.963cm" svg:x="7.267cm" svg:y="3.949cm">
          <draw:text-box>
            <text:p text:style-name="P3"><text:span text:style-name="T2">Modulation Index</text:span></text:p>
          </draw:text-box>
        </draw:frame>
        <draw:line draw:style-name="gr9" draw:text-style-name="P1" draw:layer="layout" svg:x1="8.712cm" svg:y1="4.157cm" svg:x2="9.891cm" svg:y2="3.541cm">
          <text:p/>
        </draw:line>
        <draw:frame draw:style-name="gr2" draw:text-style-name="P4" draw:layer="layout" svg:width="0.652cm" svg:height="0.662cm" svg:x="9.761cm" svg:y="3.251cm">
          <draw:text-box>
            <text:p text:style-name="P3"><text:span text:style-name="T2">0</text:span></text:p>
          </draw:text-box>
        </draw:frame>
        <draw:frame draw:style-name="gr2" draw:text-style-name="P6" draw:layer="layout" svg:width="0.652cm" svg:height="0.662cm" svg:x="9.903cm" svg:y="2.589cm">
          <draw:text-box>
            <text:p text:style-name="P5"><text:span text:style-name="T2">+</text:span></text:p>
          </draw:text-box>
        </draw:frame>
        <draw:frame draw:style-name="gr2" draw:text-style-name="P6" draw:layer="layout" svg:width="0.652cm" svg:height="0.662cm" svg:x="9.855cm" svg:y="4.101cm">
          <draw:text-box>
            <text:p text:style-name="P5"><text:span text:style-name="T2">-</text:span></text:p>
          </draw:text-box>
        </draw:frame>
      </draw:page>
    </office:drawing>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ff860d" draw:fill="none" draw:textarea-vertical-align="middle"/>
    </style:style>
    <style:style style:name="gr2" style:family="graphic" style:parent-style-name="objectwithoutfill">
      <style:graphic-properties svg:stroke-width="0.051cm" svg:stroke-color="#333333" draw:marker-start-width="0.279cm" draw:marker-end-width="0.279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fo:min-height="0.412cm"/>
      <style:paragraph-properties style:writing-mode="lr-tb"/>
    </style:style>
    <style:style style:name="gr4" style:family="graphic" style:parent-style-name="standard">
      <style:graphic-properties svg:stroke-width="0.053cm" draw:marker-start-width="0.279cm" draw:marker-end-width="0.279cm" draw:fill="none" draw:textarea-horizontal-align="justify" draw:textarea-vertical-align="middle" draw:auto-grow-height="false" fo:min-height="1.128cm" fo:min-width="0.909cm" fo:padding-top="0.151cm" fo:padding-bottom="0.151cm" fo:padding-left="0.276cm" fo:padding-right="0.27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8cm" svg:stroke-color="#333333" draw:marker-start-width="0.242cm" draw:marker-end-width="0.242cm" draw:fill="none" draw:textarea-vertical-align="middle" fo:padding-top="0.139cm" fo:padding-bottom="0.139cm" fo:padding-left="0.264cm" fo:padding-right="0.264cm"/>
    </style:style>
    <style:style style:name="gr7" style:family="graphic" style:parent-style-name="objectwithoutfill">
      <style:graphic-properties svg:stroke-color="#f10d0c" draw:fill="none" draw:textarea-vertical-align="middle"/>
    </style:style>
    <style:style style:name="gr8" style:family="graphic" style:parent-style-name="objectwithoutfill">
      <style:graphic-properties draw:stroke="dash" draw:stroke-dash="Dash" svg:stroke-color="#f10d0c" svg:stroke-linecap="butt" draw:fill="none" draw:textarea-vertical-align="middle"/>
    </style:style>
    <style:style style:name="gr9" style:family="graphic" style:parent-style-name="objectwithoutfill">
      <style:graphic-properties svg:stroke-width="0.053cm" draw:marker-start-width="0.279cm" draw:marker-end="Arrowheads_20_7" draw:marker-end-width="0.379cm" draw:fill="none" draw:textarea-vertical-align="middle" fo:padding-top="0.151cm" fo:padding-bottom="0.151cm" fo:padding-left="0.276cm" fo:padding-right="0.276cm"/>
    </style:style>
    <style:style style:name="gr10" style:family="graphic" style:parent-style-name="objectwithoutfill">
      <style:graphic-properties draw:marker-end="Arrowheads_20_8" draw:marker-end-width="0.3cm" draw:fill="none" draw:textarea-vertical-align="middle"/>
    </style:style>
    <style:style style:name="gr11" style:family="graphic" style:parent-style-name="objectwithoutfill">
      <style:graphic-properties draw:marker-end="Arrowheads_20_9" draw:marker-end-width="0.3cm" draw:fill="none" draw:textarea-vertical-align="middle"/>
    </style:style>
    <style:style style:name="gr12" style:family="graphic" style:parent-style-name="standard">
      <style:graphic-properties draw:stroke="none" svg:stroke-color="#000000" draw:fill="none" draw:fill-color="#ffffff" fo:min-height="0.823cm"/>
      <style:paragraph-properties style:writing-mode="lr-tb"/>
    </style:style>
    <style:style style:name="gr13" style:family="graphic" style:parent-style-name="objectwithoutfill">
      <style:graphic-properties draw:marker-end="Arrowheads_20_10" draw:marker-end-width="0.3cm" draw:fill="none" draw:textarea-vertical-align="middle"/>
    </style:style>
    <style:style style:name="gr14" style:family="graphic" style:parent-style-name="objectwithoutfill">
      <style:graphic-properties draw:marker-end="Arrowheads_20_11" draw:marker-end-width="0.3cm" draw:fill="none" draw:textarea-vertical-align="middle"/>
    </style:style>
    <style:style style:name="gr15" style:family="graphic" style:parent-style-name="objectwithoutfill">
      <style:graphic-properties draw:marker-end="Arrowheads_20_12"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263cm" svg:y1="10.536cm" svg:x2="18.7cm" svg:y2="10.553cm">
          <text:p/>
        </draw:line>
        <draw:line draw:style-name="gr2" draw:text-style-name="P1" draw:layer="layout" svg:x1="3.651cm" svg:y1="13.086cm" svg:x2="4.089cm" svg:y2="13.096cm">
          <text:p/>
        </draw:line>
        <draw:line draw:style-name="gr2" draw:text-style-name="P1" draw:layer="layout" svg:x1="4.097cm" svg:y1="11.884cm" svg:x2="4.089cm" svg:y2="13.097cm">
          <text:p/>
        </draw:line>
        <draw:line draw:style-name="gr2" draw:text-style-name="P1" draw:layer="layout" svg:x1="4.097cm" svg:y1="11.884cm" svg:x2="4.301cm" svg:y2="11.884cm">
          <text:p/>
        </draw:line>
        <draw:line draw:style-name="gr2" draw:text-style-name="P1" draw:layer="layout" svg:x1="4.301cm" svg:y1="11.884cm" svg:x2="4.292cm" svg:y2="13.074cm">
          <text:p/>
        </draw:line>
        <draw:line draw:style-name="gr2" draw:text-style-name="P1" draw:layer="layout" svg:x1="4.292cm" svg:y1="13.074cm" svg:x2="4.754cm" svg:y2="13.056cm">
          <text:p/>
        </draw:line>
        <draw:line draw:style-name="gr2" draw:text-style-name="P1" draw:layer="layout" svg:x1="4.754cm" svg:y1="13.056cm" svg:x2="4.739cm" svg:y2="11.883cm">
          <text:p/>
        </draw:line>
        <draw:line draw:style-name="gr2" draw:text-style-name="P1" draw:layer="layout" svg:x1="4.739cm" svg:y1="11.883cm" svg:x2="4.996cm" svg:y2="11.883cm">
          <text:p/>
        </draw:line>
        <draw:line draw:style-name="gr2" draw:text-style-name="P1" draw:layer="layout" svg:x1="4.996cm" svg:y1="11.883cm" svg:x2="4.986cm" svg:y2="13.086cm">
          <text:p/>
        </draw:line>
        <draw:line draw:style-name="gr2" draw:text-style-name="P1" draw:layer="layout" svg:x1="4.986cm" svg:y1="13.086cm" svg:x2="5.321cm" svg:y2="13.078cm">
          <text:p/>
        </draw:line>
        <draw:line draw:style-name="gr2" draw:text-style-name="P1" draw:layer="layout" svg:x1="5.321cm" svg:y1="13.078cm" svg:x2="5.321cm" svg:y2="11.876cm">
          <text:p/>
        </draw:line>
        <draw:line draw:style-name="gr2" draw:text-style-name="P1" draw:layer="layout" svg:x1="5.321cm" svg:y1="11.876cm" svg:x2="5.624cm" svg:y2="11.876cm">
          <text:p/>
        </draw:line>
        <draw:line draw:style-name="gr2" draw:text-style-name="P1" draw:layer="layout" svg:x1="5.624cm" svg:y1="11.876cm" svg:x2="5.615cm" svg:y2="13.12cm">
          <text:p/>
        </draw:line>
        <draw:line draw:style-name="gr2" draw:text-style-name="P1" draw:layer="layout" svg:x1="5.615cm" svg:y1="13.12cm" svg:x2="5.936cm" svg:y2="13.086cm">
          <text:p/>
        </draw:line>
        <draw:line draw:style-name="gr2" draw:text-style-name="P1" draw:layer="layout" svg:x1="5.936cm" svg:y1="13.086cm" svg:x2="5.941cm" svg:y2="11.876cm">
          <text:p/>
        </draw:line>
        <draw:line draw:style-name="gr2" draw:text-style-name="P1" draw:layer="layout" svg:x1="5.941cm" svg:y1="11.876cm" svg:x2="6.259cm" svg:y2="11.876cm">
          <text:p/>
        </draw:line>
        <draw:line draw:style-name="gr2" draw:text-style-name="P1" draw:layer="layout" svg:x1="6.259cm" svg:y1="11.876cm" svg:x2="6.261cm" svg:y2="13.098cm">
          <text:p/>
        </draw:line>
        <draw:line draw:style-name="gr2" draw:text-style-name="P1" draw:layer="layout" svg:x1="6.261cm" svg:y1="13.098cm" svg:x2="6.569cm" svg:y2="13.078cm">
          <text:p/>
        </draw:line>
        <draw:line draw:style-name="gr2" draw:text-style-name="P1" draw:layer="layout" svg:x1="6.569cm" svg:y1="13.078cm" svg:x2="6.561cm" svg:y2="11.876cm">
          <text:p/>
        </draw:line>
        <draw:line draw:style-name="gr2" draw:text-style-name="P1" draw:layer="layout" svg:x1="6.561cm" svg:y1="11.876cm" svg:x2="6.939cm" svg:y2="11.868cm">
          <text:p/>
        </draw:line>
        <draw:line draw:style-name="gr2" draw:text-style-name="P1" draw:layer="layout" svg:x1="6.939cm" svg:y1="11.868cm" svg:x2="6.926cm" svg:y2="13.096cm">
          <text:p/>
        </draw:line>
        <draw:line draw:style-name="gr2" draw:text-style-name="P1" draw:layer="layout" svg:x1="6.926cm" svg:y1="13.096cm" svg:x2="7.163cm" svg:y2="13.098cm">
          <text:p/>
        </draw:line>
        <draw:line draw:style-name="gr2" draw:text-style-name="P1" draw:layer="layout" svg:x1="7.163cm" svg:y1="13.098cm" svg:x2="7.159cm" svg:y2="11.876cm">
          <text:p/>
        </draw:line>
        <draw:line draw:style-name="gr2" draw:text-style-name="P1" draw:layer="layout" svg:x1="7.159cm" svg:y1="11.876cm" svg:x2="7.567cm" svg:y2="11.876cm">
          <text:p/>
        </draw:line>
        <draw:line draw:style-name="gr2" draw:text-style-name="P1" draw:layer="layout" svg:x1="7.567cm" svg:y1="11.876cm" svg:x2="7.571cm" svg:y2="13.074cm">
          <text:p/>
        </draw:line>
        <draw:line draw:style-name="gr2" draw:text-style-name="P1" draw:layer="layout" svg:x1="7.571cm" svg:y1="13.074cm" svg:x2="7.787cm" svg:y2="13.078cm">
          <text:p/>
        </draw:line>
        <draw:line draw:style-name="gr2" draw:text-style-name="P1" draw:layer="layout" svg:x1="7.787cm" svg:y1="13.078cm" svg:x2="7.787cm" svg:y2="11.876cm">
          <text:p/>
        </draw:line>
        <draw:line draw:style-name="gr2" draw:text-style-name="P1" draw:layer="layout" svg:x1="7.787cm" svg:y1="11.876cm" svg:x2="8.271cm" svg:y2="11.876cm">
          <text:p/>
        </draw:line>
        <draw:line draw:style-name="gr2" draw:text-style-name="P1" draw:layer="layout" svg:x1="8.271cm" svg:y1="11.876cm" svg:x2="8.271cm" svg:y2="13.078cm">
          <text:p/>
        </draw:line>
        <draw:line draw:style-name="gr2" draw:text-style-name="P1" draw:layer="layout" svg:x1="8.271cm" svg:y1="13.078cm" svg:x2="8.401cm" svg:y2="13.098cm">
          <text:p/>
        </draw:line>
        <draw:line draw:style-name="gr2" draw:text-style-name="P1" draw:layer="layout" svg:x1="8.401cm" svg:y1="13.098cm" svg:x2="8.391cm" svg:y2="11.876cm">
          <text:p/>
        </draw:line>
        <draw:line draw:style-name="gr2" draw:text-style-name="P1" draw:layer="layout" svg:x1="8.391cm" svg:y1="11.876cm" svg:x2="8.89cm" svg:y2="11.883cm">
          <text:p/>
        </draw:line>
        <draw:line draw:style-name="gr2" draw:text-style-name="P1" draw:layer="layout" svg:x1="8.89cm" svg:y1="11.883cm" svg:x2="8.882cm" svg:y2="13.086cm">
          <text:p/>
        </draw:line>
        <draw:line draw:style-name="gr2" draw:text-style-name="P1" draw:layer="layout" svg:x1="8.882cm" svg:y1="13.086cm" svg:x2="9.011cm" svg:y2="13.078cm">
          <text:p/>
        </draw:line>
        <draw:line draw:style-name="gr2" draw:text-style-name="P1" draw:layer="layout" svg:x1="9.011cm" svg:y1="13.078cm" svg:x2="9.004cm" svg:y2="11.876cm">
          <text:p/>
        </draw:line>
        <draw:line draw:style-name="gr2" draw:text-style-name="P1" draw:layer="layout" svg:x1="9.004cm" svg:y1="11.876cm" svg:x2="9.541cm" svg:y2="11.883cm">
          <text:p/>
        </draw:line>
        <draw:line draw:style-name="gr2" draw:text-style-name="P1" draw:layer="layout" svg:x1="9.541cm" svg:y1="11.883cm" svg:x2="9.556cm" svg:y2="13.093cm">
          <text:p/>
        </draw:line>
        <draw:line draw:style-name="gr2" draw:text-style-name="P1" draw:layer="layout" svg:x1="9.556cm" svg:y1="13.093cm" svg:x2="9.64cm" svg:y2="13.086cm">
          <text:p/>
        </draw:line>
        <draw:line draw:style-name="gr2" draw:text-style-name="P1" draw:layer="layout" svg:x1="9.64cm" svg:y1="13.086cm" svg:x2="9.631cm" svg:y2="11.876cm">
          <text:p/>
        </draw:line>
        <draw:line draw:style-name="gr2" draw:text-style-name="P1" draw:layer="layout" svg:x1="9.631cm" svg:y1="11.876cm" svg:x2="10.183cm" svg:y2="11.876cm">
          <text:p/>
        </draw:line>
        <draw:line draw:style-name="gr2" draw:text-style-name="P1" draw:layer="layout" svg:x1="10.183cm" svg:y1="11.876cm" svg:x2="10.181cm" svg:y2="13.086cm">
          <text:p/>
        </draw:line>
        <draw:line draw:style-name="gr2" draw:text-style-name="P1" draw:layer="layout" svg:x1="10.181cm" svg:y1="13.086cm" svg:x2="10.243cm" svg:y2="13.093cm">
          <text:p/>
        </draw:line>
        <draw:line draw:style-name="gr2" draw:text-style-name="P1" draw:layer="layout" svg:x1="10.243cm" svg:y1="13.093cm" svg:x2="10.243cm" svg:y2="11.861cm">
          <text:p/>
        </draw:line>
        <draw:line draw:style-name="gr2" draw:text-style-name="P1" draw:layer="layout" svg:x1="10.243cm" svg:y1="11.861cm" svg:x2="12.103cm" svg:y2="11.853cm">
          <text:p/>
        </draw:line>
        <draw:line draw:style-name="gr2" draw:text-style-name="P1" draw:layer="layout" svg:x1="12.103cm" svg:y1="11.853cm" svg:x2="12.11cm" svg:y2="10.591cm">
          <text:p/>
        </draw:line>
        <draw:line draw:style-name="gr2" draw:text-style-name="P1" draw:layer="layout" svg:x1="12.11cm" svg:y1="10.591cm" svg:x2="12.17cm" svg:y2="10.572cm">
          <text:p/>
        </draw:line>
        <draw:line draw:style-name="gr2" draw:text-style-name="P1" draw:layer="layout" svg:x1="12.17cm" svg:y1="10.572cm" svg:x2="12.163cm" svg:y2="11.861cm">
          <text:p/>
        </draw:line>
        <draw:line draw:style-name="gr2" draw:text-style-name="P1" draw:layer="layout" svg:x1="12.163cm" svg:y1="11.861cm" svg:x2="12.708cm" svg:y2="11.861cm">
          <text:p/>
        </draw:line>
        <draw:line draw:style-name="gr2" draw:text-style-name="P1" draw:layer="layout" svg:x1="12.708cm" svg:y1="11.861cm" svg:x2="12.712cm" svg:y2="10.56cm">
          <text:p/>
        </draw:line>
        <draw:line draw:style-name="gr2" draw:text-style-name="P1" draw:layer="layout" svg:x1="12.712cm" svg:y1="10.56cm" svg:x2="12.798cm" svg:y2="10.576cm">
          <text:p/>
        </draw:line>
        <draw:line draw:style-name="gr2" draw:text-style-name="P1" draw:layer="layout" svg:x1="12.798cm" svg:y1="10.576cm" svg:x2="12.798cm" svg:y2="11.883cm">
          <text:p/>
        </draw:line>
        <draw:line draw:style-name="gr2" draw:text-style-name="P1" draw:layer="layout" svg:x1="12.798cm" svg:y1="11.883cm" svg:x2="13.35cm" svg:y2="11.868cm">
          <text:p/>
        </draw:line>
        <draw:line draw:style-name="gr2" draw:text-style-name="P1" draw:layer="layout" svg:x1="13.35cm" svg:y1="11.868cm" svg:x2="13.358cm" svg:y2="10.591cm">
          <text:p/>
        </draw:line>
        <draw:line draw:style-name="gr2" draw:text-style-name="P1" draw:layer="layout" svg:x1="13.358cm" svg:y1="10.591cm" svg:x2="13.469cm" svg:y2="10.572cm">
          <text:p/>
        </draw:line>
        <draw:line draw:style-name="gr2" draw:text-style-name="P1" draw:layer="layout" svg:x1="13.469cm" svg:y1="10.572cm" svg:x2="13.464cm" svg:y2="11.868cm">
          <text:p/>
        </draw:line>
        <draw:line draw:style-name="gr2" draw:text-style-name="P1" draw:layer="layout" svg:x1="13.464cm" svg:y1="11.868cm" svg:x2="13.955cm" svg:y2="11.861cm">
          <text:p/>
        </draw:line>
        <draw:line draw:style-name="gr2" draw:text-style-name="P1" draw:layer="layout" svg:x1="13.955cm" svg:y1="11.861cm" svg:x2="13.95cm" svg:y2="10.572cm">
          <text:p/>
        </draw:line>
        <draw:line draw:style-name="gr2" draw:text-style-name="P1" draw:layer="layout" svg:x1="13.95cm" svg:y1="10.572cm" svg:x2="14.102cm" svg:y2="10.548cm">
          <text:p/>
        </draw:line>
        <draw:line draw:style-name="gr2" draw:text-style-name="P1" draw:layer="layout" svg:x1="14.102cm" svg:y1="10.548cm" svg:x2="14.106cm" svg:y2="11.868cm">
          <text:p/>
        </draw:line>
        <draw:line draw:style-name="gr2" draw:text-style-name="P1" draw:layer="layout" svg:x1="14.106cm" svg:y1="11.868cm" svg:x2="14.575cm" svg:y2="11.853cm">
          <text:p/>
        </draw:line>
        <draw:line draw:style-name="gr2" draw:text-style-name="P1" draw:layer="layout" svg:x1="14.575cm" svg:y1="11.853cm" svg:x2="14.571cm" svg:y2="10.536cm">
          <text:p/>
        </draw:line>
        <draw:line draw:style-name="gr2" draw:text-style-name="P1" draw:layer="layout" svg:x1="14.571cm" svg:y1="10.536cm" svg:x2="14.78cm" svg:y2="10.572cm">
          <text:p/>
        </draw:line>
        <draw:line draw:style-name="gr2" draw:text-style-name="P1" draw:layer="layout" svg:x1="14.78cm" svg:y1="10.572cm" svg:x2="14.771cm" svg:y2="11.883cm">
          <text:p/>
        </draw:line>
        <draw:line draw:style-name="gr2" draw:text-style-name="P1" draw:layer="layout" svg:x1="14.771cm" svg:y1="11.883cm" svg:x2="15.187cm" svg:y2="11.876cm">
          <text:p/>
        </draw:line>
        <draw:line draw:style-name="gr2" draw:text-style-name="P1" draw:layer="layout" svg:x1="15.187cm" svg:y1="11.876cm" svg:x2="15.189cm" svg:y2="10.572cm">
          <text:p/>
        </draw:line>
        <draw:line draw:style-name="gr2" draw:text-style-name="P1" draw:layer="layout" svg:x1="15.189cm" svg:y1="10.572cm" svg:x2="15.437cm" svg:y2="10.576cm">
          <text:p/>
        </draw:line>
        <draw:line draw:style-name="gr2" draw:text-style-name="P1" draw:layer="layout" svg:x1="15.437cm" svg:y1="10.576cm" svg:x2="15.429cm" svg:y2="11.883cm">
          <text:p/>
        </draw:line>
        <draw:line draw:style-name="gr2" draw:text-style-name="P1" draw:layer="layout" svg:x1="15.429cm" svg:y1="11.883cm" svg:x2="15.815cm" svg:y2="11.876cm">
          <text:p/>
        </draw:line>
        <draw:line draw:style-name="gr2" draw:text-style-name="P1" draw:layer="layout" svg:x1="15.815cm" svg:y1="11.876cm" svg:x2="15.798cm" svg:y2="10.548cm">
          <text:p/>
        </draw:line>
        <draw:line draw:style-name="gr2" draw:text-style-name="P1" draw:layer="layout" svg:x1="15.798cm" svg:y1="10.548cm" svg:x2="16.091cm" svg:y2="10.56cm">
          <text:p/>
        </draw:line>
        <draw:line draw:style-name="gr2" draw:text-style-name="P1" draw:layer="layout" svg:x1="16.091cm" svg:y1="10.56cm" svg:x2="16.094cm" svg:y2="11.868cm">
          <text:p/>
        </draw:line>
        <draw:line draw:style-name="gr2" draw:text-style-name="P1" draw:layer="layout" svg:x1="16.094cm" svg:y1="11.868cm" svg:x2="16.427cm" svg:y2="11.853cm">
          <text:p/>
        </draw:line>
        <draw:line draw:style-name="gr2" draw:text-style-name="P1" draw:layer="layout" svg:x1="16.427cm" svg:y1="11.853cm" svg:x2="16.415cm" svg:y2="10.56cm">
          <text:p/>
        </draw:line>
        <draw:line draw:style-name="gr2" draw:text-style-name="P1" draw:layer="layout" svg:x1="16.415cm" svg:y1="10.56cm" svg:x2="16.748cm" svg:y2="10.572cm">
          <text:p/>
        </draw:line>
        <draw:line draw:style-name="gr2" draw:text-style-name="P1" draw:layer="layout" svg:x1="16.748cm" svg:y1="10.572cm" svg:x2="16.744cm" svg:y2="11.883cm">
          <text:p/>
        </draw:line>
        <draw:line draw:style-name="gr2" draw:text-style-name="P1" draw:layer="layout" svg:x1="16.744cm" svg:y1="11.883cm" svg:x2="17.032cm" svg:y2="11.876cm">
          <text:p/>
        </draw:line>
        <draw:line draw:style-name="gr2" draw:text-style-name="P1" draw:layer="layout" svg:x1="17.032cm" svg:y1="11.876cm" svg:x2="17.037cm" svg:y2="10.56cm">
          <text:p/>
        </draw:line>
        <draw:line draw:style-name="gr2" draw:text-style-name="P1" draw:layer="layout" svg:x1="17.037cm" svg:y1="10.56cm" svg:x2="17.378cm" svg:y2="10.548cm">
          <text:p/>
        </draw:line>
        <draw:line draw:style-name="gr2" draw:text-style-name="P1" draw:layer="layout" svg:x1="17.378cm" svg:y1="10.548cm" svg:x2="17.387cm" svg:y2="11.883cm">
          <text:p/>
        </draw:line>
        <draw:line draw:style-name="gr2" draw:text-style-name="P1" draw:layer="layout" svg:x1="17.387cm" svg:y1="11.883cm" svg:x2="17.621cm" svg:y2="11.876cm">
          <text:p/>
        </draw:line>
        <draw:line draw:style-name="gr2" draw:text-style-name="P1" draw:layer="layout" svg:x1="17.621cm" svg:y1="11.876cm" svg:x2="17.619cm" svg:y2="10.548cm">
          <text:p/>
        </draw:line>
        <draw:line draw:style-name="gr2" draw:text-style-name="P1" draw:layer="layout" svg:x1="17.619cm" svg:y1="10.548cm" svg:x2="18.059cm" svg:y2="10.56cm">
          <text:p/>
        </draw:line>
        <draw:line draw:style-name="gr2" draw:text-style-name="P1" draw:layer="layout" svg:x1="18.059cm" svg:y1="10.56cm" svg:x2="18.075cm" svg:y2="11.876cm">
          <text:p/>
        </draw:line>
        <draw:line draw:style-name="gr2" draw:text-style-name="P1" draw:layer="layout" svg:x1="18.075cm" svg:y1="11.876cm" svg:x2="18.249cm" svg:y2="11.876cm">
          <text:p/>
        </draw:line>
        <draw:line draw:style-name="gr2" draw:text-style-name="P1" draw:layer="layout" svg:x1="18.249cm" svg:y1="11.876cm" svg:x2="18.263cm" svg:y2="10.536cm">
          <text:p/>
        </draw:line>
        <draw:line draw:style-name="gr2" draw:text-style-name="P1" draw:layer="layout" svg:x1="18.263cm" svg:y1="10.536cm" svg:x2="18.701cm" svg:y2="10.56cm">
          <text:p/>
        </draw:line>
        <draw:line draw:style-name="gr2" draw:text-style-name="P1" draw:layer="layout" svg:x1="18.7cm" svg:y1="10.553cm" svg:x2="18.71cm" svg:y2="11.876cm">
          <text:p/>
        </draw:line>
        <draw:line draw:style-name="gr2" draw:text-style-name="P1" draw:layer="layout" svg:x1="18.71cm" svg:y1="11.876cm" svg:x2="18.801cm" svg:y2="11.876cm">
          <text:p/>
        </draw:line>
        <draw:line draw:style-name="gr2" draw:text-style-name="P1" draw:layer="layout" svg:x1="18.801cm" svg:y1="11.876cm" svg:x2="18.797cm" svg:y2="10.548cm">
          <text:p/>
        </draw:line>
        <draw:line draw:style-name="gr2" draw:text-style-name="P1" draw:layer="layout" svg:x1="18.797cm" svg:y1="10.548cm" svg:x2="18.922cm" svg:y2="10.545cm">
          <text:p/>
        </draw:line>
        <draw:line draw:style-name="gr2" draw:text-style-name="P1" draw:layer="layout" svg:x1="3.651cm" svg:y1="13.086cm" svg:x2="3.658cm" svg:y2="11.883cm">
          <text:p/>
        </draw:line>
        <draw:line draw:style-name="gr2" draw:text-style-name="P1" draw:layer="layout" svg:x1="3.658cm" svg:y1="11.883cm" svg:x2="3.568cm" svg:y2="11.876cm">
          <text:p/>
        </draw:line>
        <draw:line draw:style-name="gr2" draw:text-style-name="P1" draw:layer="layout" svg:x1="3.568cm" svg:y1="11.876cm" svg:x2="3.583cm" svg:y2="13.123cm">
          <text:p/>
        </draw:line>
        <draw:line draw:style-name="gr2" draw:text-style-name="P1" draw:layer="layout" svg:x1="3.555cm" svg:y1="13.074cm" svg:x2="3.469cm" svg:y2="13.078cm">
          <text:p/>
        </draw:line>
        <draw:frame draw:style-name="gr3" draw:text-style-name="P2" draw:layer="layout" svg:width="3.492cm" svg:height="0.662cm" svg:x="3.291cm" svg:y="11.17cm">
          <draw:text-box>
            <text:p><text:span text:style-name="T1">Motor Voltage</text:span></text:p>
          </draw:text-box>
        </draw:frame>
        <draw:frame draw:style-name="gr3" draw:text-style-name="P2" draw:layer="layout" svg:width="1.587cm" svg:height="0.662cm" svg:x="2.551cm" svg:y="10.299cm">
          <draw:text-box>
            <text:p><text:span text:style-name="T1">VBus</text:span></text:p>
          </draw:text-box>
        </draw:frame>
        <draw:frame draw:style-name="gr3" draw:text-style-name="P2" draw:layer="layout" svg:width="1.587cm" svg:height="0.662cm" svg:x="2.285cm" svg:y="12.707cm">
          <draw:text-box>
            <text:p><text:span text:style-name="T1">-VBus</text:span></text:p>
          </draw:text-box>
        </draw:frame>
        <draw:frame draw:style-name="gr3" draw:text-style-name="P2" draw:layer="layout" svg:width="0.693cm" svg:height="0.662cm" svg:x="2.788cm" svg:y="11.542cm">
          <draw:text-box>
            <text:p><text:span text:style-name="T1">0</text:span></text:p>
          </draw:text-box>
        </draw:frame>
        <draw:custom-shape draw:style-name="gr4" draw:text-style-name="P1" draw:layer="layout" svg:width="2.065cm" svg:height="2.022cm" svg:x="14.327cm" svg:y="10.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924cm" svg:y1="14.894cm" svg:x2="8.958cm" svg:y2="17.314cm">
          <text:p/>
        </draw:line>
        <draw:line draw:style-name="gr5" draw:text-style-name="P1" draw:layer="layout" svg:x1="14.12cm" svg:y1="14.894cm" svg:x2="8.958cm" svg:y2="17.314cm">
          <text:p/>
        </draw:line>
        <draw:line draw:style-name="gr5" draw:text-style-name="P1" draw:layer="layout" svg:x1="14.12cm" svg:y1="14.894cm" svg:x2="19.186cm" svg:y2="17.54cm">
          <text:p/>
        </draw:line>
        <draw:line draw:style-name="gr6" draw:text-style-name="P1" draw:layer="layout" svg:x1="4.215cm" svg:y1="17.379cm" svg:x2="5.505cm" svg:y2="17.379cm">
          <text:p/>
        </draw:line>
        <draw:line draw:style-name="gr6" draw:text-style-name="P1" draw:layer="layout" svg:x1="5.505cm" svg:y1="17.379cm" svg:x2="5.505cm" svg:y2="14.829cm">
          <text:p/>
        </draw:line>
        <draw:line draw:style-name="gr6" draw:text-style-name="P1" draw:layer="layout" svg:x1="5.505cm" svg:y1="14.829cm" svg:x2="7.119cm" svg:y2="14.862cm">
          <text:p/>
        </draw:line>
        <draw:line draw:style-name="gr6" draw:text-style-name="P1" draw:layer="layout" svg:x1="7.119cm" svg:y1="14.862cm" svg:x2="7.119cm" svg:y2="17.411cm">
          <text:p/>
        </draw:line>
        <draw:line draw:style-name="gr6" draw:text-style-name="P1" draw:layer="layout" svg:x1="7.119cm" svg:y1="17.411cm" svg:x2="10.7cm" svg:y2="17.346cm">
          <text:p/>
        </draw:line>
        <draw:line draw:style-name="gr6" draw:text-style-name="P1" draw:layer="layout" svg:x1="10.7cm" svg:y1="17.346cm" svg:x2="10.7cm" svg:y2="14.894cm">
          <text:p/>
        </draw:line>
        <draw:line draw:style-name="gr6" draw:text-style-name="P1" draw:layer="layout" svg:x1="10.7cm" svg:y1="14.894cm" svg:x2="12.443cm" svg:y2="14.862cm">
          <text:p/>
        </draw:line>
        <draw:line draw:style-name="gr6" draw:text-style-name="P1" draw:layer="layout" svg:x1="12.443cm" svg:y1="14.862cm" svg:x2="12.475cm" svg:y2="17.346cm">
          <text:p/>
        </draw:line>
        <draw:line draw:style-name="gr6" draw:text-style-name="P1" draw:layer="layout" svg:x1="12.475cm" svg:y1="17.346cm" svg:x2="15.637cm" svg:y2="17.346cm">
          <text:p/>
        </draw:line>
        <draw:line draw:style-name="gr6" draw:text-style-name="P1" draw:layer="layout" svg:x1="15.637cm" svg:y1="17.346cm" svg:x2="15.605cm" svg:y2="14.894cm">
          <text:p/>
        </draw:line>
        <draw:line draw:style-name="gr6" draw:text-style-name="P1" draw:layer="layout" svg:x1="15.605cm" svg:y1="14.894cm" svg:x2="17.702cm" svg:y2="14.894cm">
          <text:p/>
        </draw:line>
        <draw:line draw:style-name="gr7" draw:text-style-name="P1" draw:layer="layout" svg:x1="5.515cm" svg:y1="16.505cm" svg:x2="7.103cm" svg:y2="15.881cm">
          <text:p/>
        </draw:line>
        <draw:line draw:style-name="gr7" draw:text-style-name="P1" draw:layer="layout" svg:x1="7.103cm" svg:y1="15.881cm" svg:x2="10.732cm" svg:y2="16.599cm">
          <text:p/>
        </draw:line>
        <draw:line draw:style-name="gr7" draw:text-style-name="P1" draw:layer="layout" svg:x1="10.732cm" svg:y1="16.599cm" svg:x2="12.451cm" svg:y2="15.787cm">
          <text:p/>
        </draw:line>
        <draw:line draw:style-name="gr7" draw:text-style-name="P1" draw:layer="layout" svg:x1="12.451cm" svg:y1="15.787cm" svg:x2="15.626cm" svg:y2="16.429cm">
          <text:p/>
        </draw:line>
        <draw:line draw:style-name="gr7" draw:text-style-name="P1" draw:layer="layout" svg:x1="15.626cm" svg:y1="16.429cm" svg:x2="17.875cm" svg:y2="15.484cm">
          <text:p/>
        </draw:line>
        <draw:line draw:style-name="gr8" draw:text-style-name="P1" draw:layer="layout" svg:x1="16.893cm" svg:y1="15.9cm" svg:x2="14.058cm" svg:y2="16.108cm">
          <text:p/>
        </draw:line>
        <draw:line draw:style-name="gr8" draw:text-style-name="P1" draw:layer="layout" svg:x1="11.582cm" svg:y1="16.202cm" svg:x2="14.058cm" svg:y2="16.108cm">
          <text:p/>
        </draw:line>
        <draw:line draw:style-name="gr8" draw:text-style-name="P1" draw:layer="layout" svg:x1="8.898cm" svg:y1="16.24cm" svg:x2="11.582cm" svg:y2="16.202cm">
          <text:p/>
        </draw:line>
        <draw:line draw:style-name="gr8" draw:text-style-name="P1" draw:layer="layout" svg:x1="6.253cm" svg:y1="16.221cm" svg:x2="8.993cm" svg:y2="16.221cm">
          <text:p/>
        </draw:line>
        <draw:line draw:style-name="gr8" draw:text-style-name="P1" draw:layer="layout" svg:x1="4.287cm" svg:y1="16.24cm" svg:x2="6.253cm" svg:y2="16.221cm">
          <text:p/>
        </draw:line>
        <draw:line draw:style-name="gr7" draw:text-style-name="P1" draw:layer="layout" svg:x1="5.515cm" svg:y1="16.505cm" svg:x2="3.55cm" svg:y2="16.051cm">
          <text:p/>
        </draw:line>
        <draw:line draw:style-name="gr8" draw:text-style-name="P1" draw:layer="layout" svg:x1="3.928cm" svg:y1="16.278cm" svg:x2="4.438cm" svg:y2="16.24cm">
          <text:p/>
        </draw:line>
        <draw:line draw:style-name="gr8" draw:text-style-name="P1" draw:layer="layout" svg:x1="16.893cm" svg:y1="15.9cm" svg:x2="18.008cm" svg:y2="15.862cm">
          <text:p/>
        </draw:line>
        <draw:line draw:style-name="gr9" draw:text-style-name="P1" draw:layer="layout" svg:x1="14.988cm" svg:y1="12.083cm" svg:x2="12.399cm" svg:y2="14.539cm">
          <text:p/>
        </draw:line>
        <draw:frame draw:style-name="gr3" draw:text-style-name="P2" draw:layer="layout" svg:width="2.91cm" svg:height="0.662cm" svg:x="1.948cm" svg:y="16.467cm">
          <draw:text-box>
            <text:p><text:span text:style-name="T1">Motor Current</text:span></text:p>
          </draw:text-box>
        </draw:frame>
        <draw:frame draw:style-name="gr3" draw:text-style-name="P2" draw:layer="layout" svg:width="1.587cm" svg:height="0.662cm" svg:x="4.14cm" svg:y="14.493cm">
          <draw:text-box>
            <text:p><text:span text:style-name="T1">VBus</text:span></text:p>
          </draw:text-box>
        </draw:frame>
        <draw:frame draw:style-name="gr3" draw:text-style-name="P2" draw:layer="layout" svg:width="0.693cm" svg:height="0.662cm" svg:x="3.658cm" svg:y="17.004cm">
          <draw:text-box>
            <text:p><text:span text:style-name="T1">0</text:span></text:p>
          </draw:text-box>
        </draw:frame>
        <draw:line draw:style-name="gr10" draw:text-style-name="P1" draw:layer="layout" svg:x1="6.238cm" svg:y1="14.483cm" svg:x2="5.652cm" svg:y2="14.861cm">
          <text:p/>
        </draw:line>
        <draw:line draw:style-name="gr11" draw:text-style-name="P1" draw:layer="layout" svg:x1="4.499cm" svg:y1="16.807cm" svg:x2="5.255cm" svg:y2="16.448cm">
          <text:p/>
        </draw:line>
        <draw:frame draw:style-name="gr12" draw:text-style-name="P2" draw:layer="layout" svg:width="2.91cm" svg:height="1.073cm" svg:x="7.391cm" svg:y="14.747cm">
          <draw:text-box>
            <text:p><text:span text:style-name="T1">Average Motor Current</text:span></text:p>
          </draw:text-box>
        </draw:frame>
        <draw:line draw:style-name="gr13" draw:text-style-name="P1" draw:layer="layout" svg:x1="9.318cm" svg:y1="15.258cm" svg:x2="10.055cm" svg:y2="16.202cm">
          <text:p/>
        </draw:line>
        <draw:line draw:style-name="gr14" draw:text-style-name="P1" draw:layer="layout" svg:x1="8.902cm" svg:y1="18.13cm" svg:x2="8.898cm" svg:y2="16.24cm">
          <text:p/>
        </draw:line>
        <draw:line draw:style-name="gr14" draw:text-style-name="P1" draw:layer="layout" svg:x1="14.192cm" svg:y1="18.036cm" svg:x2="14.188cm" svg:y2="16.146cm">
          <text:p/>
        </draw:line>
        <draw:frame draw:style-name="gr3" draw:text-style-name="P2" draw:layer="layout" svg:width="2.91cm" svg:height="0.662cm" svg:x="9.47cm" svg:y="17.658cm">
          <draw:text-box>
            <text:p><text:span text:style-name="T1">Sample Points</text:span></text:p>
          </draw:text-box>
        </draw:frame>
        <draw:line draw:style-name="gr5" draw:text-style-name="P1" draw:layer="layout" svg:x1="9.583cm" svg:y1="18.055cm" svg:x2="8.902cm" svg:y2="18.13cm">
          <text:p/>
        </draw:line>
        <draw:line draw:style-name="gr5" draw:text-style-name="P1" draw:layer="layout" svg:x1="12.229cm" svg:y1="17.979cm" svg:x2="14.192cm" svg:y2="18.036cm">
          <text:p/>
        </draw:line>
        <draw:line draw:style-name="gr15" draw:text-style-name="P1" draw:layer="layout" svg:x1="3.327cm" svg:y1="15.578cm" svg:x2="4.934cm" svg:y2="15.37cm">
          <text:p/>
        </draw:line>
        <draw:frame draw:style-name="gr3" draw:text-style-name="P2" draw:layer="layout" svg:width="2.91cm" svg:height="0.662cm" svg:x="1.521cm" svg:y="15.029cm">
          <draw:text-box>
            <text:p><text:span text:style-name="T1">PWM Carrier</text:span></text:p>
          </draw:text-box>
        </draw:frame>
      </draw:page>
    </office:drawing>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4.691cm" fo:min-width="4.747cm"/>
      <style:paragraph-properties style:writing-mode="lr-tb"/>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objectwithoutfill">
      <style:graphic-properties draw:marker-end="Arrowheads_20_2" draw:marker-end-width="0.3cm" draw:fill="none" draw:textarea-vertical-align="middle"/>
    </style:style>
    <style:style style:name="gr4" style:family="graphic" style:parent-style-name="standard">
      <style:graphic-properties draw:textarea-horizontal-align="justify" draw:textarea-vertical-align="middle" draw:auto-grow-height="false" fo:min-height="0.679cm" fo:min-width="2.101cm"/>
      <style:paragraph-properties style:writing-mode="lr-tb"/>
    </style:style>
    <style:style style:name="gr5" style:family="graphic" style:parent-style-name="standard">
      <style:graphic-properties draw:textarea-horizontal-align="justify" draw:textarea-vertical-align="middle" draw:auto-grow-height="false" fo:min-height="1.741cm" fo:min-width="1.143cm"/>
      <style:paragraph-properties style:writing-mode="lr-tb"/>
    </style:style>
    <style:style style:name="gr6" style:family="graphic" style:parent-style-name="standard">
      <style:graphic-properties draw:textarea-horizontal-align="justify" draw:textarea-vertical-align="middle" draw:auto-grow-height="false" fo:min-height="1.741cm" fo:min-width="1.384cm"/>
      <style:paragraph-properties style:writing-mode="lr-tb"/>
    </style:style>
    <style:style style:name="gr7" style:family="graphic" style:parent-style-name="standard">
      <style:graphic-properties draw:fill-color="#f10d0c" draw:textarea-horizontal-align="center" draw:textarea-vertical-align="middle" draw:auto-grow-height="false" fo:min-height="0.423cm" fo:min-width="1.906cm"/>
      <style:paragraph-properties style:writing-mode="lr-tb"/>
    </style:style>
    <style:style style:name="gr8" style:family="graphic" style:parent-style-name="standard">
      <style:graphic-properties draw:fill-color="#f10d0c" draw:textarea-horizontal-align="center" draw:textarea-vertical-align="middle" draw:auto-grow-height="false" fo:min-height="0.423cm" fo:min-width="1.916cm"/>
      <style:paragraph-properties style:writing-mode="lr-tb"/>
    </style:style>
    <style:style style:name="gr9" style:family="graphic" style:parent-style-name="standard">
      <style:graphic-properties draw:fill-color="#f10d0c" draw:textarea-horizontal-align="center" draw:textarea-vertical-align="middle" draw:auto-grow-height="false" fo:min-height="0.423cm" fo:min-width="1.918cm"/>
      <style:paragraph-properties style:writing-mode="lr-tb"/>
    </style:style>
    <style:style style:name="gr10" style:family="graphic" style:parent-style-name="standard">
      <style:graphic-properties draw:fill-color="#f10d0c" draw:textarea-horizontal-align="center" draw:textarea-vertical-align="middle" draw:auto-grow-height="false" fo:min-height="0.424cm" fo:min-width="2.045cm"/>
      <style:paragraph-properties style:writing-mode="lr-tb"/>
    </style:style>
    <style:style style:name="gr11" style:family="graphic" style:parent-style-name="standard">
      <style:graphic-properties draw:fill-color="#729fcf" draw:textarea-horizontal-align="justify" draw:textarea-vertical-align="middle" draw:auto-grow-height="false" fo:min-height="1.271cm" fo:min-width="2.161cm"/>
      <style:paragraph-properties style:writing-mode="lr-tb"/>
    </style:style>
    <style:style style:name="gr12" style:family="graphic" style:parent-style-name="standard">
      <style:graphic-properties draw:marker-start="Arrowheads_20_3" draw:marker-end="Arrowheads_20_3" draw:fill-color="#f10d0c" draw:textarea-vertical-align="middle"/>
    </style:style>
    <style:style style:name="gr13" style:family="graphic" style:parent-style-name="standard">
      <style:graphic-properties draw:fill="none" draw:fill-color="#729fcf" draw:textarea-horizontal-align="justify" draw:textarea-vertical-align="middle" draw:auto-grow-height="false" fo:min-height="1.149cm" fo:min-width="2.926cm"/>
      <style:paragraph-properties style:writing-mode="lr-tb"/>
    </style:style>
    <style:style style:name="gr14" style:family="graphic" style:parent-style-name="objectwithoutfill">
      <style:graphic-properties draw:marker-end="Arrowheads_20_4" draw:marker-end-width="0.3cm" draw:fill="none" draw:fill-color="#f10d0c" draw:textarea-vertical-align="middle"/>
    </style:style>
    <style:style style:name="gr15" style:family="graphic" style:parent-style-name="objectwithoutfill">
      <style:graphic-properties draw:marker-end="Arrowheads_20_5" draw:marker-end-width="0.3cm" draw:fill="none" draw:fill-color="#f10d0c" draw:textarea-vertical-align="middle"/>
    </style:style>
    <style:style style:name="gr16" style:family="graphic" style:parent-style-name="objectwithoutfill">
      <style:graphic-properties draw:marker-end="Arrowheads_20_6" draw:marker-end-width="0.3cm" draw:fill="none" draw:fill-color="#f10d0c" draw:textarea-vertical-align="middle"/>
    </style:style>
    <style:style style:name="gr17" style:family="graphic" style:parent-style-name="standard">
      <style:graphic-properties draw:fill-color="#f10d0c" draw:textarea-horizontal-align="center" draw:textarea-vertical-align="middle" draw:auto-grow-height="false" fo:min-height="0.424cm" fo:min-width="2.14cm"/>
      <style:paragraph-properties style:writing-mode="lr-tb"/>
    </style:style>
    <style:style style:name="gr18" style:family="graphic" style:parent-style-name="standard">
      <style:graphic-properties draw:textarea-horizontal-align="justify" draw:textarea-vertical-align="middle" draw:auto-grow-height="false" fo:min-height="0.556cm" fo:min-width="2.10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652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21" style:family="graphic" style:parent-style-name="standard" style:list-style-name="L1">
      <style:graphic-properties draw:fill-color="#729fcf" draw:textarea-horizontal-align="justify" draw:textarea-vertical-align="middle" draw:auto-grow-height="false" fo:min-height="0.951cm" fo:min-width="3.171cm"/>
      <style:paragraph-properties style:writing-mode="lr-tb"/>
    </style:style>
    <style:style style:name="gr22" style:family="graphic" style:parent-style-name="standard" style:list-style-name="L1">
      <style:graphic-properties draw:fill-color="#729fcf" draw:textarea-horizontal-align="justify" draw:textarea-vertical-align="middle" draw:auto-grow-height="false" fo:min-height="0.951cm" fo:min-width="3.171cm"/>
      <style:paragraph-properties style:writing-mode="lr-tb"/>
    </style:style>
    <style:style style:name="gr23" style:family="graphic" style:parent-style-name="standard" style:list-style-name="L1">
      <style:graphic-properties draw:fill-color="#729fcf" draw:textarea-horizontal-align="justify" draw:textarea-vertical-align="middle" draw:auto-grow-height="false" fo:min-height="0.951cm" fo:min-width="3.132cm"/>
      <style:paragraph-properties style:writing-mode="lr-tb"/>
    </style:style>
    <style:style style:name="gr24" style:family="graphic" style:parent-style-name="standard" style:list-style-name="L1">
      <style:graphic-properties draw:fill-color="#729fcf" draw:textarea-horizontal-align="justify" draw:textarea-vertical-align="middle" draw:auto-grow-height="false" fo:min-height="0.951cm" fo:min-width="3.132cm"/>
      <style:paragraph-properties style:writing-mode="lr-tb"/>
    </style:style>
    <style:style style:name="gr25" style:family="graphic" style:parent-style-name="standard" style:list-style-name="L1">
      <style:graphic-properties draw:fill-color="#729fcf" draw:textarea-horizontal-align="justify" draw:textarea-vertical-align="middle" draw:auto-grow-height="false" fo:min-height="0.95cm" fo:min-width="3.20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0.823cm" fo:min-width="3.08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433cm" fo:min-width="1.6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46cm" fo:min-width="1.6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454cm" fo:min-width="1.456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414cm" fo:min-width="1.9cm"/>
      <style:paragraph-properties style:writing-mode="lr-tb"/>
    </style:style>
    <style:style style:name="gr31" style:family="graphic" style:parent-style-name="objectwithoutfill">
      <style:graphic-properties draw:marker-end="Arrowheads_20_8" draw:marker-end-width="0.3cm" draw:fill="none" draw:fill-color="#f10d0c" draw:textarea-vertical-align="middle"/>
    </style:style>
    <style:style style:name="gr32" style:family="graphic" style:parent-style-name="objectwithoutfill">
      <style:graphic-properties draw:marker-end="Arrowheads_20_9" draw:marker-end-width="0.3cm" draw:fill="none" draw:fill-color="#f10d0c" draw:textarea-vertical-align="middle"/>
    </style:style>
    <style:style style:name="gr33" style:family="graphic" style:parent-style-name="objectwithoutfill">
      <style:graphic-properties draw:marker-end="Arrowheads_20_11" draw:marker-end-width="0.3cm" draw:fill="none" draw:fill-color="#f10d0c" draw:textarea-vertical-align="middle"/>
    </style:style>
    <style:style style:name="gr34" style:family="graphic" style:parent-style-name="objectwithoutfill">
      <style:graphic-properties draw:marker-end="Arrowheads_20_12" draw:marker-end-width="0.3cm" draw:fill="none" draw:fill-color="#f10d0c" draw:textarea-vertical-align="middle"/>
    </style:style>
    <style:style style:name="gr35" style:family="graphic" style:parent-style-name="objectwithoutfill">
      <style:graphic-properties draw:marker-end="Arrowheads_20_13" draw:marker-end-width="0.3cm" draw:fill="none" draw:fill-color="#f10d0c" draw:textarea-vertical-align="middle"/>
    </style:style>
    <style:style style:name="gr36" style:family="graphic" style:parent-style-name="objectwithoutfill">
      <style:graphic-properties draw:marker-end="Arrowheads_20_14" draw:marker-end-width="0.3cm" draw:fill="none" draw:fill-color="#f10d0c" draw:textarea-vertical-align="middle"/>
    </style:style>
    <style:style style:name="gr37" style:family="graphic" style:parent-style-name="standard">
      <style:graphic-properties draw:textarea-horizontal-align="justify" draw:textarea-vertical-align="middle" draw:auto-grow-height="false" fo:min-height="1.742cm" fo:min-width="1.143cm"/>
      <style:paragraph-properties style:writing-mode="lr-tb"/>
    </style:style>
    <style:style style:name="gr38" style:family="graphic" style:parent-style-name="objectwithoutfill">
      <style:graphic-properties draw:marker-end="Arrowheads_20_15" draw:marker-end-width="0.3cm" draw:fill="none" draw:fill-color="#f10d0c" draw:textarea-vertical-align="middle"/>
    </style:style>
    <style:style style:name="gr39" style:family="graphic" style:parent-style-name="standard">
      <style:graphic-properties draw:marker-end="Arrowheads_20_3" draw:textarea-vertical-align="middle"/>
    </style:style>
    <style:style style:name="gr40" style:family="graphic" style:parent-style-name="standard">
      <style:graphic-properties draw:marker-end="Arrowheads_20_15" draw:textarea-vertical-align="middle"/>
    </style:style>
    <style:style style:name="gr41" style:family="graphic" style:parent-style-name="objectwithoutfill">
      <style:graphic-properties draw:marker-end="Arrowheads_20_16" draw:marker-end-width="0.3cm" draw:fill="none" draw:textarea-vertical-align="middle"/>
    </style:style>
    <style:style style:name="gr42" style:family="graphic" style:parent-style-name="objectwithoutfill">
      <style:graphic-properties draw:marker-end="Arrowheads_20_17" draw:marker-end-width="0.3cm" draw:fill="none" draw:textarea-vertical-align="middle"/>
    </style:style>
    <style:style style:name="gr43" style:family="graphic" style:parent-style-name="objectwithoutfill">
      <style:graphic-properties draw:marker-end="Arrowheads_20_18" draw:marker-end-width="0.3cm" draw:fill="none" draw:textarea-vertical-align="middle"/>
    </style:style>
    <style:style style:name="gr44" style:family="graphic" style:parent-style-name="objectwithoutfill">
      <style:graphic-properties draw:marker-end="Arrowheads_20_19" draw:marker-end-width="0.3cm" draw:fill="none" draw:textarea-vertical-align="middle"/>
    </style:style>
    <style:style style:name="gr45" style:family="graphic" style:parent-style-name="objectwithoutfill">
      <style:graphic-properties draw:marker-end="Arrowheads_20_20" draw:marker-end-width="0.3cm" draw:fill="none" draw:textarea-vertical-align="middle"/>
    </style:style>
    <style:style style:name="gr46" style:family="graphic" style:parent-style-name="standard">
      <style:graphic-properties draw:fill="none" draw:textarea-horizontal-align="justify" draw:textarea-vertical-align="middle" draw:auto-grow-height="false" fo:min-height="1.29cm" fo:min-width="4.249cm"/>
    </style:style>
    <style:style style:name="gr47" style:family="graphic" style:parent-style-name="standard">
      <style:graphic-properties draw:fill="none" draw:textarea-horizontal-align="justify" draw:textarea-vertical-align="middle" draw:auto-grow-height="false" fo:min-height="2.753cm" fo:min-width="2.366cm"/>
    </style:style>
    <style:style style:name="gr48" style:family="graphic" style:parent-style-name="standard">
      <style:graphic-properties draw:stroke="none" svg:stroke-color="#000000" draw:fill="none" draw:fill-color="#ffffff" fo:min-height="0.712cm"/>
      <style:paragraph-properties style:writing-mode="lr-tb"/>
    </style:style>
    <style:style style:name="P1" style:family="paragraph">
      <style:paragraph-properties fo:text-align="start"/>
      <style:text-properties fo:font-size="14pt" style:font-size-asian="14pt" style:font-size-complex="14pt"/>
    </style:style>
    <style:style style:name="P2" style:family="paragraph">
      <loext:graphic-properties draw:fill="non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ffffff" loext:opacity="100%" fo:font-size="10pt" style:font-size-asian="10pt" style:font-size-complex="10pt"/>
    </style:style>
    <style:style style:name="P5" style:family="paragraph">
      <loext:graphic-properties draw:fill-color="#f10d0c"/>
      <style:paragraph-properties fo:text-align="center"/>
      <style:text-properties fo:color="#ffffff" loext:opacity="100%" fo:font-size="10pt" style:font-size-asian="10pt" style:font-size-complex="10pt"/>
    </style:style>
    <style:style style:name="P6" style:family="paragraph">
      <loext:graphic-properties draw:fill-color="#729fcf"/>
      <style:paragraph-properties fo:text-align="center"/>
      <style:text-properties fo:font-size="12pt" style:font-size-asian="12pt" style:font-size-complex="12pt"/>
    </style:style>
    <style:style style:name="P7" style:family="paragraph">
      <loext:graphic-properties draw:fill-color="#f10d0c"/>
      <style:paragraph-properties fo:text-align="center"/>
    </style:style>
    <style:style style:name="P8" style:family="paragraph">
      <style:paragraph-properties fo:text-align="center"/>
    </style:style>
    <style:style style:name="P9" style:family="paragraph">
      <loext:graphic-properties draw:fill="none" draw:fill-color="#729fcf"/>
      <style:paragraph-properties fo:text-align="center"/>
    </style:style>
    <style:style style:name="P10" style:family="paragraph">
      <loext:graphic-properties draw:fill="none" draw:fill-color="#f10d0c"/>
      <style:paragraph-properties fo:text-align="center"/>
    </style:style>
    <style:style style:name="P11" style:family="paragraph">
      <loext:graphic-properties draw:fill="none" draw:fill-color="#ffffff"/>
      <style:text-properties fo:font-size="10.5pt" style:font-size-asian="10.5pt" style:font-size-complex="10.5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color="#729fcf"/>
      <style:paragraph-properties fo:margin-left="0cm" fo:margin-right="0cm" fo:margin-top="0cm" fo:margin-bottom="0cm" fo:line-height="100%" fo:text-align="center" fo:text-indent="0cm"/>
    </style:style>
    <style:style style:name="P14" style:family="paragraph">
      <style:text-properties fo:font-size="14pt" style:font-size-asian="14pt" style:font-size-complex="14pt"/>
    </style:style>
    <style:style style:name="P15" style:family="paragraph">
      <loext:graphic-properties draw:fill="none"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color="#ffffff" loext:opacity="100%" fo:font-size="10pt" style:font-size-asian="10pt" style:font-size-complex="10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47cm" svg:height="4.941cm" svg:x="8.006cm" svg:y="6.438cm">
          <draw:glue-point draw:id="4" svg:x="5cm" svg:y="-1.473cm"/>
          <draw:glue-point draw:id="5" svg:x="4.97cm" svg:y="1.369cm"/>
          <text:p text:style-name="P1"><text:span text:style-name="T1">C2000 Processor</text:span></text:p>
          <draw:enhanced-geometry svg:viewBox="0 0 21600 21600" draw:type="rectangle" draw:enhanced-path="M 0 0 L 21600 0 21600 21600 0 21600 0 0 Z N"/>
        </draw:custom-shape>
        <draw:connector draw:style-name="gr2" draw:text-style-name="P2" draw:layer="layout" draw:type="lines" svg:x1="13.267cm" svg:y1="8.101cm" svg:x2="14.507cm" svg:y2="6.335cm" draw:start-shape="id1" draw:start-glue-point="1" draw:end-shape="id2" draw:end-glue-point="0" svg:d="M13267 8101h500l238-1766h502" svg:viewBox="0 0 1241 1767">
          <text:p/>
        </draw:connector>
        <draw:connector draw:style-name="gr3" draw:text-style-name="P2" draw:layer="layout" draw:type="lines" svg:x1="13.267cm" svg:y1="8.969cm" svg:x2="14.437cm" svg:y2="9.279cm" draw:start-shape="id3" draw:start-glue-point="1" draw:end-shape="id4" draw:end-glue-point="0" svg:d="M13267 8969h500l169 310h501" svg:viewBox="0 0 1171 311">
          <text:p/>
        </draw:connector>
        <draw:custom-shape draw:style-name="gr4" draw:text-style-name="P3" xml:id="id1" draw:id="id1" draw:layer="layout" svg:width="2.601cm" svg:height="0.929cm" svg:x="10.666cm" svg:y="7.637cm">
          <text:p text:style-name="P3"><text:span text:style-name="T2">PWM1&amp;2</text:span></text:p>
          <draw:enhanced-geometry svg:viewBox="0 0 21600 21600" draw:type="rectangle" draw:enhanced-path="M 0 0 L 21600 0 21600 21600 0 21600 0 0 Z N"/>
        </draw:custom-shape>
        <draw:custom-shape draw:style-name="gr5" draw:text-style-name="P3" xml:id="id10" draw:id="id10" draw:layer="layout" svg:width="1.643cm" svg:height="1.991cm" svg:x="8.006cm" svg:y="7.411cm">
          <text:p text:style-name="P3"><text:span text:style-name="T2">ADC</text:span></text:p>
          <draw:enhanced-geometry svg:viewBox="0 0 21600 21600" draw:type="rectangle" draw:enhanced-path="M 0 0 L 21600 0 21600 21600 0 21600 0 0 Z N"/>
        </draw:custom-shape>
        <draw:custom-shape draw:style-name="gr5" draw:text-style-name="P3" xml:id="id5" draw:id="id5" draw:layer="layout" svg:width="1.643cm" svg:height="1.991cm" svg:x="9.74cm" svg:y="9.372cm">
          <text:p text:style-name="P3"><text:span text:style-name="T2">I2C</text:span></text:p>
          <draw:enhanced-geometry svg:viewBox="0 0 21600 21600" draw:type="rectangle" draw:enhanced-path="M 0 0 L 21600 0 21600 21600 0 21600 0 0 Z N"/>
        </draw:custom-shape>
        <draw:custom-shape draw:style-name="gr6" draw:text-style-name="P3" xml:id="id7" draw:id="id7" draw:layer="layout" svg:width="1.884cm" svg:height="1.991cm" svg:x="11.383cm" svg:y="9.372cm">
          <text:p text:style-name="P3"><text:span text:style-name="T2">UART</text:span></text:p>
          <draw:enhanced-geometry svg:viewBox="0 0 21600 21600" draw:type="rectangle" draw:enhanced-path="M 0 0 L 21600 0 21600 21600 0 21600 0 0 Z N"/>
        </draw:custom-shape>
        <draw:custom-shape draw:style-name="gr7" draw:text-style-name="P5" xml:id="id9" draw:id="id9" draw:layer="layout" svg:width="2.406cm" svg:height="0.673cm" draw:transform="rotate (1.5707963267949) translate (5.878cm 7.594cm)">
          <text:p text:style-name="P4"><text:span text:style-name="T3">ISOLATION</text:span></text:p>
          <draw:enhanced-geometry svg:viewBox="0 0 21600 21600" draw:type="rectangle" draw:enhanced-path="M 0 0 L 21600 0 21600 21600 0 21600 0 0 Z N"/>
        </draw:custom-shape>
        <draw:custom-shape draw:style-name="gr8" draw:text-style-name="P5" xml:id="id11" draw:id="id11" draw:layer="layout" svg:width="2.416cm" svg:height="0.673cm" draw:transform="rotate (1.5707963267949) translate (5.909cm 10.305cm)">
          <text:p text:style-name="P4"><text:span text:style-name="T3">ISOLATION</text:span></text:p>
          <draw:enhanced-geometry svg:viewBox="0 0 21600 21600" draw:type="rectangle" draw:enhanced-path="M 0 0 L 21600 0 21600 21600 0 21600 0 0 Z N"/>
        </draw:custom-shape>
        <draw:custom-shape draw:style-name="gr9" draw:text-style-name="P5" xml:id="id2" draw:id="id2" draw:layer="layout" svg:width="2.418cm" svg:height="0.673cm" draw:transform="rotate (1.5707963267949) translate (14.507cm 7.544cm)">
          <text:p text:style-name="P4"><text:span text:style-name="T3">ISOLATION</text:span></text:p>
          <draw:enhanced-geometry svg:viewBox="0 0 21600 21600" draw:type="rectangle" draw:enhanced-path="M 0 0 L 21600 0 21600 21600 0 21600 0 0 Z N"/>
        </draw:custom-shape>
        <draw:custom-shape draw:style-name="gr10" draw:text-style-name="P5" xml:id="id4" draw:id="id4" draw:layer="layout" svg:width="2.545cm" svg:height="0.674cm" draw:transform="rotate (1.5707963267949) translate (14.437cm 10.551cm)">
          <text:p text:style-name="P4"><text:span text:style-name="T3">ISOLATION</text:span></text:p>
          <draw:enhanced-geometry svg:viewBox="0 0 21600 21600" draw:type="rectangle" draw:enhanced-path="M 0 0 L 21600 0 21600 21600 0 21600 0 0 Z N"/>
        </draw:custom-shape>
        <draw:custom-shape draw:style-name="gr11" draw:text-style-name="P6" xml:id="id6" draw:id="id6" draw:layer="layout" svg:width="2.661cm" svg:height="1.521cm" svg:x="8.889cm" svg:y="12.671cm">
          <text:p text:style-name="P3"><text:span text:style-name="T2">EEPROM</text:span></text:p>
          <draw:enhanced-geometry svg:viewBox="0 0 21600 21600" draw:type="rectangle" draw:enhanced-path="M 0 0 L 21600 0 21600 21600 0 21600 0 0 Z N"/>
        </draw:custom-shape>
        <draw:connector draw:style-name="gr12" draw:text-style-name="P7" draw:layer="layout" svg:x1="10.561cm" svg:y1="11.363cm" svg:x2="10.219cm" svg:y2="12.671cm" draw:start-shape="id5" draw:start-glue-point="2" draw:end-shape="id6" draw:end-glue-point="0" svg:d="M10561 11363v653h-342v655" svg:viewBox="0 0 343 1309">
          <text:p/>
        </draw:connector>
        <draw:custom-shape draw:style-name="gr13" draw:text-style-name="P9" xml:id="id8" draw:id="id8" draw:layer="layout" svg:width="3.426cm" svg:height="1.399cm" svg:x="13.751cm" svg:y="13.218cm">
          <text:p text:style-name="P8"><text:span text:style-name="T2">Terminal</text:span></text:p>
          <draw:enhanced-geometry svg:viewBox="0 0 21600 21600" draw:type="rectangle" draw:enhanced-path="M 0 0 L 21600 0 21600 21600 0 21600 0 0 Z N"/>
        </draw:custom-shape>
        <draw:connector draw:style-name="gr14" draw:text-style-name="P10" draw:layer="layout" draw:type="lines" svg:x1="12.325cm" svg:y1="11.363cm" svg:x2="13.751cm" svg:y2="13.917cm" draw:start-shape="id7" draw:start-glue-point="2" draw:end-shape="id8" draw:end-glue-point="3" svg:d="M12325 11363v500l925 2054h501" svg:viewBox="0 0 1427 2555">
          <text:p/>
        </draw:connector>
        <draw:connector draw:style-name="gr15" draw:text-style-name="P10" draw:layer="layout" draw:type="lines" svg:x1="6.551cm" svg:y1="6.391cm" svg:x2="8.006cm" svg:y2="8.406cm" draw:start-shape="id9" draw:start-glue-point="2" draw:end-shape="id10" draw:end-glue-point="3" svg:d="M6551 6391h500l453 2015h502" svg:viewBox="0 0 1456 2016">
          <text:p/>
        </draw:connector>
        <draw:connector draw:style-name="gr16" draw:text-style-name="P10" draw:layer="layout" draw:type="lines" svg:x1="6.582cm" svg:y1="9.097cm" svg:x2="8.006cm" svg:y2="8.406cm" draw:start-shape="id11" draw:start-glue-point="2" draw:end-shape="id10" draw:end-glue-point="3" svg:d="M6582 9097h500l422-691h502" svg:viewBox="0 0 1425 692">
          <text:p/>
        </draw:connector>
        <draw:custom-shape draw:style-name="gr17" draw:text-style-name="P5" xml:id="id13" draw:id="id13" draw:layer="layout" svg:width="2.64cm" svg:height="0.674cm" draw:transform="rotate (1.5707963267949) translate (6.874cm 17.051cm)">
          <text:p text:style-name="P4"><text:span text:style-name="T3">ISOLATION</text:span></text:p>
          <draw:enhanced-geometry svg:viewBox="0 0 21600 21600" draw:type="rectangle" draw:enhanced-path="M 0 0 L 21600 0 21600 21600 0 21600 0 0 Z N"/>
        </draw:custom-shape>
        <draw:custom-shape draw:style-name="gr18" draw:text-style-name="P3" xml:id="id3" draw:id="id3" draw:layer="layout" svg:width="2.601cm" svg:height="0.806cm" svg:x="10.666cm" svg:y="8.566cm">
          <text:p text:style-name="P3"><text:span text:style-name="T2">PWM4&amp;5</text:span></text:p>
          <draw:enhanced-geometry svg:viewBox="0 0 21600 21600" draw:type="rectangle" draw:enhanced-path="M 0 0 L 21600 0 21600 21600 0 21600 0 0 Z N"/>
        </draw:custom-shape>
        <draw:frame draw:style-name="gr19" draw:text-style-name="P11" xml:id="id20" draw:id="id20" draw:layer="layout" svg:width="2.101cm" svg:height="1.073cm" svg:x="15.959cm" svg:y="5.676cm">
          <draw:text-box>
            <text:p><text:span text:style-name="T4">Axis 0 Output</text:span></text:p>
          </draw:text-box>
        </draw:frame>
        <draw:frame draw:style-name="gr20" draw:text-style-name="P11" xml:id="id21" draw:id="id21" draw:layer="layout" svg:width="1.705cm" svg:height="1.073cm" svg:x="15.994cm" svg:y="8.426cm">
          <draw:text-box>
            <text:p><text:span text:style-name="T4">Axis 1 Output</text:span></text:p>
          </draw:text-box>
        </draw:frame>
        <draw:custom-shape draw:style-name="gr21" draw:text-style-name="P13" xml:id="id22" draw:id="id22" draw:layer="layout" svg:width="3.671cm" svg:height="1.201cm" svg:x="1.477cm" svg:y="5.236cm">
          <text:p text:style-name="P12"><text:span text:style-name="T4">Axis 0 Current sense</text:span></text:p>
          <draw:enhanced-geometry svg:viewBox="0 0 21600 21600" draw:type="rectangle" draw:enhanced-path="M 0 0 L 21600 0 21600 21600 0 21600 0 0 Z N"/>
        </draw:custom-shape>
        <draw:custom-shape draw:style-name="gr22" draw:text-style-name="P13" xml:id="id23" draw:id="id23" draw:layer="layout" svg:width="3.671cm" svg:height="1.201cm" svg:x="1.477cm" svg:y="6.681cm">
          <text:p text:style-name="P12"><text:span text:style-name="T4">Axis 1 Current sense</text:span></text:p>
          <draw:enhanced-geometry svg:viewBox="0 0 21600 21600" draw:type="rectangle" draw:enhanced-path="M 0 0 L 21600 0 21600 21600 0 21600 0 0 Z N"/>
        </draw:custom-shape>
        <draw:custom-shape draw:style-name="gr23" draw:text-style-name="P13" xml:id="id24" draw:id="id24" draw:layer="layout" svg:width="3.632cm" svg:height="1.201cm" svg:x="1.501cm" svg:y="8.11cm">
          <text:p text:style-name="P12"><text:span text:style-name="T4">Bus Voltage sense</text:span></text:p>
          <draw:enhanced-geometry svg:viewBox="0 0 21600 21600" draw:type="rectangle" draw:enhanced-path="M 0 0 L 21600 0 21600 21600 0 21600 0 0 Z N"/>
        </draw:custom-shape>
        <draw:custom-shape draw:style-name="gr24" draw:text-style-name="P13" xml:id="id25" draw:id="id25" draw:layer="layout" svg:width="3.632cm" svg:height="1.201cm" svg:x="1.501cm" svg:y="9.524cm">
          <text:p text:style-name="P12"><text:span text:style-name="T4">IGBT Temperture Sense 0</text:span></text:p>
          <draw:enhanced-geometry svg:viewBox="0 0 21600 21600" draw:type="rectangle" draw:enhanced-path="M 0 0 L 21600 0 21600 21600 0 21600 0 0 Z N"/>
        </draw:custom-shape>
        <draw:custom-shape draw:style-name="gr25" draw:text-style-name="P13" xml:id="id26" draw:id="id26" draw:layer="layout" svg:width="3.709cm" svg:height="1.2cm" svg:x="1.454cm" svg:y="10.938cm">
          <text:p text:style-name="P12"><text:span text:style-name="T4">IGBT Temperture Sense 1</text:span></text:p>
          <draw:enhanced-geometry svg:viewBox="0 0 21600 21600" draw:type="rectangle" draw:enhanced-path="M 0 0 L 21600 0 21600 21600 0 21600 0 0 Z N"/>
        </draw:custom-shape>
        <draw:frame draw:style-name="gr26" draw:text-style-name="P11" xml:id="id17" draw:id="id17" draw:layer="layout" svg:width="4.868cm" svg:height="1.073cm" svg:x="1.329cm" svg:y="12.833cm">
          <draw:text-box>
            <text:p><text:span text:style-name="T4">Axis 0 Current Command</text:span></text:p>
          </draw:text-box>
        </draw:frame>
        <draw:frame draw:style-name="gr26" draw:text-style-name="P11" xml:id="id18" draw:id="id18" draw:layer="layout" svg:width="4.665cm" svg:height="1.073cm" svg:x="1.316cm" svg:y="13.541cm">
          <draw:text-box>
            <text:p><text:span text:style-name="T4">Axis 1 Current Command</text:span></text:p>
          </draw:text-box>
        </draw:frame>
        <draw:frame draw:style-name="gr27" draw:text-style-name="P11" xml:id="id12" draw:id="id12" draw:layer="layout" svg:width="2.813cm" svg:height="0.683cm" svg:x="1.358cm" svg:y="14.405cm">
          <draw:text-box>
            <text:p><text:span text:style-name="T4">Axis 0 Enable</text:span></text:p>
          </draw:text-box>
        </draw:frame>
        <draw:frame draw:style-name="gr28" draw:text-style-name="P11" xml:id="id14" draw:id="id14" draw:layer="layout" svg:width="2.861cm" svg:height="0.71cm" svg:x="1.358cm" svg:y="14.998cm">
          <draw:text-box>
            <text:p><text:span text:style-name="T4">Axis 1 Enable</text:span></text:p>
          </draw:text-box>
        </draw:frame>
        <draw:frame draw:style-name="gr29" draw:text-style-name="P11" xml:id="id16" draw:id="id16" draw:layer="layout" svg:width="2.766cm" svg:height="0.704cm" svg:x="1.53cm" svg:y="15.695cm">
          <draw:text-box>
            <text:p><text:span text:style-name="T4">Axis Faulted</text:span></text:p>
          </draw:text-box>
        </draw:frame>
        <draw:frame draw:style-name="gr30" draw:text-style-name="P11" xml:id="id15" draw:id="id15" draw:layer="layout" svg:width="3.112cm" svg:height="0.664cm" svg:x="1.184cm" svg:y="16.474cm">
          <draw:text-box>
            <text:p><text:span text:style-name="T4">Bus Voltage OK</text:span></text:p>
          </draw:text-box>
        </draw:frame>
        <draw:connector draw:style-name="gr31" draw:text-style-name="P10" draw:layer="layout" draw:type="lines" draw:line-skew="-0.042cm" svg:x1="4.171cm" svg:y1="14.746cm" svg:x2="6.874cm" svg:y2="15.731cm" draw:start-shape="id12" draw:start-glue-point="1" draw:end-shape="id13" svg:d="M4171 14746h458l1744 985h501" svg:viewBox="0 0 2704 986">
          <text:p/>
        </draw:connector>
        <draw:connector draw:style-name="gr32" draw:text-style-name="P10" draw:layer="layout" draw:type="lines" svg:x1="4.219cm" svg:y1="15.353cm" svg:x2="6.874cm" svg:y2="15.731cm" draw:start-shape="id14" draw:end-shape="id13" draw:end-glue-point="0" svg:d="M4219 15353h500l1654 378h501" svg:viewBox="0 0 2656 379">
          <text:p/>
        </draw:connector>
        <draw:connector draw:style-name="gr33" draw:text-style-name="P10" draw:layer="layout" draw:type="lines" svg:x1="6.874cm" svg:y1="15.731cm" svg:x2="4.296cm" svg:y2="16.806cm" draw:start-shape="id13" draw:start-glue-point="0" draw:end-shape="id15" draw:end-glue-point="1" svg:d="M6874 15731h-501l-1577 1075h-500" svg:viewBox="0 0 2579 1076">
          <text:p/>
        </draw:connector>
        <draw:connector draw:style-name="gr34" draw:text-style-name="P10" draw:layer="layout" draw:type="lines" svg:x1="6.874cm" svg:y1="15.731cm" svg:x2="4.296cm" svg:y2="16.047cm" draw:start-shape="id13" draw:start-glue-point="0" draw:end-shape="id16" draw:end-glue-point="1" svg:d="M6874 15731h-501l-1577 316h-500" svg:viewBox="0 0 2579 317">
          <text:p/>
        </draw:connector>
        <draw:connector draw:style-name="gr35" draw:text-style-name="P10" draw:layer="layout" draw:type="lines" svg:x1="6.197cm" svg:y1="13.369cm" svg:x2="8.006cm" svg:y2="8.406cm" draw:start-shape="id17" draw:end-shape="id10" draw:end-glue-point="3" svg:d="M6197 13369h500l807-4963h502" svg:viewBox="0 0 1810 4964">
          <text:p/>
        </draw:connector>
        <draw:connector draw:style-name="gr36" draw:text-style-name="P10" draw:layer="layout" draw:type="lines" svg:x1="5.981cm" svg:y1="14.077cm" svg:x2="8.006cm" svg:y2="8.406cm" draw:start-shape="id18" draw:start-glue-point="1" draw:end-shape="id10" draw:end-glue-point="3" svg:d="M5981 14077h500l1023-5671h502" svg:viewBox="0 0 2026 5672">
          <text:p/>
        </draw:connector>
        <draw:custom-shape draw:style-name="gr37" draw:text-style-name="P3" xml:id="id19" draw:id="id19" draw:layer="layout" svg:width="1.643cm" svg:height="1.992cm" svg:x="8.006cm" svg:y="9.402cm">
          <text:p text:style-name="P3"><text:span text:style-name="T2">GPIO</text:span></text:p>
          <draw:enhanced-geometry svg:viewBox="0 0 21600 21600" draw:type="rectangle" draw:enhanced-path="M 0 0 L 21600 0 21600 21600 0 21600 0 0 Z N"/>
        </draw:custom-shape>
        <draw:connector draw:style-name="gr38" draw:text-style-name="P10" draw:layer="layout" draw:type="lines" svg:x1="7.548cm" svg:y1="15.731cm" svg:x2="8.827cm" svg:y2="11.394cm" draw:start-shape="id13" draw:start-glue-point="2" draw:end-shape="id19" draw:end-glue-point="2" svg:d="M7548 15731h501l778-3836v-501" svg:viewBox="0 0 1280 4338">
          <text:p/>
        </draw:connector>
        <draw:connector draw:style-name="gr39" draw:text-style-name="P8" draw:layer="layout" svg:x1="15.18cm" svg:y1="6.335cm" svg:x2="15.959cm" svg:y2="6.212cm" draw:start-shape="id2" draw:start-glue-point="2" draw:end-shape="id20" draw:end-glue-point="3" svg:d="M15180 6335h390v-123h389" svg:viewBox="0 0 780 124">
          <text:p/>
        </draw:connector>
        <draw:connector draw:style-name="gr40" draw:text-style-name="P8" draw:layer="layout" svg:x1="15.111cm" svg:y1="9.279cm" svg:x2="15.994cm" svg:y2="8.962cm" draw:start-shape="id4" draw:start-glue-point="2" draw:end-shape="id21" draw:end-glue-point="3" svg:d="M15111 9279h442v-317h441" svg:viewBox="0 0 884 318">
          <text:p/>
        </draw:connector>
        <draw:connector draw:style-name="gr41" draw:text-style-name="P2" draw:layer="layout" draw:type="lines" svg:x1="5.148cm" svg:y1="5.836cm" svg:x2="5.878cm" svg:y2="6.391cm" draw:start-shape="id22" draw:start-glue-point="1" draw:end-shape="id9" draw:end-glue-point="0" svg:d="M5148 5836h500l-272 555h502" svg:viewBox="0 0 731 556">
          <text:p/>
        </draw:connector>
        <draw:connector draw:style-name="gr42" draw:text-style-name="P2" draw:layer="layout" draw:type="lines" svg:x1="5.148cm" svg:y1="7.281cm" svg:x2="5.878cm" svg:y2="6.391cm" draw:start-shape="id23" draw:start-glue-point="1" draw:end-shape="id9" draw:end-glue-point="0" svg:d="M5148 7281h500l-272-890h502" svg:viewBox="0 0 731 891">
          <text:p/>
        </draw:connector>
        <draw:connector draw:style-name="gr43" draw:text-style-name="P2" draw:layer="layout" draw:type="lines" svg:x1="5.133cm" svg:y1="8.71cm" svg:x2="5.909cm" svg:y2="9.097cm" draw:start-shape="id24" draw:start-glue-point="1" draw:end-shape="id11" draw:end-glue-point="0" svg:d="M5133 8710h501l-227 387h502" svg:viewBox="0 0 777 388">
          <text:p/>
        </draw:connector>
        <draw:connector draw:style-name="gr44" draw:text-style-name="P2" draw:layer="layout" draw:type="lines" svg:x1="5.133cm" svg:y1="10.124cm" svg:x2="5.909cm" svg:y2="9.097cm" draw:start-shape="id25" draw:start-glue-point="1" draw:end-shape="id11" draw:end-glue-point="0" svg:d="M5133 10124h501l-227-1027h502" svg:viewBox="0 0 777 1028">
          <text:p/>
        </draw:connector>
        <draw:connector draw:style-name="gr45" draw:text-style-name="P2" draw:layer="layout" draw:type="lines" svg:x1="5.163cm" svg:y1="11.538cm" svg:x2="5.909cm" svg:y2="9.097cm" draw:start-shape="id26" draw:start-glue-point="1" draw:end-shape="id11" draw:end-glue-point="0" svg:d="M5163 11538h500l-256-2441h502" svg:viewBox="0 0 747 2442">
          <text:p/>
        </draw:connector>
        <draw:custom-shape draw:style-name="gr46" draw:text-style-name="P2" draw:layer="layout" svg:width="4.749cm" svg:height="1.54cm" svg:x="1.329cm" svg:y="12.833cm">
          <text:p/>
          <draw:enhanced-geometry svg:viewBox="0 0 21600 21600" draw:type="rectangle" draw:enhanced-path="M 0 0 L 21600 0 21600 21600 0 21600 0 0 Z N"/>
        </draw:custom-shape>
        <draw:custom-shape draw:style-name="gr47" draw:text-style-name="P2" draw:layer="layout" svg:width="2.866cm" svg:height="3.003cm" svg:x="1.329cm" svg:y="14.373cm">
          <text:p/>
          <draw:enhanced-geometry svg:viewBox="0 0 21600 21600" draw:type="rectangle" draw:enhanced-path="M 0 0 L 21600 0 21600 21600 0 21600 0 0 Z N"/>
        </draw:custom-shape>
        <draw:frame draw:style-name="gr48" draw:text-style-name="P15" draw:layer="layout" svg:width="1.478cm" svg:height="0.962cm" svg:x="2.789cm" svg:y="12.109cm">
          <draw:text-box>
            <text:p text:style-name="P14"><text:span text:style-name="T1">I/O</text:span></text:p>
          </draw:text-box>
        </draw:frame>
      </draw:page>
    </office:drawing>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3" draw:display-name="Arrowheads 3" svg:viewBox="0 0 1013 1130" svg:d="M1009 1050l-449-1008-22-30-29-12-34 12-21 26-449 1012-5 13v8l5 21 12 21 17 13 21 4h903l21-4 21-13 9-21 4-21v-8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735cm" fo:min-width="2.04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heads_20_2" draw:fill="none" draw:textarea-vertical-align="middle"/>
    </style:style>
    <style:style style:name="gr4" style:family="graphic" style:parent-style-name="objectwithoutfill">
      <style:graphic-properties draw:marker-end="Arrowheads_20_1" draw:fill="none"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12cm" fo:min-width="1.348cm"/>
      <style:paragraph-properties style:writing-mode="lr-tb"/>
    </style:style>
    <style:style style:name="gr7"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8"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9"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10"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11"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12" style:family="graphic" style:parent-style-name="standard">
      <style:graphic-properties draw:stroke="none" svg:stroke-color="#000000" draw:fill="none" draw:fill-color="#ffffff" draw:textarea-horizontal-align="left" draw:auto-grow-height="true" draw:auto-grow-width="true" fo:min-height="0.412cm" fo:min-width="0.451cm"/>
      <style:paragraph-properties style:writing-mode="lr-tb"/>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12cm" fo:min-width="1.348cm" fo:padding-top="0.125cm" fo:padding-bottom="0.125cm" fo:padding-left="0.25cm" fo:padding-right="0.25cm" fo:wrap-option="wrap" draw:shadow="hidden" draw:shadow-offset-x="0.2cm" draw:shadow-offset-y="0.2cm" draw:shadow-color="#808080"/>
      <style:paragraph-properties style:writing-mode="lr-tb"/>
    </style:style>
    <style:style style:name="gr14"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15"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16" style:family="graphic" style:parent-style-name="standard" style:list-style-name="L1">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style:style>
    <style:style style:name="gr17" style:family="graphic" style:parent-style-name="standard">
      <style:graphic-properties svg:stroke-width="0.035cm" svg:stroke-color="#ff3838" draw:marker-start-width="0.252cm" draw:marker-end-width="0.252cm" draw:fill="none" draw:textarea-horizontal-align="justify" draw:textarea-vertical-align="top" draw:auto-grow-height="false" fo:min-height="8.957cm" fo:min-width="4.403cm" fo:padding-top="0.142cm" fo:padding-bottom="0.142cm" fo:padding-left="0.267cm" fo:padding-right="0.267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text-properties fo:font-size="10.5pt" style:font-size-asian="10.5pt" style:font-size-complex="10.5pt"/>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writing-mode="lr-tb"/>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8" style:family="paragraph">
      <style:paragraph-properties fo:text-align="start" style:writing-mode="lr-tb"/>
      <style:text-properties fo:font-size="11pt" style:font-size-asian="11pt" style:font-size-complex="11pt"/>
    </style:style>
    <style:style style:name="P9" style:family="paragraph">
      <loext:graphic-properties draw:fill="none"/>
      <style:paragraph-properties fo:text-align="start" style:writing-mode="lr-tb"/>
      <style:text-properties fo:font-size="11pt" style:font-size-asian="11pt" style:font-size-complex="11pt"/>
    </style:style>
    <style:style style:name="T1" style:family="text">
      <style:text-properties fo:font-size="10.5pt" style:font-size-asian="10.5pt" style:font-size-complex="10.5pt"/>
    </style:style>
    <style:style style:name="T2"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4cm" svg:height="6.985cm" svg:x="2.27cm" svg:y="2.27cm">
          <draw:glue-point draw:id="4" svg:x="5cm" svg:y="-3.751cm"/>
          <draw:glue-point draw:id="5" svg:x="5cm" svg:y="-1.251cm"/>
          <draw:glue-point draw:id="6" svg:x="5cm" svg:y="1.248cm"/>
          <draw:glue-point draw:id="7" svg:x="5cm" svg:y="3.748cm"/>
          <text:p text:style-name="P1">PWM 1&amp;2</text:p>
          <draw:enhanced-geometry svg:viewBox="0 0 21600 21600" draw:mirror-horizontal="false" draw:mirror-vertical="false" draw:type="rectangle" draw:enhanced-path="M 0 0 L 21600 0 21600 21600 0 21600 0 0 Z N"/>
        </draw:custom-shape>
        <draw:line draw:style-name="gr2" draw:text-style-name="P2" xml:id="id5" draw:id="id5" draw:layer="layout" svg:x1="7.032cm" svg:y1="2.27cm" svg:x2="7.032cm" svg:y2="3.54cm">
          <text:p/>
        </draw:line>
        <draw:line draw:style-name="gr2" draw:text-style-name="P2" draw:layer="layout" svg:x1="8.302cm" svg:y1="2.905cm" svg:x2="7.032cm" svg:y2="2.27cm">
          <text:p/>
        </draw:line>
        <draw:line draw:style-name="gr2" draw:text-style-name="P2" draw:layer="layout" svg:x1="7.032cm" svg:y1="3.54cm" svg:x2="8.302cm" svg:y2="2.905cm">
          <text:p/>
        </draw:line>
        <draw:line draw:style-name="gr2" draw:text-style-name="P2" draw:layer="layout" svg:x1="10.842cm" svg:y1="4.492cm" svg:x2="11.477cm" svg:y2="4.492cm">
          <text:p/>
        </draw:line>
        <draw:line draw:style-name="gr2" draw:text-style-name="P2" draw:layer="layout" svg:x1="11.16cm" svg:y1="4.809cm" svg:x2="11.477cm" svg:y2="4.492cm">
          <text:p/>
        </draw:line>
        <draw:line draw:style-name="gr2" draw:text-style-name="P2" draw:layer="layout" svg:x1="10.842cm" svg:y1="4.492cm" svg:x2="11.16cm" svg:y2="4.809cm">
          <text:p/>
        </draw:line>
        <draw:line draw:style-name="gr2" draw:text-style-name="P2" draw:layer="layout" svg:x1="10.842cm" svg:y1="4.809cm" svg:x2="11.477cm" svg:y2="4.809cm">
          <text:p/>
        </draw:line>
        <draw:line draw:style-name="gr2" draw:text-style-name="P2" draw:layer="layout" svg:x1="12.43cm" svg:y1="4.174cm" svg:x2="12.43cm" svg:y2="5.127cm">
          <text:p/>
        </draw:line>
        <draw:line draw:style-name="gr2" draw:text-style-name="P2" draw:layer="controls" svg:x1="12.43cm" svg:y1="4.492cm" svg:x2="12.747cm" svg:y2="4.174cm">
          <text:p/>
        </draw:line>
        <draw:line draw:style-name="gr2" draw:text-style-name="P2" draw:layer="controls" svg:x1="12.747cm" svg:y1="4.174cm" svg:x2="13.065cm" svg:y2="4.174cm">
          <text:p/>
        </draw:line>
        <draw:line draw:style-name="gr2" draw:text-style-name="P2" draw:layer="controls" svg:x1="12.747cm" svg:y1="5.127cm" svg:x2="13.065cm" svg:y2="5.127cm">
          <text:p/>
        </draw:line>
        <draw:line draw:style-name="gr2" draw:text-style-name="P2" draw:layer="controls" svg:x1="13.065cm" svg:y1="4.174cm" svg:x2="13.065cm" svg:y2="3.857cm">
          <text:p/>
        </draw:line>
        <draw:line draw:style-name="gr2" draw:text-style-name="P2" draw:layer="controls" svg:x1="12.489cm" svg:y1="5.061cm" svg:x2="12.663cm" svg:y2="4.886cm">
          <text:p/>
        </draw:line>
        <draw:line draw:style-name="gr2" draw:text-style-name="P2" draw:layer="controls" svg:x1="12.588cm" svg:y1="4.961cm" svg:x2="12.588cm" svg:y2="4.799cm">
          <text:p/>
        </draw:line>
        <draw:line draw:style-name="gr2" draw:text-style-name="P2" draw:layer="controls" svg:x1="12.427cm" svg:y1="4.992cm" svg:x2="12.62cm" svg:y2="4.974cm">
          <text:p/>
        </draw:line>
        <draw:line draw:style-name="gr2" draw:text-style-name="P2" draw:layer="controls" svg:x1="12.588cm" svg:y1="4.799cm" svg:x2="12.427cm" svg:y2="4.992cm">
          <text:p/>
        </draw:line>
        <draw:line draw:style-name="gr2" draw:text-style-name="P2" draw:layer="controls" svg:x1="12.588cm" svg:y1="4.961cm" svg:x2="12.747cm" svg:y2="5.127cm">
          <text:p/>
        </draw:line>
        <draw:line draw:style-name="gr2" draw:text-style-name="P2" draw:layer="controls" svg:x1="12.501cm" svg:y1="4.886cm" svg:x2="12.439cm" svg:y2="4.818cm">
          <text:p/>
        </draw:line>
        <draw:path draw:style-name="gr3" draw:text-style-name="P2" draw:layer="controls" svg:width="0.488cm" svg:height="0.366cm" draw:transform="rotate (0.728849495632832) translate (11.6994453262972cm 4.58289871174223cm)" svg:viewBox="0 0 489 367" svg:d="M0 7c78-24 147 20 203 63 71 54 6 157 30 228 26 75 134 61 202 64l54 5">
          <text:p/>
        </draw:path>
        <draw:path draw:style-name="gr4" draw:text-style-name="P2" draw:layer="controls" svg:width="0.435cm" svg:height="0.394cm" draw:transform="rotate (0.785398163397448) translate (11.6904736730452cm 4.82247367304522cm)" svg:viewBox="0 0 436 395" svg:d="M0 11c79-39 151 32 167 114 16 84-69 189 44 238l66 22 97 10 62-10">
          <text:p/>
        </draw:path>
        <draw:line draw:style-name="gr2" draw:text-style-name="P2" draw:layer="controls" svg:x1="11.16cm" svg:y1="4.492cm" svg:x2="11.16cm" svg:y2="3.857cm">
          <text:p/>
        </draw:line>
        <draw:line draw:style-name="gr2" draw:text-style-name="P2" draw:layer="controls" svg:x1="11.16cm" svg:y1="4.809cm" svg:x2="11.16cm" svg:y2="5.444cm">
          <text:p/>
        </draw:line>
        <draw:line draw:style-name="gr2" draw:text-style-name="P2" draw:layer="controls" svg:x1="11.16cm" svg:y1="3.857cm" svg:x2="10.525cm" svg:y2="3.857cm">
          <text:p/>
        </draw:line>
        <draw:line draw:style-name="gr2" draw:text-style-name="P2" draw:layer="controls" svg:x1="11.16cm" svg:y1="5.444cm" svg:x2="10.525cm" svg:y2="5.444cm">
          <text:p/>
        </draw:line>
        <draw:line draw:style-name="gr2" draw:text-style-name="P2" xml:id="id2" draw:id="id2" draw:layer="layout" svg:x1="7.032cm" svg:y1="3.857cm" svg:x2="7.032cm" svg:y2="5.127cm">
          <text:p/>
        </draw:line>
        <draw:line draw:style-name="gr2" draw:text-style-name="P2" draw:layer="layout" svg:x1="8.302cm" svg:y1="4.492cm" svg:x2="7.032cm" svg:y2="3.857cm">
          <text:p/>
        </draw:line>
        <draw:line draw:style-name="gr2" draw:text-style-name="P2" draw:layer="layout" svg:x1="7.032cm" svg:y1="5.127cm" svg:x2="8.302cm" svg:y2="4.492cm">
          <text:p/>
        </draw:line>
        <draw:line draw:style-name="gr2" draw:text-style-name="P2" draw:layer="layout" svg:x1="10.842cm" svg:y1="4.493cm" svg:x2="11.477cm" svg:y2="4.493cm">
          <text:p/>
        </draw:line>
        <draw:line draw:style-name="gr2" draw:text-style-name="P2" draw:layer="layout" svg:x1="11.16cm" svg:y1="4.81cm" svg:x2="11.477cm" svg:y2="4.493cm">
          <text:p/>
        </draw:line>
        <draw:line draw:style-name="gr2" draw:text-style-name="P2" draw:layer="layout" svg:x1="10.842cm" svg:y1="4.493cm" svg:x2="11.16cm" svg:y2="4.81cm">
          <text:p/>
        </draw:line>
        <draw:line draw:style-name="gr2" draw:text-style-name="P2" draw:layer="layout" svg:x1="10.842cm" svg:y1="4.81cm" svg:x2="11.477cm" svg:y2="4.81cm">
          <text:p/>
        </draw:line>
        <draw:line draw:style-name="gr2" draw:text-style-name="P2" draw:layer="layout" svg:x1="12.43cm" svg:y1="4.175cm" svg:x2="12.43cm" svg:y2="5.128cm">
          <text:p/>
        </draw:line>
        <draw:line draw:style-name="gr2" draw:text-style-name="P2" draw:layer="layout" svg:x1="12.43cm" svg:y1="4.493cm" svg:x2="12.747cm" svg:y2="4.175cm">
          <text:p/>
        </draw:line>
        <draw:line draw:style-name="gr2" draw:text-style-name="P2" draw:layer="layout" svg:x1="12.747cm" svg:y1="4.175cm" svg:x2="13.065cm" svg:y2="4.175cm">
          <text:p/>
        </draw:line>
        <draw:line draw:style-name="gr2" draw:text-style-name="P2" draw:layer="layout" svg:x1="12.747cm" svg:y1="5.128cm" svg:x2="13.065cm" svg:y2="5.128cm">
          <text:p/>
        </draw:line>
        <draw:line draw:style-name="gr2" draw:text-style-name="P2" draw:layer="layout" svg:x1="13.065cm" svg:y1="4.175cm" svg:x2="13.065cm" svg:y2="3.858cm">
          <text:p/>
        </draw:line>
        <draw:line draw:style-name="gr2" draw:text-style-name="P2" draw:layer="layout" svg:x1="12.489cm" svg:y1="5.062cm" svg:x2="12.663cm" svg:y2="4.887cm">
          <text:p/>
        </draw:line>
        <draw:line draw:style-name="gr2" draw:text-style-name="P2" draw:layer="layout" svg:x1="12.588cm" svg:y1="4.962cm" svg:x2="12.588cm" svg:y2="4.8cm">
          <text:p/>
        </draw:line>
        <draw:line draw:style-name="gr2" draw:text-style-name="P2" draw:layer="layout" svg:x1="12.427cm" svg:y1="4.993cm" svg:x2="12.62cm" svg:y2="4.975cm">
          <text:p/>
        </draw:line>
        <draw:line draw:style-name="gr2" draw:text-style-name="P2" draw:layer="layout" svg:x1="12.588cm" svg:y1="4.8cm" svg:x2="12.427cm" svg:y2="4.993cm">
          <text:p/>
        </draw:line>
        <draw:line draw:style-name="gr2" draw:text-style-name="P2" draw:layer="layout" svg:x1="12.588cm" svg:y1="4.962cm" svg:x2="12.747cm" svg:y2="5.128cm">
          <text:p/>
        </draw:line>
        <draw:line draw:style-name="gr2" draw:text-style-name="P2" draw:layer="layout" svg:x1="12.501cm" svg:y1="4.887cm" svg:x2="12.439cm" svg:y2="4.819cm">
          <text:p/>
        </draw:line>
        <draw:path draw:style-name="gr3" draw:text-style-name="P2" draw:layer="layout" svg:width="0.488cm" svg:height="0.366cm" draw:transform="rotate (0.728849495632832) translate (11.6994453262972cm 4.583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4.82347367304522cm)" svg:viewBox="0 0 436 395" svg:d="M0 11c79-39 151 32 167 114 16 84-69 189 44 238l66 22 97 10 62-10">
          <text:p/>
        </draw:path>
        <draw:line draw:style-name="gr2" draw:text-style-name="P2" draw:layer="layout" svg:x1="11.16cm" svg:y1="4.493cm" svg:x2="11.16cm" svg:y2="3.858cm">
          <text:p/>
        </draw:line>
        <draw:line draw:style-name="gr2" draw:text-style-name="P2" draw:layer="layout" svg:x1="11.16cm" svg:y1="4.81cm" svg:x2="11.16cm" svg:y2="5.445cm">
          <text:p/>
        </draw:line>
        <draw:line draw:style-name="gr2" draw:text-style-name="P2" draw:layer="layout" svg:x1="11.16cm" svg:y1="3.858cm" svg:x2="10.525cm" svg:y2="3.858cm">
          <text:p/>
        </draw:line>
        <draw:line draw:style-name="gr2" draw:text-style-name="P2" draw:layer="layout" svg:x1="11.16cm" svg:y1="5.445cm" svg:x2="10.525cm" svg:y2="5.445cm">
          <text:p/>
        </draw:line>
        <draw:line draw:style-name="gr2" draw:text-style-name="P2" draw:layer="layout" svg:x1="10.842cm" svg:y1="2.27cm" svg:x2="11.477cm" svg:y2="2.27cm">
          <text:p/>
        </draw:line>
        <draw:line draw:style-name="gr2" draw:text-style-name="P2" draw:layer="layout" svg:x1="11.16cm" svg:y1="2.587cm" svg:x2="11.477cm" svg:y2="2.27cm">
          <text:p/>
        </draw:line>
        <draw:line draw:style-name="gr2" draw:text-style-name="P2" draw:layer="layout" svg:x1="10.842cm" svg:y1="2.27cm" svg:x2="11.16cm" svg:y2="2.587cm">
          <text:p/>
        </draw:line>
        <draw:line draw:style-name="gr2" draw:text-style-name="P2" draw:layer="layout" svg:x1="10.842cm" svg:y1="2.587cm" svg:x2="11.477cm" svg:y2="2.587cm">
          <text:p/>
        </draw:line>
        <draw:line draw:style-name="gr2" draw:text-style-name="P2" draw:layer="layout" svg:x1="12.43cm" svg:y1="1.952cm" svg:x2="12.43cm" svg:y2="2.905cm">
          <text:p/>
        </draw:line>
        <draw:line draw:style-name="gr2" draw:text-style-name="P2" draw:layer="layout" svg:x1="10.842cm" svg:y1="2.271cm" svg:x2="11.477cm" svg:y2="2.271cm">
          <text:p/>
        </draw:line>
        <draw:line draw:style-name="gr2" draw:text-style-name="P2" draw:layer="layout" svg:x1="11.16cm" svg:y1="2.588cm" svg:x2="11.477cm" svg:y2="2.271cm">
          <text:p/>
        </draw:line>
        <draw:line draw:style-name="gr2" draw:text-style-name="P2" draw:layer="layout" svg:x1="10.842cm" svg:y1="2.271cm" svg:x2="11.16cm" svg:y2="2.588cm">
          <text:p/>
        </draw:line>
        <draw:line draw:style-name="gr2" draw:text-style-name="P2" draw:layer="layout" svg:x1="10.842cm" svg:y1="2.588cm" svg:x2="11.477cm" svg:y2="2.588cm">
          <text:p/>
        </draw:line>
        <draw:line draw:style-name="gr2" draw:text-style-name="P2" draw:layer="layout" svg:x1="12.43cm" svg:y1="1.953cm" svg:x2="12.43cm" svg:y2="2.906cm">
          <text:p/>
        </draw:line>
        <draw:line draw:style-name="gr2" draw:text-style-name="P2" draw:layer="layout" svg:x1="12.43cm" svg:y1="2.271cm" svg:x2="12.747cm" svg:y2="1.953cm">
          <text:p/>
        </draw:line>
        <draw:line draw:style-name="gr2" draw:text-style-name="P2" draw:layer="layout" svg:x1="12.747cm" svg:y1="1.953cm" svg:x2="13.065cm" svg:y2="1.953cm">
          <text:p/>
        </draw:line>
        <draw:line draw:style-name="gr2" draw:text-style-name="P2" draw:layer="layout" svg:x1="12.747cm" svg:y1="2.906cm" svg:x2="13.065cm" svg:y2="2.906cm">
          <text:p/>
        </draw:line>
        <draw:line draw:style-name="gr2" draw:text-style-name="P2" draw:layer="layout" svg:x1="13.065cm" svg:y1="1.953cm" svg:x2="13.065cm" svg:y2="1.636cm">
          <text:p/>
        </draw:line>
        <draw:line draw:style-name="gr2" draw:text-style-name="P2" draw:layer="layout" svg:x1="12.489cm" svg:y1="2.84cm" svg:x2="12.663cm" svg:y2="2.665cm">
          <text:p/>
        </draw:line>
        <draw:line draw:style-name="gr2" draw:text-style-name="P2" draw:layer="layout" svg:x1="12.588cm" svg:y1="2.74cm" svg:x2="12.588cm" svg:y2="2.578cm">
          <text:p/>
        </draw:line>
        <draw:line draw:style-name="gr2" draw:text-style-name="P2" draw:layer="layout" svg:x1="12.427cm" svg:y1="2.771cm" svg:x2="12.62cm" svg:y2="2.753cm">
          <text:p/>
        </draw:line>
        <draw:line draw:style-name="gr2" draw:text-style-name="P2" draw:layer="layout" svg:x1="12.588cm" svg:y1="2.578cm" svg:x2="12.427cm" svg:y2="2.771cm">
          <text:p/>
        </draw:line>
        <draw:line draw:style-name="gr2" draw:text-style-name="P2" draw:layer="layout" svg:x1="12.588cm" svg:y1="2.74cm" svg:x2="12.747cm" svg:y2="2.906cm">
          <text:p/>
        </draw:line>
        <draw:line draw:style-name="gr2" draw:text-style-name="P2" draw:layer="layout" svg:x1="12.501cm" svg:y1="2.665cm" svg:x2="12.439cm" svg:y2="2.597cm">
          <text:p/>
        </draw:line>
        <draw:path draw:style-name="gr3" draw:text-style-name="P2" draw:layer="layout" svg:width="0.488cm" svg:height="0.366cm" draw:transform="rotate (0.728849495632832) translate (11.6994453262972cm 2.361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2.60147367304522cm)" svg:viewBox="0 0 436 395" svg:d="M0 11c79-39 151 32 167 114 16 84-69 189 44 238l66 22 97 10 62-10">
          <text:p/>
        </draw:path>
        <draw:line draw:style-name="gr2" draw:text-style-name="P2" draw:layer="layout" svg:x1="11.16cm" svg:y1="2.271cm" svg:x2="11.16cm" svg:y2="1.636cm">
          <text:p/>
        </draw:line>
        <draw:line draw:style-name="gr2" draw:text-style-name="P2" draw:layer="layout" svg:x1="11.16cm" svg:y1="2.588cm" svg:x2="11.16cm" svg:y2="3.223cm">
          <text:p/>
        </draw:line>
        <draw:line draw:style-name="gr2" draw:text-style-name="P2" draw:layer="layout" svg:x1="11.16cm" svg:y1="1.636cm" svg:x2="10.525cm" svg:y2="1.636cm">
          <text:p/>
        </draw:line>
        <draw:line draw:style-name="gr2" draw:text-style-name="P2" draw:layer="layout" svg:x1="11.16cm" svg:y1="3.223cm" svg:x2="10.525cm" svg:y2="3.223cm">
          <text:p/>
        </draw:line>
        <draw:line draw:style-name="gr2" draw:text-style-name="P2" draw:layer="layout" svg:x1="12.43cm" svg:y1="2.27cm" svg:x2="12.747cm" svg:y2="1.952cm">
          <text:p/>
        </draw:line>
        <draw:line draw:style-name="gr2" draw:text-style-name="P2" draw:layer="layout" svg:x1="12.747cm" svg:y1="1.952cm" svg:x2="13.065cm" svg:y2="1.952cm">
          <text:p/>
        </draw:line>
        <draw:line draw:style-name="gr2" draw:text-style-name="P2" draw:layer="layout" svg:x1="12.747cm" svg:y1="2.905cm" svg:x2="13.065cm" svg:y2="2.905cm">
          <text:p/>
        </draw:line>
        <draw:line draw:style-name="gr2" draw:text-style-name="P2" draw:layer="layout" svg:x1="13.065cm" svg:y1="1.952cm" svg:x2="13.065cm" svg:y2="1.635cm">
          <text:p/>
        </draw:line>
        <draw:line draw:style-name="gr2" draw:text-style-name="P2" draw:layer="layout" svg:x1="12.489cm" svg:y1="2.839cm" svg:x2="12.663cm" svg:y2="2.664cm">
          <text:p/>
        </draw:line>
        <draw:line draw:style-name="gr2" draw:text-style-name="P2" draw:layer="layout" svg:x1="12.588cm" svg:y1="2.739cm" svg:x2="12.588cm" svg:y2="2.577cm">
          <text:p/>
        </draw:line>
        <draw:line draw:style-name="gr2" draw:text-style-name="P2" draw:layer="layout" svg:x1="12.427cm" svg:y1="2.77cm" svg:x2="12.62cm" svg:y2="2.752cm">
          <text:p/>
        </draw:line>
        <draw:line draw:style-name="gr2" draw:text-style-name="P2" draw:layer="layout" svg:x1="12.588cm" svg:y1="2.577cm" svg:x2="12.427cm" svg:y2="2.77cm">
          <text:p/>
        </draw:line>
        <draw:line draw:style-name="gr2" draw:text-style-name="P2" draw:layer="layout" svg:x1="12.588cm" svg:y1="2.739cm" svg:x2="12.747cm" svg:y2="2.905cm">
          <text:p/>
        </draw:line>
        <draw:line draw:style-name="gr2" draw:text-style-name="P2" draw:layer="layout" svg:x1="12.501cm" svg:y1="2.664cm" svg:x2="12.439cm" svg:y2="2.596cm">
          <text:p/>
        </draw:line>
        <draw:path draw:style-name="gr3" draw:text-style-name="P2" draw:layer="layout" svg:width="0.488cm" svg:height="0.366cm" draw:transform="rotate (0.728849495632832) translate (11.6994453262972cm 2.360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2.60047367304522cm)" svg:viewBox="0 0 436 395" svg:d="M0 11c79-39 151 32 167 114 16 84-69 189 44 238l66 22 97 10 62-10">
          <text:p/>
        </draw:path>
        <draw:line draw:style-name="gr2" draw:text-style-name="P2" draw:layer="layout" svg:x1="11.16cm" svg:y1="2.27cm" svg:x2="11.16cm" svg:y2="1.635cm">
          <text:p/>
        </draw:line>
        <draw:line draw:style-name="gr2" draw:text-style-name="P2" draw:layer="layout" svg:x1="11.16cm" svg:y1="2.587cm" svg:x2="11.16cm" svg:y2="3.222cm">
          <text:p/>
        </draw:line>
        <draw:line draw:style-name="gr2" draw:text-style-name="P2" draw:layer="layout" svg:x1="11.16cm" svg:y1="1.635cm" svg:x2="10.525cm" svg:y2="1.635cm">
          <text:p/>
        </draw:line>
        <draw:line draw:style-name="gr2" draw:text-style-name="P2" draw:layer="layout" svg:x1="11.16cm" svg:y1="3.222cm" svg:x2="10.525cm" svg:y2="3.222cm">
          <text:p/>
        </draw:line>
        <draw:line draw:style-name="gr2" draw:text-style-name="P2" draw:layer="layout" svg:x1="8.62cm" svg:y1="2.905cm" svg:x2="8.937cm" svg:y2="2.905cm">
          <text:p/>
        </draw:line>
        <draw:line draw:style-name="gr2" draw:text-style-name="P2" draw:layer="layout" svg:x1="10.525cm" svg:y1="1.635cm" svg:x2="8.937cm" svg:y2="1.635cm">
          <text:p/>
        </draw:line>
        <draw:line draw:style-name="gr2" draw:text-style-name="P2" draw:layer="layout" svg:x1="8.937cm" svg:y1="2.905cm" svg:x2="8.937cm" svg:y2="1.635cm">
          <text:p/>
        </draw:line>
        <draw:connector draw:style-name="gr5" draw:text-style-name="P3" draw:layer="layout" svg:x1="4.81cm" svg:y1="4.889cm" svg:x2="7.032cm" svg:y2="4.492cm" draw:start-shape="id1" draw:start-glue-point="5" draw:end-shape="id2" draw:end-glue-point="1" svg:d="M4810 4889h1111v-397h1111" svg:viewBox="0 0 2223 398">
          <text:p/>
        </draw:connector>
        <draw:line draw:style-name="gr2" draw:text-style-name="P2" draw:layer="layout" svg:x1="8.62cm" svg:y1="4.492cm" svg:x2="9.572cm" svg:y2="4.492cm">
          <text:p/>
        </draw:line>
        <draw:line draw:style-name="gr2" draw:text-style-name="P2" draw:layer="layout" svg:x1="10.525cm" svg:y1="3.222cm" svg:x2="9.572cm" svg:y2="3.222cm">
          <text:p/>
        </draw:line>
        <draw:line draw:style-name="gr2" draw:text-style-name="P2" draw:layer="layout" svg:x1="9.572cm" svg:y1="4.492cm" svg:x2="9.572cm" svg:y2="3.222cm">
          <text:p/>
        </draw:line>
        <draw:line draw:style-name="gr2" draw:text-style-name="P2" draw:layer="layout" svg:x1="10.525cm" svg:y1="3.858cm" svg:x2="10.525cm" svg:y2="3.222cm">
          <text:p/>
        </draw:line>
        <draw:line draw:style-name="gr2" draw:text-style-name="P2" draw:layer="layout" svg:x1="8.937cm" svg:y1="2.905cm" svg:x2="8.937cm" svg:y2="5.445cm">
          <text:p/>
        </draw:line>
        <draw:line draw:style-name="gr2" draw:text-style-name="P2" draw:layer="layout" svg:x1="10.525cm" svg:y1="5.445cm" svg:x2="8.937cm" svg:y2="5.445cm">
          <text:p/>
        </draw:line>
        <draw:line draw:style-name="gr2" draw:text-style-name="P2" xml:id="id4" draw:id="id4" draw:layer="layout" svg:x1="7.032cm" svg:y1="6.715cm" svg:x2="7.032cm" svg:y2="7.985cm">
          <text:p/>
        </draw:line>
        <draw:line draw:style-name="gr2" draw:text-style-name="P2" draw:layer="layout" svg:x1="8.302cm" svg:y1="7.35cm" svg:x2="7.032cm" svg:y2="6.715cm">
          <text:p/>
        </draw:line>
        <draw:line draw:style-name="gr2" draw:text-style-name="P2" draw:layer="layout" svg:x1="7.032cm" svg:y1="7.985cm" svg:x2="8.302cm" svg:y2="7.35cm">
          <text:p/>
        </draw:line>
        <draw:line draw:style-name="gr2" draw:text-style-name="P2" draw:layer="layout" svg:x1="10.842cm" svg:y1="8.937cm" svg:x2="11.477cm" svg:y2="8.937cm">
          <text:p/>
        </draw:line>
        <draw:line draw:style-name="gr2" draw:text-style-name="P2" draw:layer="layout" svg:x1="11.16cm" svg:y1="9.254cm" svg:x2="11.477cm" svg:y2="8.937cm">
          <text:p/>
        </draw:line>
        <draw:line draw:style-name="gr2" draw:text-style-name="P2" draw:layer="layout" svg:x1="10.842cm" svg:y1="8.937cm" svg:x2="11.16cm" svg:y2="9.254cm">
          <text:p/>
        </draw:line>
        <draw:line draw:style-name="gr2" draw:text-style-name="P2" draw:layer="layout" svg:x1="10.842cm" svg:y1="9.254cm" svg:x2="11.477cm" svg:y2="9.254cm">
          <text:p/>
        </draw:line>
        <draw:line draw:style-name="gr2" draw:text-style-name="P2" draw:layer="layout" svg:x1="12.43cm" svg:y1="8.619cm" svg:x2="12.43cm" svg:y2="9.572cm">
          <text:p/>
        </draw:line>
        <draw:line draw:style-name="gr2" draw:text-style-name="P2" xml:id="id3" draw:id="id3" draw:layer="layout" svg:x1="7.032cm" svg:y1="8.302cm" svg:x2="7.032cm" svg:y2="9.572cm">
          <text:p/>
        </draw:line>
        <draw:line draw:style-name="gr2" draw:text-style-name="P2" draw:layer="layout" svg:x1="8.302cm" svg:y1="8.937cm" svg:x2="7.032cm" svg:y2="8.302cm">
          <text:p/>
        </draw:line>
        <draw:line draw:style-name="gr2" draw:text-style-name="P2" draw:layer="layout" svg:x1="7.032cm" svg:y1="9.572cm" svg:x2="8.302cm" svg:y2="8.937cm">
          <text:p/>
        </draw:line>
        <draw:line draw:style-name="gr2" draw:text-style-name="P2" draw:layer="layout" svg:x1="10.842cm" svg:y1="8.938cm" svg:x2="11.477cm" svg:y2="8.938cm">
          <text:p/>
        </draw:line>
        <draw:line draw:style-name="gr2" draw:text-style-name="P2" draw:layer="layout" svg:x1="11.16cm" svg:y1="9.255cm" svg:x2="11.477cm" svg:y2="8.938cm">
          <text:p/>
        </draw:line>
        <draw:line draw:style-name="gr2" draw:text-style-name="P2" draw:layer="layout" svg:x1="10.842cm" svg:y1="8.938cm" svg:x2="11.16cm" svg:y2="9.255cm">
          <text:p/>
        </draw:line>
        <draw:line draw:style-name="gr2" draw:text-style-name="P2" draw:layer="layout" svg:x1="10.842cm" svg:y1="9.255cm" svg:x2="11.477cm" svg:y2="9.255cm">
          <text:p/>
        </draw:line>
        <draw:line draw:style-name="gr2" draw:text-style-name="P2" draw:layer="layout" svg:x1="12.43cm" svg:y1="8.62cm" svg:x2="12.43cm" svg:y2="9.573cm">
          <text:p/>
        </draw:line>
        <draw:line draw:style-name="gr2" draw:text-style-name="P2" draw:layer="layout" svg:x1="12.43cm" svg:y1="8.938cm" svg:x2="12.747cm" svg:y2="8.62cm">
          <text:p/>
        </draw:line>
        <draw:line draw:style-name="gr2" draw:text-style-name="P2" draw:layer="layout" svg:x1="12.747cm" svg:y1="8.62cm" svg:x2="13.065cm" svg:y2="8.62cm">
          <text:p/>
        </draw:line>
        <draw:line draw:style-name="gr2" draw:text-style-name="P2" draw:layer="layout" svg:x1="12.747cm" svg:y1="9.573cm" svg:x2="13.065cm" svg:y2="9.573cm">
          <text:p/>
        </draw:line>
        <draw:line draw:style-name="gr2" draw:text-style-name="P2" draw:layer="layout" svg:x1="13.065cm" svg:y1="8.62cm" svg:x2="13.065cm" svg:y2="8.303cm">
          <text:p/>
        </draw:line>
        <draw:line draw:style-name="gr2" draw:text-style-name="P2" draw:layer="layout" svg:x1="12.489cm" svg:y1="9.507cm" svg:x2="12.663cm" svg:y2="9.332cm">
          <text:p/>
        </draw:line>
        <draw:line draw:style-name="gr2" draw:text-style-name="P2" draw:layer="layout" svg:x1="12.588cm" svg:y1="9.407cm" svg:x2="12.588cm" svg:y2="9.245cm">
          <text:p/>
        </draw:line>
        <draw:line draw:style-name="gr2" draw:text-style-name="P2" draw:layer="layout" svg:x1="12.427cm" svg:y1="9.438cm" svg:x2="12.62cm" svg:y2="9.42cm">
          <text:p/>
        </draw:line>
        <draw:line draw:style-name="gr2" draw:text-style-name="P2" draw:layer="layout" svg:x1="12.588cm" svg:y1="9.245cm" svg:x2="12.427cm" svg:y2="9.438cm">
          <text:p/>
        </draw:line>
        <draw:line draw:style-name="gr2" draw:text-style-name="P2" draw:layer="layout" svg:x1="12.588cm" svg:y1="9.407cm" svg:x2="12.747cm" svg:y2="9.573cm">
          <text:p/>
        </draw:line>
        <draw:line draw:style-name="gr2" draw:text-style-name="P2" draw:layer="layout" svg:x1="12.501cm" svg:y1="9.332cm" svg:x2="12.439cm" svg:y2="9.264cm">
          <text:p/>
        </draw:line>
        <draw:path draw:style-name="gr3" draw:text-style-name="P2" draw:layer="layout" svg:width="0.488cm" svg:height="0.366cm" draw:transform="rotate (0.728849495632832) translate (11.6994453262972cm 9.028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9.26847367304522cm)" svg:viewBox="0 0 436 395" svg:d="M0 11c79-39 151 32 167 114 16 84-69 189 44 238l66 22 97 10 62-10">
          <text:p/>
        </draw:path>
        <draw:line draw:style-name="gr2" draw:text-style-name="P2" draw:layer="layout" svg:x1="11.16cm" svg:y1="8.938cm" svg:x2="11.16cm" svg:y2="8.303cm">
          <text:p/>
        </draw:line>
        <draw:line draw:style-name="gr2" draw:text-style-name="P2" draw:layer="layout" svg:x1="11.16cm" svg:y1="9.255cm" svg:x2="11.16cm" svg:y2="9.89cm">
          <text:p/>
        </draw:line>
        <draw:line draw:style-name="gr2" draw:text-style-name="P2" draw:layer="layout" svg:x1="11.16cm" svg:y1="8.303cm" svg:x2="10.525cm" svg:y2="8.303cm">
          <text:p/>
        </draw:line>
        <draw:line draw:style-name="gr2" draw:text-style-name="P2" draw:layer="layout" svg:x1="11.16cm" svg:y1="9.89cm" svg:x2="10.525cm" svg:y2="9.89cm">
          <text:p/>
        </draw:line>
        <draw:line draw:style-name="gr2" draw:text-style-name="P2" draw:layer="layout" svg:x1="10.842cm" svg:y1="6.715cm" svg:x2="11.477cm" svg:y2="6.715cm">
          <text:p/>
        </draw:line>
        <draw:line draw:style-name="gr2" draw:text-style-name="P2" draw:layer="layout" svg:x1="11.16cm" svg:y1="7.032cm" svg:x2="11.477cm" svg:y2="6.715cm">
          <text:p/>
        </draw:line>
        <draw:line draw:style-name="gr2" draw:text-style-name="P2" draw:layer="layout" svg:x1="10.842cm" svg:y1="6.715cm" svg:x2="11.16cm" svg:y2="7.032cm">
          <text:p/>
        </draw:line>
        <draw:line draw:style-name="gr2" draw:text-style-name="P2" draw:layer="layout" svg:x1="10.842cm" svg:y1="7.032cm" svg:x2="11.477cm" svg:y2="7.032cm">
          <text:p/>
        </draw:line>
        <draw:line draw:style-name="gr2" draw:text-style-name="P2" draw:layer="layout" svg:x1="12.43cm" svg:y1="6.397cm" svg:x2="12.43cm" svg:y2="7.35cm">
          <text:p/>
        </draw:line>
        <draw:line draw:style-name="gr2" draw:text-style-name="P2" draw:layer="layout" svg:x1="10.842cm" svg:y1="6.716cm" svg:x2="11.477cm" svg:y2="6.716cm">
          <text:p/>
        </draw:line>
        <draw:line draw:style-name="gr2" draw:text-style-name="P2" draw:layer="layout" svg:x1="11.16cm" svg:y1="7.033cm" svg:x2="11.477cm" svg:y2="6.716cm">
          <text:p/>
        </draw:line>
        <draw:line draw:style-name="gr2" draw:text-style-name="P2" draw:layer="layout" svg:x1="10.842cm" svg:y1="6.716cm" svg:x2="11.16cm" svg:y2="7.033cm">
          <text:p/>
        </draw:line>
        <draw:line draw:style-name="gr2" draw:text-style-name="P2" draw:layer="layout" svg:x1="10.842cm" svg:y1="7.033cm" svg:x2="11.477cm" svg:y2="7.033cm">
          <text:p/>
        </draw:line>
        <draw:line draw:style-name="gr2" draw:text-style-name="P2" draw:layer="layout" svg:x1="12.43cm" svg:y1="6.398cm" svg:x2="12.43cm" svg:y2="7.351cm">
          <text:p/>
        </draw:line>
        <draw:line draw:style-name="gr2" draw:text-style-name="P2" draw:layer="layout" svg:x1="12.43cm" svg:y1="6.716cm" svg:x2="12.747cm" svg:y2="6.398cm">
          <text:p/>
        </draw:line>
        <draw:line draw:style-name="gr2" draw:text-style-name="P2" draw:layer="layout" svg:x1="12.747cm" svg:y1="6.398cm" svg:x2="13.065cm" svg:y2="6.398cm">
          <text:p/>
        </draw:line>
        <draw:line draw:style-name="gr2" draw:text-style-name="P2" draw:layer="layout" svg:x1="12.747cm" svg:y1="7.351cm" svg:x2="13.065cm" svg:y2="7.351cm">
          <text:p/>
        </draw:line>
        <draw:line draw:style-name="gr2" draw:text-style-name="P2" draw:layer="layout" svg:x1="13.065cm" svg:y1="6.398cm" svg:x2="13.065cm" svg:y2="6.081cm">
          <text:p/>
        </draw:line>
        <draw:line draw:style-name="gr2" draw:text-style-name="P2" draw:layer="layout" svg:x1="12.489cm" svg:y1="7.285cm" svg:x2="12.663cm" svg:y2="7.11cm">
          <text:p/>
        </draw:line>
        <draw:line draw:style-name="gr2" draw:text-style-name="P2" draw:layer="layout" svg:x1="12.588cm" svg:y1="7.185cm" svg:x2="12.588cm" svg:y2="7.023cm">
          <text:p/>
        </draw:line>
        <draw:line draw:style-name="gr2" draw:text-style-name="P2" draw:layer="layout" svg:x1="12.427cm" svg:y1="7.216cm" svg:x2="12.62cm" svg:y2="7.198cm">
          <text:p/>
        </draw:line>
        <draw:line draw:style-name="gr2" draw:text-style-name="P2" draw:layer="layout" svg:x1="12.588cm" svg:y1="7.023cm" svg:x2="12.427cm" svg:y2="7.216cm">
          <text:p/>
        </draw:line>
        <draw:line draw:style-name="gr2" draw:text-style-name="P2" draw:layer="layout" svg:x1="12.588cm" svg:y1="7.185cm" svg:x2="12.747cm" svg:y2="7.351cm">
          <text:p/>
        </draw:line>
        <draw:line draw:style-name="gr2" draw:text-style-name="P2" draw:layer="layout" svg:x1="12.501cm" svg:y1="7.11cm" svg:x2="12.439cm" svg:y2="7.042cm">
          <text:p/>
        </draw:line>
        <draw:path draw:style-name="gr3" draw:text-style-name="P2" draw:layer="layout" svg:width="0.488cm" svg:height="0.366cm" draw:transform="rotate (0.728849495632832) translate (11.6994453262972cm 6.806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7.04647367304522cm)" svg:viewBox="0 0 436 395" svg:d="M0 11c79-39 151 32 167 114 16 84-69 189 44 238l66 22 97 10 62-10">
          <text:p/>
        </draw:path>
        <draw:line draw:style-name="gr2" draw:text-style-name="P2" draw:layer="layout" svg:x1="11.16cm" svg:y1="6.716cm" svg:x2="11.16cm" svg:y2="6.081cm">
          <text:p/>
        </draw:line>
        <draw:line draw:style-name="gr2" draw:text-style-name="P2" draw:layer="layout" svg:x1="11.16cm" svg:y1="7.033cm" svg:x2="11.16cm" svg:y2="7.668cm">
          <text:p/>
        </draw:line>
        <draw:line draw:style-name="gr2" draw:text-style-name="P2" draw:layer="layout" svg:x1="11.16cm" svg:y1="6.081cm" svg:x2="10.525cm" svg:y2="6.081cm">
          <text:p/>
        </draw:line>
        <draw:line draw:style-name="gr2" draw:text-style-name="P2" draw:layer="layout" svg:x1="11.16cm" svg:y1="7.668cm" svg:x2="10.525cm" svg:y2="7.668cm">
          <text:p/>
        </draw:line>
        <draw:line draw:style-name="gr2" draw:text-style-name="P2" draw:layer="layout" svg:x1="12.43cm" svg:y1="6.715cm" svg:x2="12.747cm" svg:y2="6.397cm">
          <text:p/>
        </draw:line>
        <draw:line draw:style-name="gr2" draw:text-style-name="P2" draw:layer="layout" svg:x1="12.747cm" svg:y1="6.397cm" svg:x2="13.065cm" svg:y2="6.397cm">
          <text:p/>
        </draw:line>
        <draw:line draw:style-name="gr2" draw:text-style-name="P2" draw:layer="layout" svg:x1="12.747cm" svg:y1="7.35cm" svg:x2="13.065cm" svg:y2="7.35cm">
          <text:p/>
        </draw:line>
        <draw:line draw:style-name="gr2" draw:text-style-name="P2" draw:layer="layout" svg:x1="13.065cm" svg:y1="6.397cm" svg:x2="13.065cm" svg:y2="6.08cm">
          <text:p/>
        </draw:line>
        <draw:line draw:style-name="gr2" draw:text-style-name="P2" draw:layer="layout" svg:x1="12.489cm" svg:y1="7.284cm" svg:x2="12.663cm" svg:y2="7.109cm">
          <text:p/>
        </draw:line>
        <draw:line draw:style-name="gr2" draw:text-style-name="P2" draw:layer="layout" svg:x1="12.588cm" svg:y1="7.184cm" svg:x2="12.588cm" svg:y2="7.022cm">
          <text:p/>
        </draw:line>
        <draw:line draw:style-name="gr2" draw:text-style-name="P2" draw:layer="layout" svg:x1="12.427cm" svg:y1="7.215cm" svg:x2="12.62cm" svg:y2="7.197cm">
          <text:p/>
        </draw:line>
        <draw:line draw:style-name="gr2" draw:text-style-name="P2" draw:layer="layout" svg:x1="12.588cm" svg:y1="7.022cm" svg:x2="12.427cm" svg:y2="7.215cm">
          <text:p/>
        </draw:line>
        <draw:line draw:style-name="gr2" draw:text-style-name="P2" draw:layer="layout" svg:x1="12.588cm" svg:y1="7.184cm" svg:x2="12.747cm" svg:y2="7.35cm">
          <text:p/>
        </draw:line>
        <draw:line draw:style-name="gr2" draw:text-style-name="P2" draw:layer="layout" svg:x1="12.501cm" svg:y1="7.109cm" svg:x2="12.439cm" svg:y2="7.041cm">
          <text:p/>
        </draw:line>
        <draw:path draw:style-name="gr3" draw:text-style-name="P2" draw:layer="layout" svg:width="0.488cm" svg:height="0.366cm" draw:transform="rotate (0.728849495632832) translate (11.6994453262972cm 6.805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7.04547367304522cm)" svg:viewBox="0 0 436 395" svg:d="M0 11c79-39 151 32 167 114 16 84-69 189 44 238l66 22 97 10 62-10">
          <text:p/>
        </draw:path>
        <draw:line draw:style-name="gr2" draw:text-style-name="P2" draw:layer="layout" svg:x1="11.16cm" svg:y1="6.715cm" svg:x2="11.16cm" svg:y2="6.08cm">
          <text:p/>
        </draw:line>
        <draw:line draw:style-name="gr2" draw:text-style-name="P2" draw:layer="layout" svg:x1="11.16cm" svg:y1="7.032cm" svg:x2="11.16cm" svg:y2="7.667cm">
          <text:p/>
        </draw:line>
        <draw:line draw:style-name="gr2" draw:text-style-name="P2" draw:layer="layout" svg:x1="11.16cm" svg:y1="6.08cm" svg:x2="10.525cm" svg:y2="6.08cm">
          <text:p/>
        </draw:line>
        <draw:line draw:style-name="gr2" draw:text-style-name="P2" draw:layer="layout" svg:x1="11.16cm" svg:y1="7.667cm" svg:x2="10.525cm" svg:y2="7.667cm">
          <text:p/>
        </draw:line>
        <draw:line draw:style-name="gr2" draw:text-style-name="P2" draw:layer="layout" svg:x1="8.62cm" svg:y1="7.35cm" svg:x2="8.937cm" svg:y2="7.35cm">
          <text:p/>
        </draw:line>
        <draw:line draw:style-name="gr2" draw:text-style-name="P2" draw:layer="layout" svg:x1="10.525cm" svg:y1="6.08cm" svg:x2="8.937cm" svg:y2="6.08cm">
          <text:p/>
        </draw:line>
        <draw:line draw:style-name="gr2" draw:text-style-name="P2" draw:layer="layout" svg:x1="8.937cm" svg:y1="7.35cm" svg:x2="8.937cm" svg:y2="6.08cm">
          <text:p/>
        </draw:line>
        <draw:connector draw:style-name="gr5" draw:text-style-name="P3" draw:layer="layout" svg:x1="4.81cm" svg:y1="8.379cm" svg:x2="7.032cm" svg:y2="8.937cm" draw:start-shape="id1" draw:start-glue-point="7" draw:end-shape="id3" draw:end-glue-point="1" svg:d="M4810 8379h1111v558h1111" svg:viewBox="0 0 2223 559">
          <text:p/>
        </draw:connector>
        <draw:line draw:style-name="gr2" draw:text-style-name="P2" draw:layer="layout" svg:x1="8.62cm" svg:y1="8.937cm" svg:x2="9.572cm" svg:y2="8.937cm">
          <text:p/>
        </draw:line>
        <draw:line draw:style-name="gr2" draw:text-style-name="P2" draw:layer="layout" svg:x1="10.525cm" svg:y1="7.667cm" svg:x2="9.572cm" svg:y2="7.667cm">
          <text:p/>
        </draw:line>
        <draw:line draw:style-name="gr2" draw:text-style-name="P2" draw:layer="layout" svg:x1="9.572cm" svg:y1="8.937cm" svg:x2="9.572cm" svg:y2="7.667cm">
          <text:p/>
        </draw:line>
        <draw:line draw:style-name="gr2" draw:text-style-name="P2" draw:layer="layout" svg:x1="10.525cm" svg:y1="8.303cm" svg:x2="10.525cm" svg:y2="7.667cm">
          <text:p/>
        </draw:line>
        <draw:line draw:style-name="gr2" draw:text-style-name="P2" draw:layer="layout" svg:x1="8.937cm" svg:y1="7.35cm" svg:x2="8.937cm" svg:y2="9.89cm">
          <text:p/>
        </draw:line>
        <draw:line draw:style-name="gr2" draw:text-style-name="P2" draw:layer="layout" svg:x1="10.525cm" svg:y1="9.89cm" svg:x2="8.937cm" svg:y2="9.89cm">
          <text:p/>
        </draw:line>
        <draw:line draw:style-name="gr2" draw:text-style-name="P2" draw:layer="layout" svg:x1="12.43cm" svg:y1="8.937cm" svg:x2="12.747cm" svg:y2="8.619cm">
          <text:p/>
        </draw:line>
        <draw:line draw:style-name="gr2" draw:text-style-name="P2" draw:layer="layout" svg:x1="12.747cm" svg:y1="8.619cm" svg:x2="13.065cm" svg:y2="8.619cm">
          <text:p/>
        </draw:line>
        <draw:line draw:style-name="gr2" draw:text-style-name="P2" draw:layer="layout" svg:x1="12.747cm" svg:y1="9.572cm" svg:x2="13.065cm" svg:y2="9.572cm">
          <text:p/>
        </draw:line>
        <draw:line draw:style-name="gr2" draw:text-style-name="P2" draw:layer="layout" svg:x1="13.065cm" svg:y1="8.619cm" svg:x2="13.065cm" svg:y2="8.302cm">
          <text:p/>
        </draw:line>
        <draw:line draw:style-name="gr2" draw:text-style-name="P2" draw:layer="layout" svg:x1="12.489cm" svg:y1="9.506cm" svg:x2="12.663cm" svg:y2="9.331cm">
          <text:p/>
        </draw:line>
        <draw:line draw:style-name="gr2" draw:text-style-name="P2" draw:layer="layout" svg:x1="12.588cm" svg:y1="9.406cm" svg:x2="12.588cm" svg:y2="9.244cm">
          <text:p/>
        </draw:line>
        <draw:line draw:style-name="gr2" draw:text-style-name="P2" draw:layer="layout" svg:x1="12.427cm" svg:y1="9.437cm" svg:x2="12.62cm" svg:y2="9.419cm">
          <text:p/>
        </draw:line>
        <draw:line draw:style-name="gr2" draw:text-style-name="P2" draw:layer="layout" svg:x1="12.588cm" svg:y1="9.244cm" svg:x2="12.427cm" svg:y2="9.437cm">
          <text:p/>
        </draw:line>
        <draw:line draw:style-name="gr2" draw:text-style-name="P2" draw:layer="layout" svg:x1="12.588cm" svg:y1="9.406cm" svg:x2="12.747cm" svg:y2="9.572cm">
          <text:p/>
        </draw:line>
        <draw:line draw:style-name="gr2" draw:text-style-name="P2" draw:layer="layout" svg:x1="12.501cm" svg:y1="9.331cm" svg:x2="12.439cm" svg:y2="9.263cm">
          <text:p/>
        </draw:line>
        <draw:path draw:style-name="gr3" draw:text-style-name="P2" draw:layer="layout" svg:width="0.488cm" svg:height="0.366cm" draw:transform="rotate (0.728849495632832) translate (11.6994453262972cm 9.027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9.26747367304522cm)" svg:viewBox="0 0 436 395" svg:d="M0 11c79-39 151 32 167 114 16 84-69 189 44 238l66 22 97 10 62-10">
          <text:p/>
        </draw:path>
        <draw:line draw:style-name="gr2" draw:text-style-name="P2" draw:layer="layout" svg:x1="11.16cm" svg:y1="8.937cm" svg:x2="11.16cm" svg:y2="8.302cm">
          <text:p/>
        </draw:line>
        <draw:line draw:style-name="gr2" draw:text-style-name="P2" draw:layer="layout" svg:x1="11.16cm" svg:y1="9.254cm" svg:x2="11.16cm" svg:y2="9.889cm">
          <text:p/>
        </draw:line>
        <draw:line draw:style-name="gr2" draw:text-style-name="P2" draw:layer="layout" svg:x1="11.16cm" svg:y1="8.302cm" svg:x2="10.525cm" svg:y2="8.302cm">
          <text:p/>
        </draw:line>
        <draw:line draw:style-name="gr2" draw:text-style-name="P2" draw:layer="layout" svg:x1="11.16cm" svg:y1="9.889cm" svg:x2="10.525cm" svg:y2="9.889cm">
          <text:p/>
        </draw:line>
        <draw:connector draw:style-name="gr5" draw:text-style-name="P3" draw:layer="layout" svg:x1="4.81cm" svg:y1="6.633cm" svg:x2="7.032cm" svg:y2="7.35cm" draw:start-shape="id1" draw:start-glue-point="6" draw:end-shape="id4" draw:end-glue-point="1" svg:d="M4810 6633h1111v717h1111" svg:viewBox="0 0 2223 718">
          <text:p/>
        </draw:connector>
        <draw:connector draw:style-name="gr5" draw:text-style-name="P3" draw:layer="layout" svg:x1="4.81cm" svg:y1="3.142cm" svg:x2="7.032cm" svg:y2="2.905cm" draw:start-shape="id1" draw:start-glue-point="4" draw:end-shape="id5" draw:end-glue-point="1" svg:d="M4810 3142h1111v-237h1111" svg:viewBox="0 0 2223 238">
          <text:p/>
        </draw:connector>
        <draw:frame draw:style-name="gr6" draw:text-style-name="P4" draw:layer="layout" svg:width="1.848cm" svg:height="0.662cm" svg:x="5.127cm" svg:y="2.243cm">
          <draw:text-box>
            <text:p><text:span text:style-name="T1">PWM1A</text:span></text:p>
          </draw:text-box>
        </draw:frame>
        <draw:frame draw:style-name="gr6" draw:text-style-name="P4" draw:layer="layout" svg:width="1.848cm" svg:height="0.662cm" svg:x="5.155cm" svg:y="5.971cm">
          <draw:text-box>
            <text:p><text:span text:style-name="T1">PWM2A</text:span></text:p>
          </draw:text-box>
        </draw:frame>
        <draw:frame draw:style-name="gr6" draw:text-style-name="P4" draw:layer="layout" svg:width="1.848cm" svg:height="0.662cm" svg:x="5.154cm" svg:y="7.667cm">
          <draw:text-box>
            <text:p><text:span text:style-name="T1">PWM2B</text:span></text:p>
          </draw:text-box>
        </draw:frame>
        <draw:line draw:style-name="gr2" draw:text-style-name="P2" draw:layer="layout" svg:x1="13.7cm" svg:y1="1.317cm" svg:x2="13.7cm" svg:y2="2.27cm">
          <text:p/>
        </draw:line>
        <draw:line draw:style-name="gr2" draw:text-style-name="P2" draw:layer="layout" svg:x1="13.7cm" svg:y1="1.317cm" svg:x2="14.388cm" svg:y2="1.873cm">
          <text:p/>
        </draw:line>
        <draw:line draw:style-name="gr2" draw:text-style-name="P2" draw:layer="layout" svg:x1="13.7cm" svg:y1="2.27cm" svg:x2="14.388cm" svg:y2="1.873cm">
          <text:p/>
        </draw:line>
        <draw:custom-shape draw:style-name="gr7" draw:text-style-name="P5" draw:layer="layout" svg:width="0.384cm" svg:height="0.363cm" svg:x="14.274cm" svg:y="1.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3.065cm" svg:y1="1.636cm" svg:x2="13.7cm" svg:y2="1.738cm">
          <text:p/>
        </draw:line>
        <draw:line draw:style-name="gr2" draw:text-style-name="P2" draw:layer="layout" svg:x1="14.658cm" svg:y1="1.835cm" svg:x2="15.392cm" svg:y2="1.815cm">
          <text:p/>
        </draw:line>
        <draw:line draw:style-name="gr2" draw:text-style-name="P2" draw:layer="layout" svg:x1="13.065cm" svg:y1="4.175cm" svg:x2="13.065cm" svg:y2="3.858cm">
          <text:p/>
        </draw:line>
        <draw:line draw:style-name="gr2" draw:text-style-name="P2" draw:layer="layout" svg:x1="13.065cm" svg:y1="4.174cm" svg:x2="13.065cm" svg:y2="3.857cm">
          <text:p/>
        </draw:line>
        <draw:line draw:style-name="gr2" draw:text-style-name="P2" draw:layer="layout" svg:x1="13.7cm" svg:y1="3.539cm" svg:x2="13.7cm" svg:y2="4.492cm">
          <text:p/>
        </draw:line>
        <draw:line draw:style-name="gr2" draw:text-style-name="P2" draw:layer="layout" svg:x1="13.7cm" svg:y1="3.539cm" svg:x2="14.388cm" svg:y2="4.095cm">
          <text:p/>
        </draw:line>
        <draw:line draw:style-name="gr2" draw:text-style-name="P2" draw:layer="layout" svg:x1="13.7cm" svg:y1="4.492cm" svg:x2="14.388cm" svg:y2="4.095cm">
          <text:p/>
        </draw:line>
        <draw:custom-shape draw:style-name="gr8" draw:text-style-name="P5" draw:layer="layout" svg:width="0.384cm" svg:height="0.363cm" svg:x="14.274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3.065cm" svg:y1="3.858cm" svg:x2="13.7cm" svg:y2="3.96cm">
          <text:p/>
        </draw:line>
        <draw:line draw:style-name="gr2" draw:text-style-name="P2" draw:layer="layout" svg:x1="14.658cm" svg:y1="4.057cm" svg:x2="15.392cm" svg:y2="4.037cm">
          <text:p/>
        </draw:line>
        <draw:line draw:style-name="gr2" draw:text-style-name="P2" draw:layer="layout" svg:x1="13.065cm" svg:y1="6.398cm" svg:x2="13.065cm" svg:y2="6.081cm">
          <text:p/>
        </draw:line>
        <draw:line draw:style-name="gr2" draw:text-style-name="P2" draw:layer="layout" svg:x1="13.065cm" svg:y1="6.397cm" svg:x2="13.065cm" svg:y2="6.08cm">
          <text:p/>
        </draw:line>
        <draw:line draw:style-name="gr2" draw:text-style-name="P2" draw:layer="layout" svg:x1="13.7cm" svg:y1="5.762cm" svg:x2="13.7cm" svg:y2="6.715cm">
          <text:p/>
        </draw:line>
        <draw:line draw:style-name="gr2" draw:text-style-name="P2" draw:layer="layout" svg:x1="13.7cm" svg:y1="5.762cm" svg:x2="14.388cm" svg:y2="6.318cm">
          <text:p/>
        </draw:line>
        <draw:line draw:style-name="gr2" draw:text-style-name="P2" draw:layer="layout" svg:x1="13.7cm" svg:y1="6.715cm" svg:x2="14.388cm" svg:y2="6.318cm">
          <text:p/>
        </draw:line>
        <draw:custom-shape draw:style-name="gr9" draw:text-style-name="P5" draw:layer="layout" svg:width="0.384cm" svg:height="0.363cm" svg:x="14.274cm" svg:y="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3.065cm" svg:y1="6.081cm" svg:x2="13.7cm" svg:y2="6.183cm">
          <text:p/>
        </draw:line>
        <draw:line draw:style-name="gr2" draw:text-style-name="P2" draw:layer="layout" svg:x1="14.658cm" svg:y1="6.28cm" svg:x2="15.392cm" svg:y2="6.26cm">
          <text:p/>
        </draw:line>
        <draw:line draw:style-name="gr2" draw:text-style-name="P2" draw:layer="layout" svg:x1="13.065cm" svg:y1="8.62cm" svg:x2="13.065cm" svg:y2="8.303cm">
          <text:p/>
        </draw:line>
        <draw:line draw:style-name="gr2" draw:text-style-name="P2" draw:layer="layout" svg:x1="13.065cm" svg:y1="8.619cm" svg:x2="13.065cm" svg:y2="8.302cm">
          <text:p/>
        </draw:line>
        <draw:line draw:style-name="gr2" draw:text-style-name="P2" draw:layer="layout" svg:x1="13.7cm" svg:y1="7.984cm" svg:x2="13.7cm" svg:y2="8.937cm">
          <text:p/>
        </draw:line>
        <draw:line draw:style-name="gr2" draw:text-style-name="P2" draw:layer="layout" svg:x1="13.7cm" svg:y1="7.984cm" svg:x2="14.388cm" svg:y2="8.54cm">
          <text:p/>
        </draw:line>
        <draw:line draw:style-name="gr2" draw:text-style-name="P2" draw:layer="layout" svg:x1="13.7cm" svg:y1="8.937cm" svg:x2="14.388cm" svg:y2="8.54cm">
          <text:p/>
        </draw:line>
        <draw:custom-shape draw:style-name="gr10" draw:text-style-name="P5" draw:layer="layout" svg:width="0.384cm" svg:height="0.363cm" svg:x="14.274cm" svg:y="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3.065cm" svg:y1="8.303cm" svg:x2="13.7cm" svg:y2="8.405cm">
          <text:p/>
        </draw:line>
        <draw:line draw:style-name="gr2" draw:text-style-name="P2" draw:layer="layout" svg:x1="14.658cm" svg:y1="8.502cm" svg:x2="15.392cm" svg:y2="8.482cm">
          <text:p/>
        </draw:line>
        <draw:custom-shape draw:style-name="gr11" draw:text-style-name="P5" draw:layer="layout" svg:width="0.27cm" svg:height="0.262cm" svg:x="8.302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draw:layer="layout" svg:width="0.951cm" svg:height="0.662cm" svg:x="14.658cm" svg:y="1.29cm">
          <draw:text-box>
            <text:p><text:span text:style-name="T1">S1</text:span></text:p>
          </draw:text-box>
        </draw:frame>
        <draw:frame draw:style-name="gr13" draw:text-style-name="P7" draw:layer="layout" svg:width="1.848cm" svg:height="0.662cm" svg:x="5.14cm" svg:y="3.83cm">
          <draw:text-box>
            <text:p text:style-name="P6"><text:span text:style-name="T2">PWM1B</text:span></text:p>
          </draw:text-box>
        </draw:frame>
        <draw:custom-shape draw:style-name="gr14" draw:text-style-name="P5" draw:layer="layout" svg:width="0.27cm" svg:height="0.262cm" svg:x="8.302cm" svg:y="4.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0.27cm" svg:height="0.262cm" svg:x="8.302cm" svg:y="7.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0.27cm" svg:height="0.262cm" svg:x="8.302cm" svg:y="8.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draw:layer="layout" svg:width="0.951cm" svg:height="0.662cm" svg:x="14.654cm" svg:y="3.513cm">
          <draw:text-box>
            <text:p><text:span text:style-name="T1">S2</text:span></text:p>
          </draw:text-box>
        </draw:frame>
        <draw:frame draw:style-name="gr12" draw:text-style-name="P4" draw:layer="layout" svg:width="0.951cm" svg:height="0.662cm" svg:x="14.658cm" svg:y="5.735cm">
          <draw:text-box>
            <text:p><text:span text:style-name="T1">S3</text:span></text:p>
          </draw:text-box>
        </draw:frame>
        <draw:frame draw:style-name="gr12" draw:text-style-name="P4" draw:layer="layout" svg:width="0.951cm" svg:height="0.662cm" svg:x="14.658cm" svg:y="7.958cm">
          <draw:text-box>
            <text:p><text:span text:style-name="T1">S4</text:span></text:p>
          </draw:text-box>
        </draw:frame>
        <draw:custom-shape draw:style-name="gr17" draw:text-style-name="P9" draw:layer="layout" svg:width="4.903cm" svg:height="9.207cm" svg:x="9.89cm" svg:y="1cm">
          <text:p text:style-name="P8"><text:span text:style-name="T3">Gate Isolator</text:span></text:p>
          <draw:enhanced-geometry svg:viewBox="0 0 21600 21600" draw:type="rectangle" draw:enhanced-path="M 0 0 L 21600 0 21600 21600 0 21600 0 0 Z N"/>
        </draw:custom-shape>
      </draw:page>
    </office:drawing>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24cm" fo:min-width="0.174cm"/>
    </style:style>
    <style:style style:name="gr2" style:family="graphic" style:parent-style-name="standard">
      <style:graphic-properties draw:textarea-horizontal-align="justify" draw:textarea-vertical-align="middle" draw:auto-grow-height="false" fo:min-height="0.385cm" fo:min-width="1.088cm"/>
      <style:paragraph-properties style:writing-mode="lr-tb"/>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marker-end="Arrowheads_20_4" draw:marker-end-width="0.3cm" draw:fill="none" draw:textarea-vertical-align="middle"/>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P3" style:family="paragraph">
      <loext:graphic-properties draw:fill="none"/>
      <style:paragraph-properties fo:text-align="center"/>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0.952cm" svg:height="0.952cm" svg:x="4.81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1.588cm" svg:height="0.635cm" svg:x="7.032cm" svg:y="2.587cm">
          <text:p text:style-name="P1"><text:span text:style-name="T1">Pgain</text:span></text:p>
          <draw:enhanced-geometry svg:viewBox="0 0 21600 21600" draw:type="rectangle" draw:enhanced-path="M 0 0 L 21600 0 21600 21600 0 21600 0 0 Z N"/>
        </draw:custom-shape>
        <draw:custom-shape draw:style-name="gr2" draw:text-style-name="P2" xml:id="id2" draw:id="id2" draw:layer="layout" svg:width="1.588cm" svg:height="0.635cm" svg:x="7.032cm" svg:y="4.81cm">
          <text:p text:style-name="P1"><text:span text:style-name="T1">Igain</text:span></text:p>
          <draw:enhanced-geometry svg:viewBox="0 0 21600 21600" draw:type="rectangle" draw:enhanced-path="M 0 0 L 21600 0 21600 21600 0 21600 0 0 Z N"/>
        </draw:custom-shape>
        <draw:connector draw:style-name="gr3" draw:text-style-name="P3" draw:layer="layout" svg:x1="5.762cm" svg:y1="4.016cm" svg:x2="7.032cm" svg:y2="5.127cm" draw:start-shape="id1" draw:start-glue-point="10" draw:end-shape="id2" draw:end-glue-point="3" svg:d="M5762 4016h636v1111h634" svg:viewBox="0 0 1271 1112">
          <text:p/>
        </draw:connector>
        <draw:connector draw:style-name="gr4" draw:text-style-name="P3" draw:layer="layout" svg:x1="5.762cm" svg:y1="4.016cm" svg:x2="7.032cm" svg:y2="2.904cm" draw:start-shape="id1" draw:start-glue-point="10" draw:end-shape="id3" draw:end-glue-point="3" svg:d="M5762 4016h636v-1112h634" svg:viewBox="0 0 1271 1113">
          <text:p/>
        </draw:connector>
        <draw:custom-shape draw:style-name="gr1" draw:text-style-name="P1" xml:id="id4" draw:id="id4" draw:layer="layout" svg:width="0.952cm" svg:height="0.952cm" svg:x="8.62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svg:x1="8.62cm" svg:y1="2.904cm" svg:x2="9.096cm" svg:y2="3.54cm" draw:start-shape="id3" draw:start-glue-point="1" draw:end-shape="id4" draw:end-glue-point="4" svg:d="M8620 2904h476v636" svg:viewBox="0 0 477 637">
          <text:p/>
        </draw:connector>
        <draw:connector draw:style-name="gr6" draw:text-style-name="P3" draw:layer="layout" svg:x1="8.62cm" svg:y1="5.127cm" svg:x2="9.096cm" svg:y2="4.492cm" draw:start-shape="id2" draw:start-glue-point="1" draw:end-shape="id4" draw:end-glue-point="8" svg:d="M8620 5127h476v-635" svg:viewBox="0 0 477 636">
          <text:p/>
        </draw:connector>
        <draw:path draw:style-name="gr7" draw:text-style-name="P3" draw:layer="layout" svg:width="0.308cm" svg:height="0.684cm" draw:transform="skewX (-0.114144533080429) rotate (2.96199827355958) translate (7.33592423492696cm 5.50017759946277cm)" svg:viewBox="0 0 309 685" svg:d="M0 685c24-2 49-1 71-28 26-32 36-79 51-120 14-39 9-85 20-126 11-44 21-92 38-132 17-43 21-90 26-138 4-58 34-80 58-102l27-21 18-18">
          <text:p/>
        </draw:path>
      </draw:page>
    </office:drawing>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